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DDDDDD"/>
    </style:style>
    <style:style style:name="ce4" style:family="table-cell" style:parent-style-name="Default" style:data-style-name="N0">
      <style:table-cell-properties style:vertical-align="automatic" fo:wrap-option="wrap" fo:background-color="#C0C0C0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20.3729166666667cm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4" table:default-cell-style-name="ce1"/>
        <table:table-column table:style-name="co5" table:number-columns-repeated="100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Mantis Table</text:p>
          </table:table-cell>
          <table:table-cell office:value-type="string" table:style-name="ce2">
            <text:p>Mantis Column</text:p>
          </table:table-cell>
          <table:table-cell office:value-type="string" table:style-name="ce2">
            <text:p>TBG Table</text:p>
          </table:table-cell>
          <table:table-cell office:value-type="string" table:style-name="ce2">
            <text:p>TBG Column</text:p>
          </table:table-cell>
          <table:table-cell office:value-type="string" table:style-name="ce2">
            <text:p>Notes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username, buddy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realname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real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emai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password</text:p>
          </table:table-cell>
          <table:table-cell table:style-name="ce4"/>
          <table:table-cell office:value-type="string" table:style-name="ce2">
            <text:p>password</text:p>
          </table:table-cell>
          <table:table-cell office:value-type="string" table:style-name="ce2">
            <text:p>Will send a new password to every us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enabled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enabl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protected</text:p>
          </table:table-cell>
          <table:table-cell table:style-name="ce4"/>
          <table:table-cell table:style-name="ce1"/>
          <table:table-cell office:value-type="string" table:style-name="ce2">
            <text:p>Not sure what this is fo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user_table</text:p>
          </table:table-cell>
          <table:table-cell office:value-type="string" table:style-name="ce2">
            <text:p>access_level</text:p>
          </table:table-cell>
          <table:table-cell office:value-type="string" table:style-name="ce2">
            <text:p>tbg3_users</text:p>
          </table:table-cell>
          <table:table-cell table:style-name="ce1"/>
          <table:table-cell office:value-type="string" table:style-name="ce2">
            <text:p>Get the MAX(user_table.access_level) to find who is an administrator. I think &gt;= 90 is an admin - TBG admin group is id 1, otherwise set to 2.</text:p>
            <text:p>zegenie: Could also use the "admingroup" (admins) and "defaultgroup" (users) setting from tbg3_setting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last_visit</text:p>
          </table:table-cell>
          <table:table-cell table:style-name="ce2"/>
          <table:table-cell office:value-type="string" table:style-name="ce2">
            <text:p>lastse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date_created</text:p>
          </table:table-cell>
          <table:table-cell table:style-name="ce1"/>
          <table:table-cell office:value-type="string" table:style-name="ce2">
            <text:p>joined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tag_table</text:p>
          </table:table-cell>
          <table:table-cell table:style-name="ce1"/>
          <table:table-cell office:value-type="string" table:style-name="ce2">
            <text:p>Not porting</text:p>
          </table:table-cell>
          <table:table-cell table:number-columns-repeated="16381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project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roject_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tit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handler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assigned_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duplicate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duplicate_o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date_submitte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o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last_update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last_upd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Is this open/closed (in tbg open=0 closed=1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issueaffectsbuild</text:p>
          </table:table-cell>
          <table:table-cell office:value-type="string" table:style-name="ce2">
            <text:p>build</text:p>
          </table:table-cell>
          <table:table-cell office:value-type="string" table:style-name="ce2">
            <text:p>builds set below, id of issue in issueaffectsbuild must match in issues tab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category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Category IDs must be altered to match new TBG on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resolution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solu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Mantis (none = 10; low = 20; normal = 30; high = 40; urgent = 50; immediate = 60) TBG(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bug_table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Mantis (feature = 10; trivial = 20; text = 30; tweak = 40; minor = 50; major = 60; crash = 70; block = 80;) TBG (Low = 20; Normal = 21; Critical = 22) Mantis-&gt;TBG (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bug_table</text:p>
          </table:table-cell>
          <table:table-cell office:value-type="string" table:style-name="ce2">
            <text:p>reproducabil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producability</text:p>
          </table:table-cell>
          <table:table-cell office:value-type="string" table:style-name="ce2">
            <text:p>Mantis (always = 10; sometimes = 30; random = 50; have not tried = 70; unable to reproduce = 90; N/A = 100) TBG (Always = 12; Often = 11; Rarely = 10; Can't reproduce = 9) Mantis-&gt;TBG (10-&gt;12, 30-&gt;11, 50-&gt;10, 90-&gt;9, 70-&gt;null, 100-&gt;null)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3">
          <table:table-cell office:value-type="string" table:style-name="ce2">
            <text:p>bug_text_table</text:p>
          </table:table-cell>
          <table:table-cell office:value-type="string" table:style-name="ce2">
            <text:p>steps_to_reproduce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production_steps</text:p>
          </table:table-cell>
          <table:table-cell office:value-type="string" table:style-name="ce2">
            <text:p>JOIN ON (bug_text_table.id = bug_table.bug_text_id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ext_tab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JOIN ON (bug_text_table.id = bug_table.bug_text_id)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category_tabl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isttype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et itemtype = category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_relationships_table</text:p>
          </table:table-cell>
          <table:table-cell office:value-type="string" table:style-name="ce2">
            <text:p>source_bug_id</text:p>
          </table:table-cell>
          <table:table-cell office:value-type="string" table:style-name="ce2">
            <text:p>issuerelations</text:p>
          </table:table-cell>
          <table:table-cell office:value-type="string" table:style-name="ce2">
            <text:p>parent_id</text:p>
          </table:table-cell>
          <table:table-cell office:value-type="string" table:style-name="ce2">
            <text:p>These two should be swapped around if the opposite relation is 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relationships_table</text:p>
          </table:table-cell>
          <table:table-cell office:value-type="string" table:style-name="ce2">
            <text:p>destination_bug_id</text:p>
          </table:table-cell>
          <table:table-cell office:value-type="string" table:style-name="ce2">
            <text:p>issuerelations</text:p>
          </table:table-cell>
          <table:table-cell office:value-type="string" table:style-name="ce2">
            <text:p>child_id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bug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target_id</text:p>
          </table:table-cell>
          <table:table-cell office:value-type="string" table:style-name="ce2">
            <text:p>set target_type to 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last_modifie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upd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date_submitte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o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reporter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updated_b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reporter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osted_b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ext_table</text:p>
          </table:table-cell>
          <table:table-cell office:value-type="string" table:style-name="ce2">
            <text:p>not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content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enabled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locked</text:p>
          </table:table-cell>
          <table:table-cell office:value-type="string" table:style-name="ce2">
            <text:p>invert the v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description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project_i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projec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roject_version_tabl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builds</text:p>
          </table:table-cell>
          <table:table-cell table:style-name="ce1"/>
          <table:table-cell office:value-type="string" table:style-name="ce2">
            <text:p>yuck! gonna have to split this over version_major, version_minor and version_revision. Going to need the user to input the format. Use %s and %d as string and decimal places. So, for instance, a normal one would be %d.%d.%d %s (where the %s might be ignored or the "%d %s" becomes the version_revision) - note that all fields are integers AFAI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release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isreleased</text:p>
          </table:table-cell>
          <table:table-cell table:number-columns-repeated="16380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20" table:default-cell-style-name="ce1"/>
        <table:table-column table:style-name="co5" table:number-columns-repeated="1004" table:default-cell-style-name="ce1"/>
        <table:table-column table:style-name="co6" table:number-columns-repeated="15360" table:default-cell-style-name="ce1"/>
        <table:table-row table:number-rows-repeated="100" table:style-name="ro4">
          <table:table-cell table:number-columns-repeated="16384"/>
        </table:table-row>
        <table:table-row table:number-rows-repeated="1048476" table:style-name="ro5">
          <table:table-cell table:number-columns-repeated="16384"/>
        </table:table-row>
      </table:table>
      <table:table table:name="DV-IDENTITY-0" table:style-name="ta2">
        <table:table-column table:style-name="co6" table:number-columns-repeated="16384" table:default-cell-style-name="ce1"/>
        <table:table-row table:style-name="ro1">
          <table:table-cell office:value-type="float" office:value="0" table:formula="msoxl:=IF(Sheet1!1:1,&quot;AAAAAHX6XAA=&quot;,0)" table:style-name="ce1">
            <text:p>#VALUE!</text:p>
          </table:table-cell>
          <table:table-cell office:value-type="float" office:value="0" table:formula="msoxl:=AND(Sheet1!A1,&quot;AAAAAHX6XAE=&quot;)" table:style-name="ce1">
            <text:p>#VALUE!</text:p>
          </table:table-cell>
          <table:table-cell office:value-type="float" office:value="0" table:formula="msoxl:=AND(Sheet1!B1,&quot;AAAAAHX6XAI=&quot;)" table:style-name="ce1">
            <text:p>#VALUE!</text:p>
          </table:table-cell>
          <table:table-cell office:value-type="float" office:value="0" table:formula="msoxl:=AND(Sheet1!C1,&quot;AAAAAHX6XAM=&quot;)" table:style-name="ce1">
            <text:p>#VALUE!</text:p>
          </table:table-cell>
          <table:table-cell office:value-type="float" office:value="0" table:formula="msoxl:=AND(Sheet1!D1,&quot;AAAAAHX6XAQ=&quot;)" table:style-name="ce1">
            <text:p>#VALUE!</text:p>
          </table:table-cell>
          <table:table-cell office:value-type="float" office:value="0" table:formula="msoxl:=AND(Sheet1!E1,&quot;AAAAAHX6XAU=&quot;)" table:style-name="ce1">
            <text:p>#VALUE!</text:p>
          </table:table-cell>
          <table:table-cell office:value-type="float" office:value="0" table:formula="msoxl:=AND(Sheet1!F1,&quot;AAAAAHX6XAY=&quot;)" table:style-name="ce1">
            <text:p>#VALUE!</text:p>
          </table:table-cell>
          <table:table-cell office:value-type="float" office:value="0" table:formula="msoxl:=AND(Sheet1!G1,&quot;AAAAAHX6XAc=&quot;)" table:style-name="ce1">
            <text:p>#VALUE!</text:p>
          </table:table-cell>
          <table:table-cell office:value-type="float" office:value="0" table:formula="msoxl:=AND(Sheet1!H1,&quot;AAAAAHX6XAg=&quot;)" table:style-name="ce1">
            <text:p>#VALUE!</text:p>
          </table:table-cell>
          <table:table-cell office:value-type="float" office:value="0" table:formula="msoxl:=AND(Sheet1!I1,&quot;AAAAAHX6XAk=&quot;)" table:style-name="ce1">
            <text:p>#VALUE!</text:p>
          </table:table-cell>
          <table:table-cell office:value-type="float" office:value="0" table:formula="msoxl:=AND(Sheet1!J1,&quot;AAAAAHX6XAo=&quot;)" table:style-name="ce1">
            <text:p>#VALUE!</text:p>
          </table:table-cell>
          <table:table-cell office:value-type="float" office:value="0" table:formula="msoxl:=AND(Sheet1!K1,&quot;AAAAAHX6XAs=&quot;)" table:style-name="ce1">
            <text:p>#VALUE!</text:p>
          </table:table-cell>
          <table:table-cell office:value-type="float" office:value="0" table:formula="msoxl:=AND(Sheet1!L1,&quot;AAAAAHX6XAw=&quot;)" table:style-name="ce1">
            <text:p>#VALUE!</text:p>
          </table:table-cell>
          <table:table-cell office:value-type="float" office:value="0" table:formula="msoxl:=AND(Sheet1!M1,&quot;AAAAAHX6XA0=&quot;)" table:style-name="ce1">
            <text:p>#VALUE!</text:p>
          </table:table-cell>
          <table:table-cell office:value-type="float" office:value="0" table:formula="msoxl:=AND(Sheet1!N1,&quot;AAAAAHX6XA4=&quot;)" table:style-name="ce1">
            <text:p>#VALUE!</text:p>
          </table:table-cell>
          <table:table-cell office:value-type="float" office:value="0" table:formula="msoxl:=AND(Sheet1!O1,&quot;AAAAAHX6XA8=&quot;)" table:style-name="ce1">
            <text:p>#VALUE!</text:p>
          </table:table-cell>
          <table:table-cell office:value-type="float" office:value="0" table:formula="msoxl:=AND(Sheet1!P1,&quot;AAAAAHX6XBA=&quot;)" table:style-name="ce1">
            <text:p>#VALUE!</text:p>
          </table:table-cell>
          <table:table-cell office:value-type="float" office:value="0" table:formula="msoxl:=AND(Sheet1!Q1,&quot;AAAAAHX6XBE=&quot;)" table:style-name="ce1">
            <text:p>#VALUE!</text:p>
          </table:table-cell>
          <table:table-cell office:value-type="float" office:value="0" table:formula="msoxl:=AND(Sheet1!R1,&quot;AAAAAHX6XBI=&quot;)" table:style-name="ce1">
            <text:p>#VALUE!</text:p>
          </table:table-cell>
          <table:table-cell office:value-type="float" office:value="0" table:formula="msoxl:=AND(Sheet1!S1,&quot;AAAAAHX6XBM=&quot;)" table:style-name="ce1">
            <text:p>#VALUE!</text:p>
          </table:table-cell>
          <table:table-cell office:value-type="float" office:value="0" table:formula="msoxl:=IF(Sheet1!2:2,&quot;AAAAAHX6XBQ=&quot;,0)" table:style-name="ce1">
            <text:p>0</text:p>
          </table:table-cell>
          <table:table-cell office:value-type="float" office:value="0" table:formula="msoxl:=AND(Sheet1!A2,&quot;AAAAAHX6XBU=&quot;)" table:style-name="ce1">
            <text:p>#VALUE!</text:p>
          </table:table-cell>
          <table:table-cell office:value-type="float" office:value="0" table:formula="msoxl:=AND(Sheet1!B2,&quot;AAAAAHX6XBY=&quot;)" table:style-name="ce1">
            <text:p>#VALUE!</text:p>
          </table:table-cell>
          <table:table-cell office:value-type="float" office:value="0" table:formula="msoxl:=AND(Sheet1!C2,&quot;AAAAAHX6XBc=&quot;)" table:style-name="ce1">
            <text:p>#VALUE!</text:p>
          </table:table-cell>
          <table:table-cell office:value-type="float" office:value="0" table:formula="msoxl:=AND(Sheet1!D2,&quot;AAAAAHX6XBg=&quot;)" table:style-name="ce1">
            <text:p>#VALUE!</text:p>
          </table:table-cell>
          <table:table-cell office:value-type="float" office:value="0" table:formula="msoxl:=AND(Sheet1!E2,&quot;AAAAAHX6XBk=&quot;)" table:style-name="ce1">
            <text:p>#VALUE!</text:p>
          </table:table-cell>
          <table:table-cell office:value-type="float" office:value="0" table:formula="msoxl:=AND(Sheet1!F2,&quot;AAAAAHX6XBo=&quot;)" table:style-name="ce1">
            <text:p>#VALUE!</text:p>
          </table:table-cell>
          <table:table-cell office:value-type="float" office:value="0" table:formula="msoxl:=AND(Sheet1!G2,&quot;AAAAAHX6XBs=&quot;)" table:style-name="ce1">
            <text:p>#VALUE!</text:p>
          </table:table-cell>
          <table:table-cell office:value-type="float" office:value="0" table:formula="msoxl:=AND(Sheet1!H2,&quot;AAAAAHX6XBw=&quot;)" table:style-name="ce1">
            <text:p>#VALUE!</text:p>
          </table:table-cell>
          <table:table-cell office:value-type="float" office:value="0" table:formula="msoxl:=AND(Sheet1!I2,&quot;AAAAAHX6XB0=&quot;)" table:style-name="ce1">
            <text:p>#VALUE!</text:p>
          </table:table-cell>
          <table:table-cell office:value-type="float" office:value="0" table:formula="msoxl:=AND(Sheet1!J2,&quot;AAAAAHX6XB4=&quot;)" table:style-name="ce1">
            <text:p>#VALUE!</text:p>
          </table:table-cell>
          <table:table-cell office:value-type="float" office:value="0" table:formula="msoxl:=AND(Sheet1!K2,&quot;AAAAAHX6XB8=&quot;)" table:style-name="ce1">
            <text:p>#VALUE!</text:p>
          </table:table-cell>
          <table:table-cell office:value-type="float" office:value="0" table:formula="msoxl:=AND(Sheet1!L2,&quot;AAAAAHX6XCA=&quot;)" table:style-name="ce1">
            <text:p>#VALUE!</text:p>
          </table:table-cell>
          <table:table-cell office:value-type="float" office:value="0" table:formula="msoxl:=AND(Sheet1!M2,&quot;AAAAAHX6XCE=&quot;)" table:style-name="ce1">
            <text:p>#VALUE!</text:p>
          </table:table-cell>
          <table:table-cell office:value-type="float" office:value="0" table:formula="msoxl:=AND(Sheet1!N2,&quot;AAAAAHX6XCI=&quot;)" table:style-name="ce1">
            <text:p>#VALUE!</text:p>
          </table:table-cell>
          <table:table-cell office:value-type="float" office:value="0" table:formula="msoxl:=AND(Sheet1!O2,&quot;AAAAAHX6XCM=&quot;)" table:style-name="ce1">
            <text:p>#VALUE!</text:p>
          </table:table-cell>
          <table:table-cell office:value-type="float" office:value="0" table:formula="msoxl:=AND(Sheet1!P2,&quot;AAAAAHX6XCQ=&quot;)" table:style-name="ce1">
            <text:p>#VALUE!</text:p>
          </table:table-cell>
          <table:table-cell office:value-type="float" office:value="0" table:formula="msoxl:=AND(Sheet1!Q2,&quot;AAAAAHX6XCU=&quot;)" table:style-name="ce1">
            <text:p>#VALUE!</text:p>
          </table:table-cell>
          <table:table-cell office:value-type="float" office:value="0" table:formula="msoxl:=AND(Sheet1!R2,&quot;AAAAAHX6XCY=&quot;)" table:style-name="ce1">
            <text:p>#VALUE!</text:p>
          </table:table-cell>
          <table:table-cell office:value-type="float" office:value="0" table:formula="msoxl:=AND(Sheet1!S2,&quot;AAAAAHX6XCc=&quot;)" table:style-name="ce1">
            <text:p>#VALUE!</text:p>
          </table:table-cell>
          <table:table-cell office:value-type="float" office:value="0" table:formula="msoxl:=IF(Sheet1!3:3,&quot;AAAAAHX6XCg=&quot;,0)" table:style-name="ce1">
            <text:p>0</text:p>
          </table:table-cell>
          <table:table-cell office:value-type="float" office:value="0" table:formula="msoxl:=AND(Sheet1!A3,&quot;AAAAAHX6XCk=&quot;)" table:style-name="ce1">
            <text:p>#VALUE!</text:p>
          </table:table-cell>
          <table:table-cell office:value-type="float" office:value="0" table:formula="msoxl:=AND(Sheet1!B3,&quot;AAAAAHX6XCo=&quot;)" table:style-name="ce1">
            <text:p>#VALUE!</text:p>
          </table:table-cell>
          <table:table-cell office:value-type="float" office:value="0" table:formula="msoxl:=AND(Sheet1!C3,&quot;AAAAAHX6XCs=&quot;)" table:style-name="ce1">
            <text:p>#VALUE!</text:p>
          </table:table-cell>
          <table:table-cell office:value-type="float" office:value="0" table:formula="msoxl:=AND(Sheet1!D3,&quot;AAAAAHX6XCw=&quot;)" table:style-name="ce1">
            <text:p>#VALUE!</text:p>
          </table:table-cell>
          <table:table-cell office:value-type="float" office:value="0" table:formula="msoxl:=AND(Sheet1!E3,&quot;AAAAAHX6XC0=&quot;)" table:style-name="ce1">
            <text:p>#VALUE!</text:p>
          </table:table-cell>
          <table:table-cell office:value-type="float" office:value="0" table:formula="msoxl:=AND(Sheet1!F3,&quot;AAAAAHX6XC4=&quot;)" table:style-name="ce1">
            <text:p>#VALUE!</text:p>
          </table:table-cell>
          <table:table-cell office:value-type="float" office:value="0" table:formula="msoxl:=AND(Sheet1!G3,&quot;AAAAAHX6XC8=&quot;)" table:style-name="ce1">
            <text:p>#VALUE!</text:p>
          </table:table-cell>
          <table:table-cell office:value-type="float" office:value="0" table:formula="msoxl:=AND(Sheet1!H3,&quot;AAAAAHX6XDA=&quot;)" table:style-name="ce1">
            <text:p>#VALUE!</text:p>
          </table:table-cell>
          <table:table-cell office:value-type="float" office:value="0" table:formula="msoxl:=AND(Sheet1!I3,&quot;AAAAAHX6XDE=&quot;)" table:style-name="ce1">
            <text:p>#VALUE!</text:p>
          </table:table-cell>
          <table:table-cell office:value-type="float" office:value="0" table:formula="msoxl:=AND(Sheet1!J3,&quot;AAAAAHX6XDI=&quot;)" table:style-name="ce1">
            <text:p>#VALUE!</text:p>
          </table:table-cell>
          <table:table-cell office:value-type="float" office:value="0" table:formula="msoxl:=AND(Sheet1!K3,&quot;AAAAAHX6XDM=&quot;)" table:style-name="ce1">
            <text:p>#VALUE!</text:p>
          </table:table-cell>
          <table:table-cell office:value-type="float" office:value="0" table:formula="msoxl:=AND(Sheet1!L3,&quot;AAAAAHX6XDQ=&quot;)" table:style-name="ce1">
            <text:p>#VALUE!</text:p>
          </table:table-cell>
          <table:table-cell office:value-type="float" office:value="0" table:formula="msoxl:=AND(Sheet1!M3,&quot;AAAAAHX6XDU=&quot;)" table:style-name="ce1">
            <text:p>#VALUE!</text:p>
          </table:table-cell>
          <table:table-cell office:value-type="float" office:value="0" table:formula="msoxl:=AND(Sheet1!N3,&quot;AAAAAHX6XDY=&quot;)" table:style-name="ce1">
            <text:p>#VALUE!</text:p>
          </table:table-cell>
          <table:table-cell office:value-type="float" office:value="0" table:formula="msoxl:=AND(Sheet1!O3,&quot;AAAAAHX6XDc=&quot;)" table:style-name="ce1">
            <text:p>#VALUE!</text:p>
          </table:table-cell>
          <table:table-cell office:value-type="float" office:value="0" table:formula="msoxl:=AND(Sheet1!P3,&quot;AAAAAHX6XDg=&quot;)" table:style-name="ce1">
            <text:p>#VALUE!</text:p>
          </table:table-cell>
          <table:table-cell office:value-type="float" office:value="0" table:formula="msoxl:=AND(Sheet1!Q3,&quot;AAAAAHX6XDk=&quot;)" table:style-name="ce1">
            <text:p>#VALUE!</text:p>
          </table:table-cell>
          <table:table-cell office:value-type="float" office:value="0" table:formula="msoxl:=AND(Sheet1!R3,&quot;AAAAAHX6XDo=&quot;)" table:style-name="ce1">
            <text:p>#VALUE!</text:p>
          </table:table-cell>
          <table:table-cell office:value-type="float" office:value="0" table:formula="msoxl:=AND(Sheet1!S3,&quot;AAAAAHX6XDs=&quot;)" table:style-name="ce1">
            <text:p>#VALUE!</text:p>
          </table:table-cell>
          <table:table-cell office:value-type="float" office:value="0" table:formula="msoxl:=IF(Sheet1!4:4,&quot;AAAAAHX6XDw=&quot;,0)" table:style-name="ce1">
            <text:p>0</text:p>
          </table:table-cell>
          <table:table-cell office:value-type="float" office:value="0" table:formula="msoxl:=AND(Sheet1!A4,&quot;AAAAAHX6XD0=&quot;)" table:style-name="ce1">
            <text:p>#VALUE!</text:p>
          </table:table-cell>
          <table:table-cell office:value-type="float" office:value="0" table:formula="msoxl:=AND(Sheet1!B4,&quot;AAAAAHX6XD4=&quot;)" table:style-name="ce1">
            <text:p>#VALUE!</text:p>
          </table:table-cell>
          <table:table-cell office:value-type="float" office:value="0" table:formula="msoxl:=AND(Sheet1!C4,&quot;AAAAAHX6XD8=&quot;)" table:style-name="ce1">
            <text:p>#VALUE!</text:p>
          </table:table-cell>
          <table:table-cell office:value-type="float" office:value="0" table:formula="msoxl:=AND(Sheet1!D4,&quot;AAAAAHX6XEA=&quot;)" table:style-name="ce1">
            <text:p>#VALUE!</text:p>
          </table:table-cell>
          <table:table-cell office:value-type="float" office:value="0" table:formula="msoxl:=AND(Sheet1!E4,&quot;AAAAAHX6XEE=&quot;)" table:style-name="ce1">
            <text:p>#VALUE!</text:p>
          </table:table-cell>
          <table:table-cell office:value-type="float" office:value="0" table:formula="msoxl:=AND(Sheet1!F4,&quot;AAAAAHX6XEI=&quot;)" table:style-name="ce1">
            <text:p>#VALUE!</text:p>
          </table:table-cell>
          <table:table-cell office:value-type="float" office:value="0" table:formula="msoxl:=AND(Sheet1!G4,&quot;AAAAAHX6XEM=&quot;)" table:style-name="ce1">
            <text:p>#VALUE!</text:p>
          </table:table-cell>
          <table:table-cell office:value-type="float" office:value="0" table:formula="msoxl:=AND(Sheet1!H4,&quot;AAAAAHX6XEQ=&quot;)" table:style-name="ce1">
            <text:p>#VALUE!</text:p>
          </table:table-cell>
          <table:table-cell office:value-type="float" office:value="0" table:formula="msoxl:=AND(Sheet1!I4,&quot;AAAAAHX6XEU=&quot;)" table:style-name="ce1">
            <text:p>#VALUE!</text:p>
          </table:table-cell>
          <table:table-cell office:value-type="float" office:value="0" table:formula="msoxl:=AND(Sheet1!J4,&quot;AAAAAHX6XEY=&quot;)" table:style-name="ce1">
            <text:p>#VALUE!</text:p>
          </table:table-cell>
          <table:table-cell office:value-type="float" office:value="0" table:formula="msoxl:=AND(Sheet1!K4,&quot;AAAAAHX6XEc=&quot;)" table:style-name="ce1">
            <text:p>#VALUE!</text:p>
          </table:table-cell>
          <table:table-cell office:value-type="float" office:value="0" table:formula="msoxl:=AND(Sheet1!L4,&quot;AAAAAHX6XEg=&quot;)" table:style-name="ce1">
            <text:p>#VALUE!</text:p>
          </table:table-cell>
          <table:table-cell office:value-type="float" office:value="0" table:formula="msoxl:=AND(Sheet1!M4,&quot;AAAAAHX6XEk=&quot;)" table:style-name="ce1">
            <text:p>#VALUE!</text:p>
          </table:table-cell>
          <table:table-cell office:value-type="float" office:value="0" table:formula="msoxl:=AND(Sheet1!N4,&quot;AAAAAHX6XEo=&quot;)" table:style-name="ce1">
            <text:p>#VALUE!</text:p>
          </table:table-cell>
          <table:table-cell office:value-type="float" office:value="0" table:formula="msoxl:=AND(Sheet1!O4,&quot;AAAAAHX6XEs=&quot;)" table:style-name="ce1">
            <text:p>#VALUE!</text:p>
          </table:table-cell>
          <table:table-cell office:value-type="float" office:value="0" table:formula="msoxl:=AND(Sheet1!P4,&quot;AAAAAHX6XEw=&quot;)" table:style-name="ce1">
            <text:p>#VALUE!</text:p>
          </table:table-cell>
          <table:table-cell office:value-type="float" office:value="0" table:formula="msoxl:=AND(Sheet1!Q4,&quot;AAAAAHX6XE0=&quot;)" table:style-name="ce1">
            <text:p>#VALUE!</text:p>
          </table:table-cell>
          <table:table-cell office:value-type="float" office:value="0" table:formula="msoxl:=AND(Sheet1!R4,&quot;AAAAAHX6XE4=&quot;)" table:style-name="ce1">
            <text:p>#VALUE!</text:p>
          </table:table-cell>
          <table:table-cell office:value-type="float" office:value="0" table:formula="msoxl:=AND(Sheet1!S4,&quot;AAAAAHX6XE8=&quot;)" table:style-name="ce1">
            <text:p>#VALUE!</text:p>
          </table:table-cell>
          <table:table-cell office:value-type="float" office:value="0" table:formula="msoxl:=IF(Sheet1!5:5,&quot;AAAAAHX6XFA=&quot;,0)" table:style-name="ce1">
            <text:p>0</text:p>
          </table:table-cell>
          <table:table-cell office:value-type="float" office:value="0" table:formula="msoxl:=AND(Sheet1!A5,&quot;AAAAAHX6XFE=&quot;)" table:style-name="ce1">
            <text:p>#VALUE!</text:p>
          </table:table-cell>
          <table:table-cell office:value-type="float" office:value="0" table:formula="msoxl:=AND(Sheet1!B5,&quot;AAAAAHX6XFI=&quot;)" table:style-name="ce1">
            <text:p>#VALUE!</text:p>
          </table:table-cell>
          <table:table-cell office:value-type="float" office:value="0" table:formula="msoxl:=AND(Sheet1!C5,&quot;AAAAAHX6XFM=&quot;)" table:style-name="ce1">
            <text:p>#VALUE!</text:p>
          </table:table-cell>
          <table:table-cell office:value-type="float" office:value="0" table:formula="msoxl:=AND(Sheet1!D5,&quot;AAAAAHX6XFQ=&quot;)" table:style-name="ce1">
            <text:p>#VALUE!</text:p>
          </table:table-cell>
          <table:table-cell office:value-type="float" office:value="0" table:formula="msoxl:=AND(Sheet1!E5,&quot;AAAAAHX6XFU=&quot;)" table:style-name="ce1">
            <text:p>#VALUE!</text:p>
          </table:table-cell>
          <table:table-cell office:value-type="float" office:value="0" table:formula="msoxl:=AND(Sheet1!F5,&quot;AAAAAHX6XFY=&quot;)" table:style-name="ce1">
            <text:p>#VALUE!</text:p>
          </table:table-cell>
          <table:table-cell office:value-type="float" office:value="0" table:formula="msoxl:=AND(Sheet1!G5,&quot;AAAAAHX6XFc=&quot;)" table:style-name="ce1">
            <text:p>#VALUE!</text:p>
          </table:table-cell>
          <table:table-cell office:value-type="float" office:value="0" table:formula="msoxl:=AND(Sheet1!H5,&quot;AAAAAHX6XFg=&quot;)" table:style-name="ce1">
            <text:p>#VALUE!</text:p>
          </table:table-cell>
          <table:table-cell office:value-type="float" office:value="0" table:formula="msoxl:=AND(Sheet1!I5,&quot;AAAAAHX6XFk=&quot;)" table:style-name="ce1">
            <text:p>#VALUE!</text:p>
          </table:table-cell>
          <table:table-cell office:value-type="float" office:value="0" table:formula="msoxl:=AND(Sheet1!J5,&quot;AAAAAHX6XFo=&quot;)" table:style-name="ce1">
            <text:p>#VALUE!</text:p>
          </table:table-cell>
          <table:table-cell office:value-type="float" office:value="0" table:formula="msoxl:=AND(Sheet1!K5,&quot;AAAAAHX6XFs=&quot;)" table:style-name="ce1">
            <text:p>#VALUE!</text:p>
          </table:table-cell>
          <table:table-cell office:value-type="float" office:value="0" table:formula="msoxl:=AND(Sheet1!L5,&quot;AAAAAHX6XFw=&quot;)" table:style-name="ce1">
            <text:p>#VALUE!</text:p>
          </table:table-cell>
          <table:table-cell office:value-type="float" office:value="0" table:formula="msoxl:=AND(Sheet1!M5,&quot;AAAAAHX6XF0=&quot;)" table:style-name="ce1">
            <text:p>#VALUE!</text:p>
          </table:table-cell>
          <table:table-cell office:value-type="float" office:value="0" table:formula="msoxl:=AND(Sheet1!N5,&quot;AAAAAHX6XF4=&quot;)" table:style-name="ce1">
            <text:p>#VALUE!</text:p>
          </table:table-cell>
          <table:table-cell office:value-type="float" office:value="0" table:formula="msoxl:=AND(Sheet1!O5,&quot;AAAAAHX6XF8=&quot;)" table:style-name="ce1">
            <text:p>#VALUE!</text:p>
          </table:table-cell>
          <table:table-cell office:value-type="float" office:value="0" table:formula="msoxl:=AND(Sheet1!P5,&quot;AAAAAHX6XGA=&quot;)" table:style-name="ce1">
            <text:p>#VALUE!</text:p>
          </table:table-cell>
          <table:table-cell office:value-type="float" office:value="0" table:formula="msoxl:=AND(Sheet1!Q5,&quot;AAAAAHX6XGE=&quot;)" table:style-name="ce1">
            <text:p>#VALUE!</text:p>
          </table:table-cell>
          <table:table-cell office:value-type="float" office:value="0" table:formula="msoxl:=AND(Sheet1!R5,&quot;AAAAAHX6XGI=&quot;)" table:style-name="ce1">
            <text:p>#VALUE!</text:p>
          </table:table-cell>
          <table:table-cell office:value-type="float" office:value="0" table:formula="msoxl:=AND(Sheet1!S5,&quot;AAAAAHX6XGM=&quot;)" table:style-name="ce1">
            <text:p>#VALUE!</text:p>
          </table:table-cell>
          <table:table-cell office:value-type="float" office:value="0" table:formula="msoxl:=IF(Sheet1!6:6,&quot;AAAAAHX6XGQ=&quot;,0)" table:style-name="ce1">
            <text:p>0</text:p>
          </table:table-cell>
          <table:table-cell office:value-type="float" office:value="0" table:formula="msoxl:=AND(Sheet1!A6,&quot;AAAAAHX6XGU=&quot;)" table:style-name="ce1">
            <text:p>#VALUE!</text:p>
          </table:table-cell>
          <table:table-cell office:value-type="float" office:value="0" table:formula="msoxl:=AND(Sheet1!B6,&quot;AAAAAHX6XGY=&quot;)" table:style-name="ce1">
            <text:p>#VALUE!</text:p>
          </table:table-cell>
          <table:table-cell office:value-type="float" office:value="0" table:formula="msoxl:=AND(Sheet1!C6,&quot;AAAAAHX6XGc=&quot;)" table:style-name="ce1">
            <text:p>#VALUE!</text:p>
          </table:table-cell>
          <table:table-cell office:value-type="float" office:value="0" table:formula="msoxl:=AND(Sheet1!D6,&quot;AAAAAHX6XGg=&quot;)" table:style-name="ce1">
            <text:p>#VALUE!</text:p>
          </table:table-cell>
          <table:table-cell office:value-type="float" office:value="0" table:formula="msoxl:=AND(Sheet1!E6,&quot;AAAAAHX6XGk=&quot;)" table:style-name="ce1">
            <text:p>#VALUE!</text:p>
          </table:table-cell>
          <table:table-cell office:value-type="float" office:value="0" table:formula="msoxl:=AND(Sheet1!F6,&quot;AAAAAHX6XGo=&quot;)" table:style-name="ce1">
            <text:p>#VALUE!</text:p>
          </table:table-cell>
          <table:table-cell office:value-type="float" office:value="0" table:formula="msoxl:=AND(Sheet1!G6,&quot;AAAAAHX6XGs=&quot;)" table:style-name="ce1">
            <text:p>#VALUE!</text:p>
          </table:table-cell>
          <table:table-cell office:value-type="float" office:value="0" table:formula="msoxl:=AND(Sheet1!H6,&quot;AAAAAHX6XGw=&quot;)" table:style-name="ce1">
            <text:p>#VALUE!</text:p>
          </table:table-cell>
          <table:table-cell office:value-type="float" office:value="0" table:formula="msoxl:=AND(Sheet1!I6,&quot;AAAAAHX6XG0=&quot;)" table:style-name="ce1">
            <text:p>#VALUE!</text:p>
          </table:table-cell>
          <table:table-cell office:value-type="float" office:value="0" table:formula="msoxl:=AND(Sheet1!J6,&quot;AAAAAHX6XG4=&quot;)" table:style-name="ce1">
            <text:p>#VALUE!</text:p>
          </table:table-cell>
          <table:table-cell office:value-type="float" office:value="0" table:formula="msoxl:=AND(Sheet1!K6,&quot;AAAAAHX6XG8=&quot;)" table:style-name="ce1">
            <text:p>#VALUE!</text:p>
          </table:table-cell>
          <table:table-cell office:value-type="float" office:value="0" table:formula="msoxl:=AND(Sheet1!L6,&quot;AAAAAHX6XHA=&quot;)" table:style-name="ce1">
            <text:p>#VALUE!</text:p>
          </table:table-cell>
          <table:table-cell office:value-type="float" office:value="0" table:formula="msoxl:=AND(Sheet1!M6,&quot;AAAAAHX6XHE=&quot;)" table:style-name="ce1">
            <text:p>#VALUE!</text:p>
          </table:table-cell>
          <table:table-cell office:value-type="float" office:value="0" table:formula="msoxl:=AND(Sheet1!N6,&quot;AAAAAHX6XHI=&quot;)" table:style-name="ce1">
            <text:p>#VALUE!</text:p>
          </table:table-cell>
          <table:table-cell office:value-type="float" office:value="0" table:formula="msoxl:=AND(Sheet1!O6,&quot;AAAAAHX6XHM=&quot;)" table:style-name="ce1">
            <text:p>#VALUE!</text:p>
          </table:table-cell>
          <table:table-cell office:value-type="float" office:value="0" table:formula="msoxl:=AND(Sheet1!P6,&quot;AAAAAHX6XHQ=&quot;)" table:style-name="ce1">
            <text:p>#VALUE!</text:p>
          </table:table-cell>
          <table:table-cell office:value-type="float" office:value="0" table:formula="msoxl:=AND(Sheet1!Q6,&quot;AAAAAHX6XHU=&quot;)" table:style-name="ce1">
            <text:p>#VALUE!</text:p>
          </table:table-cell>
          <table:table-cell office:value-type="float" office:value="0" table:formula="msoxl:=AND(Sheet1!R6,&quot;AAAAAHX6XHY=&quot;)" table:style-name="ce1">
            <text:p>#VALUE!</text:p>
          </table:table-cell>
          <table:table-cell office:value-type="float" office:value="0" table:formula="msoxl:=AND(Sheet1!S6,&quot;AAAAAHX6XHc=&quot;)" table:style-name="ce1">
            <text:p>#VALUE!</text:p>
          </table:table-cell>
          <table:table-cell office:value-type="float" office:value="0" table:formula="msoxl:=IF(Sheet1!7:7,&quot;AAAAAHX6XHg=&quot;,0)" table:style-name="ce1">
            <text:p>0</text:p>
          </table:table-cell>
          <table:table-cell office:value-type="float" office:value="0" table:formula="msoxl:=AND(Sheet1!A7,&quot;AAAAAHX6XHk=&quot;)" table:style-name="ce1">
            <text:p>#VALUE!</text:p>
          </table:table-cell>
          <table:table-cell office:value-type="float" office:value="0" table:formula="msoxl:=AND(Sheet1!B7,&quot;AAAAAHX6XHo=&quot;)" table:style-name="ce1">
            <text:p>#VALUE!</text:p>
          </table:table-cell>
          <table:table-cell office:value-type="float" office:value="0" table:formula="msoxl:=AND(Sheet1!C7,&quot;AAAAAHX6XHs=&quot;)" table:style-name="ce1">
            <text:p>#VALUE!</text:p>
          </table:table-cell>
          <table:table-cell office:value-type="float" office:value="0" table:formula="msoxl:=AND(Sheet1!D7,&quot;AAAAAHX6XHw=&quot;)" table:style-name="ce1">
            <text:p>#VALUE!</text:p>
          </table:table-cell>
          <table:table-cell office:value-type="float" office:value="0" table:formula="msoxl:=AND(Sheet1!E7,&quot;AAAAAHX6XH0=&quot;)" table:style-name="ce1">
            <text:p>#VALUE!</text:p>
          </table:table-cell>
          <table:table-cell office:value-type="float" office:value="0" table:formula="msoxl:=AND(Sheet1!F7,&quot;AAAAAHX6XH4=&quot;)" table:style-name="ce1">
            <text:p>#VALUE!</text:p>
          </table:table-cell>
          <table:table-cell office:value-type="float" office:value="0" table:formula="msoxl:=AND(Sheet1!G7,&quot;AAAAAHX6XH8=&quot;)" table:style-name="ce1">
            <text:p>#VALUE!</text:p>
          </table:table-cell>
          <table:table-cell office:value-type="float" office:value="0" table:formula="msoxl:=AND(Sheet1!H7,&quot;AAAAAHX6XIA=&quot;)" table:style-name="ce1">
            <text:p>#VALUE!</text:p>
          </table:table-cell>
          <table:table-cell office:value-type="float" office:value="0" table:formula="msoxl:=AND(Sheet1!I7,&quot;AAAAAHX6XIE=&quot;)" table:style-name="ce1">
            <text:p>#VALUE!</text:p>
          </table:table-cell>
          <table:table-cell office:value-type="float" office:value="0" table:formula="msoxl:=AND(Sheet1!J7,&quot;AAAAAHX6XII=&quot;)" table:style-name="ce1">
            <text:p>#VALUE!</text:p>
          </table:table-cell>
          <table:table-cell office:value-type="float" office:value="0" table:formula="msoxl:=AND(Sheet1!K7,&quot;AAAAAHX6XIM=&quot;)" table:style-name="ce1">
            <text:p>#VALUE!</text:p>
          </table:table-cell>
          <table:table-cell office:value-type="float" office:value="0" table:formula="msoxl:=AND(Sheet1!L7,&quot;AAAAAHX6XIQ=&quot;)" table:style-name="ce1">
            <text:p>#VALUE!</text:p>
          </table:table-cell>
          <table:table-cell office:value-type="float" office:value="0" table:formula="msoxl:=AND(Sheet1!M7,&quot;AAAAAHX6XIU=&quot;)" table:style-name="ce1">
            <text:p>#VALUE!</text:p>
          </table:table-cell>
          <table:table-cell office:value-type="float" office:value="0" table:formula="msoxl:=AND(Sheet1!N7,&quot;AAAAAHX6XIY=&quot;)" table:style-name="ce1">
            <text:p>#VALUE!</text:p>
          </table:table-cell>
          <table:table-cell office:value-type="float" office:value="0" table:formula="msoxl:=AND(Sheet1!O7,&quot;AAAAAHX6XIc=&quot;)" table:style-name="ce1">
            <text:p>#VALUE!</text:p>
          </table:table-cell>
          <table:table-cell office:value-type="float" office:value="0" table:formula="msoxl:=AND(Sheet1!P7,&quot;AAAAAHX6XIg=&quot;)" table:style-name="ce1">
            <text:p>#VALUE!</text:p>
          </table:table-cell>
          <table:table-cell office:value-type="float" office:value="0" table:formula="msoxl:=AND(Sheet1!Q7,&quot;AAAAAHX6XIk=&quot;)" table:style-name="ce1">
            <text:p>#VALUE!</text:p>
          </table:table-cell>
          <table:table-cell office:value-type="float" office:value="0" table:formula="msoxl:=AND(Sheet1!R7,&quot;AAAAAHX6XIo=&quot;)" table:style-name="ce1">
            <text:p>#VALUE!</text:p>
          </table:table-cell>
          <table:table-cell office:value-type="float" office:value="0" table:formula="msoxl:=AND(Sheet1!S7,&quot;AAAAAHX6XIs=&quot;)" table:style-name="ce1">
            <text:p>#VALUE!</text:p>
          </table:table-cell>
          <table:table-cell office:value-type="float" office:value="0" table:formula="msoxl:=IF(Sheet1!8:8,&quot;AAAAAHX6XIw=&quot;,0)" table:style-name="ce1">
            <text:p>0</text:p>
          </table:table-cell>
          <table:table-cell office:value-type="float" office:value="0" table:formula="msoxl:=AND(Sheet1!A8,&quot;AAAAAHX6XI0=&quot;)" table:style-name="ce1">
            <text:p>#VALUE!</text:p>
          </table:table-cell>
          <table:table-cell office:value-type="float" office:value="0" table:formula="msoxl:=AND(Sheet1!B8,&quot;AAAAAHX6XI4=&quot;)" table:style-name="ce1">
            <text:p>#VALUE!</text:p>
          </table:table-cell>
          <table:table-cell office:value-type="float" office:value="0" table:formula="msoxl:=AND(Sheet1!C8,&quot;AAAAAHX6XI8=&quot;)" table:style-name="ce1">
            <text:p>#VALUE!</text:p>
          </table:table-cell>
          <table:table-cell office:value-type="float" office:value="0" table:formula="msoxl:=AND(Sheet1!D8,&quot;AAAAAHX6XJA=&quot;)" table:style-name="ce1">
            <text:p>#VALUE!</text:p>
          </table:table-cell>
          <table:table-cell office:value-type="float" office:value="0" table:formula="msoxl:=AND(Sheet1!E8,&quot;AAAAAHX6XJE=&quot;)" table:style-name="ce1">
            <text:p>#VALUE!</text:p>
          </table:table-cell>
          <table:table-cell office:value-type="float" office:value="0" table:formula="msoxl:=AND(Sheet1!F8,&quot;AAAAAHX6XJI=&quot;)" table:style-name="ce1">
            <text:p>#VALUE!</text:p>
          </table:table-cell>
          <table:table-cell office:value-type="float" office:value="0" table:formula="msoxl:=AND(Sheet1!G8,&quot;AAAAAHX6XJM=&quot;)" table:style-name="ce1">
            <text:p>#VALUE!</text:p>
          </table:table-cell>
          <table:table-cell office:value-type="float" office:value="0" table:formula="msoxl:=AND(Sheet1!H8,&quot;AAAAAHX6XJQ=&quot;)" table:style-name="ce1">
            <text:p>#VALUE!</text:p>
          </table:table-cell>
          <table:table-cell office:value-type="float" office:value="0" table:formula="msoxl:=AND(Sheet1!I8,&quot;AAAAAHX6XJU=&quot;)" table:style-name="ce1">
            <text:p>#VALUE!</text:p>
          </table:table-cell>
          <table:table-cell office:value-type="float" office:value="0" table:formula="msoxl:=AND(Sheet1!J8,&quot;AAAAAHX6XJY=&quot;)" table:style-name="ce1">
            <text:p>#VALUE!</text:p>
          </table:table-cell>
          <table:table-cell office:value-type="float" office:value="0" table:formula="msoxl:=AND(Sheet1!K8,&quot;AAAAAHX6XJc=&quot;)" table:style-name="ce1">
            <text:p>#VALUE!</text:p>
          </table:table-cell>
          <table:table-cell office:value-type="float" office:value="0" table:formula="msoxl:=AND(Sheet1!L8,&quot;AAAAAHX6XJg=&quot;)" table:style-name="ce1">
            <text:p>#VALUE!</text:p>
          </table:table-cell>
          <table:table-cell office:value-type="float" office:value="0" table:formula="msoxl:=AND(Sheet1!M8,&quot;AAAAAHX6XJk=&quot;)" table:style-name="ce1">
            <text:p>#VALUE!</text:p>
          </table:table-cell>
          <table:table-cell office:value-type="float" office:value="0" table:formula="msoxl:=AND(Sheet1!N8,&quot;AAAAAHX6XJo=&quot;)" table:style-name="ce1">
            <text:p>#VALUE!</text:p>
          </table:table-cell>
          <table:table-cell office:value-type="float" office:value="0" table:formula="msoxl:=AND(Sheet1!O8,&quot;AAAAAHX6XJs=&quot;)" table:style-name="ce1">
            <text:p>#VALUE!</text:p>
          </table:table-cell>
          <table:table-cell office:value-type="float" office:value="0" table:formula="msoxl:=AND(Sheet1!P8,&quot;AAAAAHX6XJw=&quot;)" table:style-name="ce1">
            <text:p>#VALUE!</text:p>
          </table:table-cell>
          <table:table-cell office:value-type="float" office:value="0" table:formula="msoxl:=AND(Sheet1!Q8,&quot;AAAAAHX6XJ0=&quot;)" table:style-name="ce1">
            <text:p>#VALUE!</text:p>
          </table:table-cell>
          <table:table-cell office:value-type="float" office:value="0" table:formula="msoxl:=AND(Sheet1!R8,&quot;AAAAAHX6XJ4=&quot;)" table:style-name="ce1">
            <text:p>#VALUE!</text:p>
          </table:table-cell>
          <table:table-cell office:value-type="float" office:value="0" table:formula="msoxl:=AND(Sheet1!S8,&quot;AAAAAHX6XJ8=&quot;)" table:style-name="ce1">
            <text:p>#VALUE!</text:p>
          </table:table-cell>
          <table:table-cell office:value-type="float" office:value="0" table:formula="msoxl:=IF(Sheet1!9:9,&quot;AAAAAHX6XKA=&quot;,0)" table:style-name="ce1">
            <text:p>0</text:p>
          </table:table-cell>
          <table:table-cell office:value-type="float" office:value="0" table:formula="msoxl:=AND(Sheet1!A9,&quot;AAAAAHX6XKE=&quot;)" table:style-name="ce1">
            <text:p>#VALUE!</text:p>
          </table:table-cell>
          <table:table-cell office:value-type="float" office:value="0" table:formula="msoxl:=AND(Sheet1!B9,&quot;AAAAAHX6XKI=&quot;)" table:style-name="ce1">
            <text:p>#VALUE!</text:p>
          </table:table-cell>
          <table:table-cell office:value-type="float" office:value="0" table:formula="msoxl:=AND(Sheet1!C9,&quot;AAAAAHX6XKM=&quot;)" table:style-name="ce1">
            <text:p>#VALUE!</text:p>
          </table:table-cell>
          <table:table-cell office:value-type="float" office:value="0" table:formula="msoxl:=AND(Sheet1!D9,&quot;AAAAAHX6XKQ=&quot;)" table:style-name="ce1">
            <text:p>#VALUE!</text:p>
          </table:table-cell>
          <table:table-cell office:value-type="float" office:value="0" table:formula="msoxl:=AND(Sheet1!E9,&quot;AAAAAHX6XKU=&quot;)" table:style-name="ce1">
            <text:p>#VALUE!</text:p>
          </table:table-cell>
          <table:table-cell office:value-type="float" office:value="0" table:formula="msoxl:=AND(Sheet1!F9,&quot;AAAAAHX6XKY=&quot;)" table:style-name="ce1">
            <text:p>#VALUE!</text:p>
          </table:table-cell>
          <table:table-cell office:value-type="float" office:value="0" table:formula="msoxl:=AND(Sheet1!G9,&quot;AAAAAHX6XKc=&quot;)" table:style-name="ce1">
            <text:p>#VALUE!</text:p>
          </table:table-cell>
          <table:table-cell office:value-type="float" office:value="0" table:formula="msoxl:=AND(Sheet1!H9,&quot;AAAAAHX6XKg=&quot;)" table:style-name="ce1">
            <text:p>#VALUE!</text:p>
          </table:table-cell>
          <table:table-cell office:value-type="float" office:value="0" table:formula="msoxl:=AND(Sheet1!I9,&quot;AAAAAHX6XKk=&quot;)" table:style-name="ce1">
            <text:p>#VALUE!</text:p>
          </table:table-cell>
          <table:table-cell office:value-type="float" office:value="0" table:formula="msoxl:=AND(Sheet1!J9,&quot;AAAAAHX6XKo=&quot;)" table:style-name="ce1">
            <text:p>#VALUE!</text:p>
          </table:table-cell>
          <table:table-cell office:value-type="float" office:value="0" table:formula="msoxl:=AND(Sheet1!K9,&quot;AAAAAHX6XKs=&quot;)" table:style-name="ce1">
            <text:p>#VALUE!</text:p>
          </table:table-cell>
          <table:table-cell office:value-type="float" office:value="0" table:formula="msoxl:=AND(Sheet1!L9,&quot;AAAAAHX6XKw=&quot;)" table:style-name="ce1">
            <text:p>#VALUE!</text:p>
          </table:table-cell>
          <table:table-cell office:value-type="float" office:value="0" table:formula="msoxl:=AND(Sheet1!M9,&quot;AAAAAHX6XK0=&quot;)" table:style-name="ce1">
            <text:p>#VALUE!</text:p>
          </table:table-cell>
          <table:table-cell office:value-type="float" office:value="0" table:formula="msoxl:=AND(Sheet1!N9,&quot;AAAAAHX6XK4=&quot;)" table:style-name="ce1">
            <text:p>#VALUE!</text:p>
          </table:table-cell>
          <table:table-cell office:value-type="float" office:value="0" table:formula="msoxl:=AND(Sheet1!O9,&quot;AAAAAHX6XK8=&quot;)" table:style-name="ce1">
            <text:p>#VALUE!</text:p>
          </table:table-cell>
          <table:table-cell office:value-type="float" office:value="0" table:formula="msoxl:=AND(Sheet1!P9,&quot;AAAAAHX6XLA=&quot;)" table:style-name="ce1">
            <text:p>#VALUE!</text:p>
          </table:table-cell>
          <table:table-cell office:value-type="float" office:value="0" table:formula="msoxl:=AND(Sheet1!Q9,&quot;AAAAAHX6XLE=&quot;)" table:style-name="ce1">
            <text:p>#VALUE!</text:p>
          </table:table-cell>
          <table:table-cell office:value-type="float" office:value="0" table:formula="msoxl:=AND(Sheet1!R9,&quot;AAAAAHX6XLI=&quot;)" table:style-name="ce1">
            <text:p>#VALUE!</text:p>
          </table:table-cell>
          <table:table-cell office:value-type="float" office:value="0" table:formula="msoxl:=AND(Sheet1!S9,&quot;AAAAAHX6XLM=&quot;)" table:style-name="ce1">
            <text:p>#VALUE!</text:p>
          </table:table-cell>
          <table:table-cell office:value-type="float" office:value="0" table:formula="msoxl:=IF(Sheet1!10:10,&quot;AAAAAHX6XLQ=&quot;,0)" table:style-name="ce1">
            <text:p>0</text:p>
          </table:table-cell>
          <table:table-cell office:value-type="float" office:value="0" table:formula="msoxl:=AND(Sheet1!A10,&quot;AAAAAHX6XLU=&quot;)" table:style-name="ce1">
            <text:p>#VALUE!</text:p>
          </table:table-cell>
          <table:table-cell office:value-type="float" office:value="0" table:formula="msoxl:=AND(Sheet1!B10,&quot;AAAAAHX6XLY=&quot;)" table:style-name="ce1">
            <text:p>#VALUE!</text:p>
          </table:table-cell>
          <table:table-cell office:value-type="float" office:value="0" table:formula="msoxl:=AND(Sheet1!C10,&quot;AAAAAHX6XLc=&quot;)" table:style-name="ce1">
            <text:p>#VALUE!</text:p>
          </table:table-cell>
          <table:table-cell office:value-type="float" office:value="0" table:formula="msoxl:=AND(Sheet1!D10,&quot;AAAAAHX6XLg=&quot;)" table:style-name="ce1">
            <text:p>#VALUE!</text:p>
          </table:table-cell>
          <table:table-cell office:value-type="float" office:value="0" table:formula="msoxl:=AND(Sheet1!E10,&quot;AAAAAHX6XLk=&quot;)" table:style-name="ce1">
            <text:p>#VALUE!</text:p>
          </table:table-cell>
          <table:table-cell office:value-type="float" office:value="0" table:formula="msoxl:=AND(Sheet1!F10,&quot;AAAAAHX6XLo=&quot;)" table:style-name="ce1">
            <text:p>#VALUE!</text:p>
          </table:table-cell>
          <table:table-cell office:value-type="float" office:value="0" table:formula="msoxl:=AND(Sheet1!G10,&quot;AAAAAHX6XLs=&quot;)" table:style-name="ce1">
            <text:p>#VALUE!</text:p>
          </table:table-cell>
          <table:table-cell office:value-type="float" office:value="0" table:formula="msoxl:=AND(Sheet1!H10,&quot;AAAAAHX6XLw=&quot;)" table:style-name="ce1">
            <text:p>#VALUE!</text:p>
          </table:table-cell>
          <table:table-cell office:value-type="float" office:value="0" table:formula="msoxl:=AND(Sheet1!I10,&quot;AAAAAHX6XL0=&quot;)" table:style-name="ce1">
            <text:p>#VALUE!</text:p>
          </table:table-cell>
          <table:table-cell office:value-type="float" office:value="0" table:formula="msoxl:=AND(Sheet1!J10,&quot;AAAAAHX6XL4=&quot;)" table:style-name="ce1">
            <text:p>#VALUE!</text:p>
          </table:table-cell>
          <table:table-cell office:value-type="float" office:value="0" table:formula="msoxl:=AND(Sheet1!K10,&quot;AAAAAHX6XL8=&quot;)" table:style-name="ce1">
            <text:p>#VALUE!</text:p>
          </table:table-cell>
          <table:table-cell office:value-type="float" office:value="0" table:formula="msoxl:=AND(Sheet1!L10,&quot;AAAAAHX6XMA=&quot;)" table:style-name="ce1">
            <text:p>#VALUE!</text:p>
          </table:table-cell>
          <table:table-cell office:value-type="float" office:value="0" table:formula="msoxl:=AND(Sheet1!M10,&quot;AAAAAHX6XME=&quot;)" table:style-name="ce1">
            <text:p>#VALUE!</text:p>
          </table:table-cell>
          <table:table-cell office:value-type="float" office:value="0" table:formula="msoxl:=AND(Sheet1!N10,&quot;AAAAAHX6XMI=&quot;)" table:style-name="ce1">
            <text:p>#VALUE!</text:p>
          </table:table-cell>
          <table:table-cell office:value-type="float" office:value="0" table:formula="msoxl:=AND(Sheet1!O10,&quot;AAAAAHX6XMM=&quot;)" table:style-name="ce1">
            <text:p>#VALUE!</text:p>
          </table:table-cell>
          <table:table-cell office:value-type="float" office:value="0" table:formula="msoxl:=AND(Sheet1!P10,&quot;AAAAAHX6XMQ=&quot;)" table:style-name="ce1">
            <text:p>#VALUE!</text:p>
          </table:table-cell>
          <table:table-cell office:value-type="float" office:value="0" table:formula="msoxl:=AND(Sheet1!Q10,&quot;AAAAAHX6XMU=&quot;)" table:style-name="ce1">
            <text:p>#VALUE!</text:p>
          </table:table-cell>
          <table:table-cell office:value-type="float" office:value="0" table:formula="msoxl:=AND(Sheet1!R10,&quot;AAAAAHX6XMY=&quot;)" table:style-name="ce1">
            <text:p>#VALUE!</text:p>
          </table:table-cell>
          <table:table-cell office:value-type="float" office:value="0" table:formula="msoxl:=AND(Sheet1!S10,&quot;AAAAAHX6XMc=&quot;)" table:style-name="ce1">
            <text:p>#VALUE!</text:p>
          </table:table-cell>
          <table:table-cell office:value-type="float" office:value="0" table:formula="msoxl:=IF(Sheet1!11:11,&quot;AAAAAHX6XMg=&quot;,0)" table:style-name="ce1">
            <text:p>0</text:p>
          </table:table-cell>
          <table:table-cell office:value-type="float" office:value="0" table:formula="msoxl:=AND(Sheet1!A11,&quot;AAAAAHX6XMk=&quot;)" table:style-name="ce1">
            <text:p>#VALUE!</text:p>
          </table:table-cell>
          <table:table-cell office:value-type="float" office:value="0" table:formula="msoxl:=AND(Sheet1!B11,&quot;AAAAAHX6XMo=&quot;)" table:style-name="ce1">
            <text:p>#VALUE!</text:p>
          </table:table-cell>
          <table:table-cell office:value-type="float" office:value="0" table:formula="msoxl:=AND(Sheet1!C11,&quot;AAAAAHX6XMs=&quot;)" table:style-name="ce1">
            <text:p>#VALUE!</text:p>
          </table:table-cell>
          <table:table-cell office:value-type="float" office:value="0" table:formula="msoxl:=AND(Sheet1!D11,&quot;AAAAAHX6XMw=&quot;)" table:style-name="ce1">
            <text:p>#VALUE!</text:p>
          </table:table-cell>
          <table:table-cell office:value-type="float" office:value="0" table:formula="msoxl:=AND(Sheet1!E11,&quot;AAAAAHX6XM0=&quot;)" table:style-name="ce1">
            <text:p>#VALUE!</text:p>
          </table:table-cell>
          <table:table-cell office:value-type="float" office:value="0" table:formula="msoxl:=AND(Sheet1!F11,&quot;AAAAAHX6XM4=&quot;)" table:style-name="ce1">
            <text:p>#VALUE!</text:p>
          </table:table-cell>
          <table:table-cell office:value-type="float" office:value="0" table:formula="msoxl:=AND(Sheet1!G11,&quot;AAAAAHX6XM8=&quot;)" table:style-name="ce1">
            <text:p>#VALUE!</text:p>
          </table:table-cell>
          <table:table-cell office:value-type="float" office:value="0" table:formula="msoxl:=AND(Sheet1!H11,&quot;AAAAAHX6XNA=&quot;)" table:style-name="ce1">
            <text:p>#VALUE!</text:p>
          </table:table-cell>
          <table:table-cell office:value-type="float" office:value="0" table:formula="msoxl:=AND(Sheet1!I11,&quot;AAAAAHX6XNE=&quot;)" table:style-name="ce1">
            <text:p>#VALUE!</text:p>
          </table:table-cell>
          <table:table-cell office:value-type="float" office:value="0" table:formula="msoxl:=AND(Sheet1!J11,&quot;AAAAAHX6XNI=&quot;)" table:style-name="ce1">
            <text:p>#VALUE!</text:p>
          </table:table-cell>
          <table:table-cell office:value-type="float" office:value="0" table:formula="msoxl:=AND(Sheet1!K11,&quot;AAAAAHX6XNM=&quot;)" table:style-name="ce1">
            <text:p>#VALUE!</text:p>
          </table:table-cell>
          <table:table-cell office:value-type="float" office:value="0" table:formula="msoxl:=AND(Sheet1!L11,&quot;AAAAAHX6XNQ=&quot;)" table:style-name="ce1">
            <text:p>#VALUE!</text:p>
          </table:table-cell>
          <table:table-cell office:value-type="float" office:value="0" table:formula="msoxl:=AND(Sheet1!M11,&quot;AAAAAHX6XNU=&quot;)" table:style-name="ce1">
            <text:p>#VALUE!</text:p>
          </table:table-cell>
          <table:table-cell office:value-type="float" office:value="0" table:formula="msoxl:=AND(Sheet1!N11,&quot;AAAAAHX6XNY=&quot;)" table:style-name="ce1">
            <text:p>#VALUE!</text:p>
          </table:table-cell>
          <table:table-cell office:value-type="float" office:value="0" table:formula="msoxl:=AND(Sheet1!O11,&quot;AAAAAHX6XNc=&quot;)" table:style-name="ce1">
            <text:p>#VALUE!</text:p>
          </table:table-cell>
          <table:table-cell office:value-type="float" office:value="0" table:formula="msoxl:=AND(Sheet1!P11,&quot;AAAAAHX6XNg=&quot;)" table:style-name="ce1">
            <text:p>#VALUE!</text:p>
          </table:table-cell>
          <table:table-cell office:value-type="float" office:value="0" table:formula="msoxl:=AND(Sheet1!Q11,&quot;AAAAAHX6XNk=&quot;)" table:style-name="ce1">
            <text:p>#VALUE!</text:p>
          </table:table-cell>
          <table:table-cell office:value-type="float" office:value="0" table:formula="msoxl:=AND(Sheet1!R11,&quot;AAAAAHX6XNo=&quot;)" table:style-name="ce1">
            <text:p>#VALUE!</text:p>
          </table:table-cell>
          <table:table-cell office:value-type="float" office:value="0" table:formula="msoxl:=AND(Sheet1!S11,&quot;AAAAAHX6XNs=&quot;)" table:style-name="ce1">
            <text:p>#VALUE!</text:p>
          </table:table-cell>
          <table:table-cell office:value-type="float" office:value="0" table:formula="msoxl:=IF(Sheet1!12:12,&quot;AAAAAHX6XNw=&quot;,0)" table:style-name="ce1">
            <text:p>0</text:p>
          </table:table-cell>
          <table:table-cell office:value-type="float" office:value="0" table:formula="msoxl:=AND(Sheet1!A12,&quot;AAAAAHX6XN0=&quot;)" table:style-name="ce1">
            <text:p>#VALUE!</text:p>
          </table:table-cell>
          <table:table-cell office:value-type="float" office:value="0" table:formula="msoxl:=AND(Sheet1!B12,&quot;AAAAAHX6XN4=&quot;)" table:style-name="ce1">
            <text:p>#VALUE!</text:p>
          </table:table-cell>
          <table:table-cell office:value-type="float" office:value="0" table:formula="msoxl:=AND(Sheet1!C12,&quot;AAAAAHX6XN8=&quot;)" table:style-name="ce1">
            <text:p>#VALUE!</text:p>
          </table:table-cell>
          <table:table-cell office:value-type="float" office:value="0" table:formula="msoxl:=AND(Sheet1!D12,&quot;AAAAAHX6XOA=&quot;)" table:style-name="ce1">
            <text:p>#VALUE!</text:p>
          </table:table-cell>
          <table:table-cell office:value-type="float" office:value="0" table:formula="msoxl:=AND(Sheet1!E12,&quot;AAAAAHX6XOE=&quot;)" table:style-name="ce1">
            <text:p>#VALUE!</text:p>
          </table:table-cell>
          <table:table-cell office:value-type="float" office:value="0" table:formula="msoxl:=AND(Sheet1!F12,&quot;AAAAAHX6XOI=&quot;)" table:style-name="ce1">
            <text:p>#VALUE!</text:p>
          </table:table-cell>
          <table:table-cell office:value-type="float" office:value="0" table:formula="msoxl:=AND(Sheet1!G12,&quot;AAAAAHX6XOM=&quot;)" table:style-name="ce1">
            <text:p>#VALUE!</text:p>
          </table:table-cell>
          <table:table-cell office:value-type="float" office:value="0" table:formula="msoxl:=AND(Sheet1!H12,&quot;AAAAAHX6XOQ=&quot;)" table:style-name="ce1">
            <text:p>#VALUE!</text:p>
          </table:table-cell>
          <table:table-cell office:value-type="float" office:value="0" table:formula="msoxl:=AND(Sheet1!I12,&quot;AAAAAHX6XOU=&quot;)" table:style-name="ce1">
            <text:p>#VALUE!</text:p>
          </table:table-cell>
          <table:table-cell office:value-type="float" office:value="0" table:formula="msoxl:=AND(Sheet1!J12,&quot;AAAAAHX6XOY=&quot;)" table:style-name="ce1">
            <text:p>#VALUE!</text:p>
          </table:table-cell>
          <table:table-cell office:value-type="float" office:value="0" table:formula="msoxl:=AND(Sheet1!K12,&quot;AAAAAHX6XOc=&quot;)" table:style-name="ce1">
            <text:p>#VALUE!</text:p>
          </table:table-cell>
          <table:table-cell office:value-type="float" office:value="0" table:formula="msoxl:=AND(Sheet1!L12,&quot;AAAAAHX6XOg=&quot;)" table:style-name="ce1">
            <text:p>#VALUE!</text:p>
          </table:table-cell>
          <table:table-cell office:value-type="float" office:value="0" table:formula="msoxl:=AND(Sheet1!M12,&quot;AAAAAHX6XOk=&quot;)" table:style-name="ce1">
            <text:p>#VALUE!</text:p>
          </table:table-cell>
          <table:table-cell office:value-type="float" office:value="0" table:formula="msoxl:=AND(Sheet1!N12,&quot;AAAAAHX6XOo=&quot;)" table:style-name="ce1">
            <text:p>#VALUE!</text:p>
          </table:table-cell>
          <table:table-cell office:value-type="float" office:value="0" table:formula="msoxl:=AND(Sheet1!O12,&quot;AAAAAHX6XOs=&quot;)" table:style-name="ce1">
            <text:p>#VALUE!</text:p>
          </table:table-cell>
          <table:table-cell office:value-type="float" office:value="0" table:formula="msoxl:=AND(Sheet1!P12,&quot;AAAAAHX6XOw=&quot;)" table:style-name="ce1">
            <text:p>#VALUE!</text:p>
          </table:table-cell>
          <table:table-cell office:value-type="float" office:value="0" table:formula="msoxl:=AND(Sheet1!Q12,&quot;AAAAAHX6XO0=&quot;)" table:style-name="ce1">
            <text:p>#VALUE!</text:p>
          </table:table-cell>
          <table:table-cell office:value-type="float" office:value="0" table:formula="msoxl:=AND(Sheet1!R12,&quot;AAAAAHX6XO4=&quot;)" table:style-name="ce1">
            <text:p>#VALUE!</text:p>
          </table:table-cell>
          <table:table-cell office:value-type="float" office:value="0" table:formula="msoxl:=AND(Sheet1!S12,&quot;AAAAAHX6XO8=&quot;)" table:style-name="ce1">
            <text:p>#VALUE!</text:p>
          </table:table-cell>
          <table:table-cell office:value-type="float" office:value="0" table:formula="msoxl:=IF(Sheet1!13:13,&quot;AAAAAHX6XPA=&quot;,0)" table:style-name="ce1">
            <text:p>0</text:p>
          </table:table-cell>
          <table:table-cell office:value-type="float" office:value="0" table:formula="msoxl:=AND(Sheet1!A13,&quot;AAAAAHX6XPE=&quot;)" table:style-name="ce1">
            <text:p>#VALUE!</text:p>
          </table:table-cell>
          <table:table-cell office:value-type="float" office:value="0" table:formula="msoxl:=AND(Sheet1!B13,&quot;AAAAAHX6XPI=&quot;)" table:style-name="ce1">
            <text:p>#VALUE!</text:p>
          </table:table-cell>
          <table:table-cell office:value-type="float" office:value="0" table:formula="msoxl:=AND(Sheet1!C13,&quot;AAAAAHX6XPM=&quot;)" table:style-name="ce1">
            <text:p>#VALUE!</text:p>
          </table:table-cell>
          <table:table-cell office:value-type="float" office:value="0" table:formula="msoxl:=AND(Sheet1!D13,&quot;AAAAAHX6XPQ=&quot;)" table:style-name="ce1">
            <text:p>#VALUE!</text:p>
          </table:table-cell>
          <table:table-cell office:value-type="float" office:value="0" table:formula="msoxl:=AND(Sheet1!E13,&quot;AAAAAHX6XPU=&quot;)" table:style-name="ce1">
            <text:p>#VALUE!</text:p>
          </table:table-cell>
          <table:table-cell office:value-type="float" office:value="0" table:formula="msoxl:=AND(Sheet1!F13,&quot;AAAAAHX6XPY=&quot;)" table:style-name="ce1">
            <text:p>#VALUE!</text:p>
          </table:table-cell>
          <table:table-cell office:value-type="float" office:value="0" table:formula="msoxl:=AND(Sheet1!G13,&quot;AAAAAHX6XPc=&quot;)" table:style-name="ce1">
            <text:p>#VALUE!</text:p>
          </table:table-cell>
          <table:table-cell office:value-type="float" office:value="0" table:formula="msoxl:=AND(Sheet1!H13,&quot;AAAAAHX6XPg=&quot;)" table:style-name="ce1">
            <text:p>#VALUE!</text:p>
          </table:table-cell>
          <table:table-cell office:value-type="float" office:value="0" table:formula="msoxl:=AND(Sheet1!I13,&quot;AAAAAHX6XPk=&quot;)" table:style-name="ce1">
            <text:p>#VALUE!</text:p>
          </table:table-cell>
          <table:table-cell office:value-type="float" office:value="0" table:formula="msoxl:=AND(Sheet1!J13,&quot;AAAAAHX6XPo=&quot;)" table:style-name="ce1">
            <text:p>#VALUE!</text:p>
          </table:table-cell>
          <table:table-cell office:value-type="float" office:value="0" table:formula="msoxl:=AND(Sheet1!K13,&quot;AAAAAHX6XPs=&quot;)" table:style-name="ce1">
            <text:p>#VALUE!</text:p>
          </table:table-cell>
          <table:table-cell office:value-type="float" office:value="0" table:formula="msoxl:=AND(Sheet1!L13,&quot;AAAAAHX6XPw=&quot;)" table:style-name="ce1">
            <text:p>#VALUE!</text:p>
          </table:table-cell>
          <table:table-cell office:value-type="float" office:value="0" table:formula="msoxl:=AND(Sheet1!M13,&quot;AAAAAHX6XP0=&quot;)" table:style-name="ce1">
            <text:p>#VALUE!</text:p>
          </table:table-cell>
          <table:table-cell office:value-type="float" office:value="0" table:formula="msoxl:=AND(Sheet1!N13,&quot;AAAAAHX6XP4=&quot;)" table:style-name="ce1">
            <text:p>#VALUE!</text:p>
          </table:table-cell>
          <table:table-cell office:value-type="float" office:value="0" table:formula="msoxl:=AND(Sheet1!O13,&quot;AAAAAHX6XP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P13,&quot;AAAAAHvruQA=&quot;)" table:style-name="ce1">
            <text:p>#VALUE!</text:p>
          </table:table-cell>
          <table:table-cell office:value-type="float" office:value="0" table:formula="msoxl:=AND(Sheet1!Q13,&quot;AAAAAHvruQE=&quot;)" table:style-name="ce1">
            <text:p>#VALUE!</text:p>
          </table:table-cell>
          <table:table-cell office:value-type="float" office:value="0" table:formula="msoxl:=AND(Sheet1!R13,&quot;AAAAAHvruQI=&quot;)" table:style-name="ce1">
            <text:p>#VALUE!</text:p>
          </table:table-cell>
          <table:table-cell office:value-type="float" office:value="0" table:formula="msoxl:=AND(Sheet1!S13,&quot;AAAAAHvruQM=&quot;)" table:style-name="ce1">
            <text:p>#VALUE!</text:p>
          </table:table-cell>
          <table:table-cell office:value-type="float" office:value="0" table:formula="msoxl:=IF(Sheet1!14:14,&quot;AAAAAHvruQQ=&quot;,0)" table:style-name="ce1">
            <text:p>0</text:p>
          </table:table-cell>
          <table:table-cell office:value-type="float" office:value="0" table:formula="msoxl:=AND(Sheet1!A14,&quot;AAAAAHvruQU=&quot;)" table:style-name="ce1">
            <text:p>#VALUE!</text:p>
          </table:table-cell>
          <table:table-cell office:value-type="float" office:value="0" table:formula="msoxl:=AND(Sheet1!B14,&quot;AAAAAHvruQY=&quot;)" table:style-name="ce1">
            <text:p>#VALUE!</text:p>
          </table:table-cell>
          <table:table-cell office:value-type="float" office:value="0" table:formula="msoxl:=AND(Sheet1!C14,&quot;AAAAAHvruQc=&quot;)" table:style-name="ce1">
            <text:p>#VALUE!</text:p>
          </table:table-cell>
          <table:table-cell office:value-type="float" office:value="0" table:formula="msoxl:=AND(Sheet1!D14,&quot;AAAAAHvruQg=&quot;)" table:style-name="ce1">
            <text:p>#VALUE!</text:p>
          </table:table-cell>
          <table:table-cell office:value-type="float" office:value="0" table:formula="msoxl:=AND(Sheet1!E14,&quot;AAAAAHvruQk=&quot;)" table:style-name="ce1">
            <text:p>#VALUE!</text:p>
          </table:table-cell>
          <table:table-cell office:value-type="float" office:value="0" table:formula="msoxl:=AND(Sheet1!F14,&quot;AAAAAHvruQo=&quot;)" table:style-name="ce1">
            <text:p>#VALUE!</text:p>
          </table:table-cell>
          <table:table-cell office:value-type="float" office:value="0" table:formula="msoxl:=AND(Sheet1!G14,&quot;AAAAAHvruQs=&quot;)" table:style-name="ce1">
            <text:p>#VALUE!</text:p>
          </table:table-cell>
          <table:table-cell office:value-type="float" office:value="0" table:formula="msoxl:=AND(Sheet1!H14,&quot;AAAAAHvruQw=&quot;)" table:style-name="ce1">
            <text:p>#VALUE!</text:p>
          </table:table-cell>
          <table:table-cell office:value-type="float" office:value="0" table:formula="msoxl:=AND(Sheet1!I14,&quot;AAAAAHvruQ0=&quot;)" table:style-name="ce1">
            <text:p>#VALUE!</text:p>
          </table:table-cell>
          <table:table-cell office:value-type="float" office:value="0" table:formula="msoxl:=AND(Sheet1!J14,&quot;AAAAAHvruQ4=&quot;)" table:style-name="ce1">
            <text:p>#VALUE!</text:p>
          </table:table-cell>
          <table:table-cell office:value-type="float" office:value="0" table:formula="msoxl:=AND(Sheet1!K14,&quot;AAAAAHvruQ8=&quot;)" table:style-name="ce1">
            <text:p>#VALUE!</text:p>
          </table:table-cell>
          <table:table-cell office:value-type="float" office:value="0" table:formula="msoxl:=AND(Sheet1!L14,&quot;AAAAAHvruRA=&quot;)" table:style-name="ce1">
            <text:p>#VALUE!</text:p>
          </table:table-cell>
          <table:table-cell office:value-type="float" office:value="0" table:formula="msoxl:=AND(Sheet1!M14,&quot;AAAAAHvruRE=&quot;)" table:style-name="ce1">
            <text:p>#VALUE!</text:p>
          </table:table-cell>
          <table:table-cell office:value-type="float" office:value="0" table:formula="msoxl:=AND(Sheet1!N14,&quot;AAAAAHvruRI=&quot;)" table:style-name="ce1">
            <text:p>#VALUE!</text:p>
          </table:table-cell>
          <table:table-cell office:value-type="float" office:value="0" table:formula="msoxl:=AND(Sheet1!O14,&quot;AAAAAHvruRM=&quot;)" table:style-name="ce1">
            <text:p>#VALUE!</text:p>
          </table:table-cell>
          <table:table-cell office:value-type="float" office:value="0" table:formula="msoxl:=AND(Sheet1!P14,&quot;AAAAAHvruRQ=&quot;)" table:style-name="ce1">
            <text:p>#VALUE!</text:p>
          </table:table-cell>
          <table:table-cell office:value-type="float" office:value="0" table:formula="msoxl:=AND(Sheet1!Q14,&quot;AAAAAHvruRU=&quot;)" table:style-name="ce1">
            <text:p>#VALUE!</text:p>
          </table:table-cell>
          <table:table-cell office:value-type="float" office:value="0" table:formula="msoxl:=AND(Sheet1!R14,&quot;AAAAAHvruRY=&quot;)" table:style-name="ce1">
            <text:p>#VALUE!</text:p>
          </table:table-cell>
          <table:table-cell office:value-type="float" office:value="0" table:formula="msoxl:=AND(Sheet1!S14,&quot;AAAAAHvruRc=&quot;)" table:style-name="ce1">
            <text:p>#VALUE!</text:p>
          </table:table-cell>
          <table:table-cell office:value-type="float" office:value="0" table:formula="msoxl:=IF(Sheet1!15:15,&quot;AAAAAHvruRg=&quot;,0)" table:style-name="ce1">
            <text:p>0</text:p>
          </table:table-cell>
          <table:table-cell office:value-type="float" office:value="0" table:formula="msoxl:=AND(Sheet1!A15,&quot;AAAAAHvruRk=&quot;)" table:style-name="ce1">
            <text:p>#VALUE!</text:p>
          </table:table-cell>
          <table:table-cell office:value-type="float" office:value="0" table:formula="msoxl:=AND(Sheet1!B15,&quot;AAAAAHvruRo=&quot;)" table:style-name="ce1">
            <text:p>#VALUE!</text:p>
          </table:table-cell>
          <table:table-cell office:value-type="float" office:value="0" table:formula="msoxl:=AND(Sheet1!C15,&quot;AAAAAHvruRs=&quot;)" table:style-name="ce1">
            <text:p>#VALUE!</text:p>
          </table:table-cell>
          <table:table-cell office:value-type="float" office:value="0" table:formula="msoxl:=AND(Sheet1!D15,&quot;AAAAAHvruRw=&quot;)" table:style-name="ce1">
            <text:p>#VALUE!</text:p>
          </table:table-cell>
          <table:table-cell office:value-type="float" office:value="0" table:formula="msoxl:=AND(Sheet1!E15,&quot;AAAAAHvruR0=&quot;)" table:style-name="ce1">
            <text:p>#VALUE!</text:p>
          </table:table-cell>
          <table:table-cell office:value-type="float" office:value="0" table:formula="msoxl:=AND(Sheet1!F15,&quot;AAAAAHvruR4=&quot;)" table:style-name="ce1">
            <text:p>#VALUE!</text:p>
          </table:table-cell>
          <table:table-cell office:value-type="float" office:value="0" table:formula="msoxl:=AND(Sheet1!G15,&quot;AAAAAHvruR8=&quot;)" table:style-name="ce1">
            <text:p>#VALUE!</text:p>
          </table:table-cell>
          <table:table-cell office:value-type="float" office:value="0" table:formula="msoxl:=AND(Sheet1!H15,&quot;AAAAAHvruSA=&quot;)" table:style-name="ce1">
            <text:p>#VALUE!</text:p>
          </table:table-cell>
          <table:table-cell office:value-type="float" office:value="0" table:formula="msoxl:=AND(Sheet1!I15,&quot;AAAAAHvruSE=&quot;)" table:style-name="ce1">
            <text:p>#VALUE!</text:p>
          </table:table-cell>
          <table:table-cell office:value-type="float" office:value="0" table:formula="msoxl:=AND(Sheet1!J15,&quot;AAAAAHvruSI=&quot;)" table:style-name="ce1">
            <text:p>#VALUE!</text:p>
          </table:table-cell>
          <table:table-cell office:value-type="float" office:value="0" table:formula="msoxl:=AND(Sheet1!K15,&quot;AAAAAHvruSM=&quot;)" table:style-name="ce1">
            <text:p>#VALUE!</text:p>
          </table:table-cell>
          <table:table-cell office:value-type="float" office:value="0" table:formula="msoxl:=AND(Sheet1!L15,&quot;AAAAAHvruSQ=&quot;)" table:style-name="ce1">
            <text:p>#VALUE!</text:p>
          </table:table-cell>
          <table:table-cell office:value-type="float" office:value="0" table:formula="msoxl:=AND(Sheet1!M15,&quot;AAAAAHvruSU=&quot;)" table:style-name="ce1">
            <text:p>#VALUE!</text:p>
          </table:table-cell>
          <table:table-cell office:value-type="float" office:value="0" table:formula="msoxl:=AND(Sheet1!N15,&quot;AAAAAHvruSY=&quot;)" table:style-name="ce1">
            <text:p>#VALUE!</text:p>
          </table:table-cell>
          <table:table-cell office:value-type="float" office:value="0" table:formula="msoxl:=AND(Sheet1!O15,&quot;AAAAAHvruSc=&quot;)" table:style-name="ce1">
            <text:p>#VALUE!</text:p>
          </table:table-cell>
          <table:table-cell office:value-type="float" office:value="0" table:formula="msoxl:=AND(Sheet1!P15,&quot;AAAAAHvruSg=&quot;)" table:style-name="ce1">
            <text:p>#VALUE!</text:p>
          </table:table-cell>
          <table:table-cell office:value-type="float" office:value="0" table:formula="msoxl:=AND(Sheet1!Q15,&quot;AAAAAHvruSk=&quot;)" table:style-name="ce1">
            <text:p>#VALUE!</text:p>
          </table:table-cell>
          <table:table-cell office:value-type="float" office:value="0" table:formula="msoxl:=AND(Sheet1!R15,&quot;AAAAAHvruSo=&quot;)" table:style-name="ce1">
            <text:p>#VALUE!</text:p>
          </table:table-cell>
          <table:table-cell office:value-type="float" office:value="0" table:formula="msoxl:=AND(Sheet1!S15,&quot;AAAAAHvruSs=&quot;)" table:style-name="ce1">
            <text:p>#VALUE!</text:p>
          </table:table-cell>
          <table:table-cell office:value-type="float" office:value="0" table:formula="msoxl:=IF(Sheet1!16:16,&quot;AAAAAHvruSw=&quot;,0)" table:style-name="ce1">
            <text:p>0</text:p>
          </table:table-cell>
          <table:table-cell office:value-type="float" office:value="0" table:formula="msoxl:=AND(Sheet1!A16,&quot;AAAAAHvruS0=&quot;)" table:style-name="ce1">
            <text:p>#VALUE!</text:p>
          </table:table-cell>
          <table:table-cell office:value-type="float" office:value="0" table:formula="msoxl:=AND(Sheet1!B16,&quot;AAAAAHvruS4=&quot;)" table:style-name="ce1">
            <text:p>#VALUE!</text:p>
          </table:table-cell>
          <table:table-cell office:value-type="float" office:value="0" table:formula="msoxl:=AND(Sheet1!C16,&quot;AAAAAHvruS8=&quot;)" table:style-name="ce1">
            <text:p>#VALUE!</text:p>
          </table:table-cell>
          <table:table-cell office:value-type="float" office:value="0" table:formula="msoxl:=AND(Sheet1!D16,&quot;AAAAAHvruTA=&quot;)" table:style-name="ce1">
            <text:p>#VALUE!</text:p>
          </table:table-cell>
          <table:table-cell office:value-type="float" office:value="0" table:formula="msoxl:=AND(Sheet1!E16,&quot;AAAAAHvruTE=&quot;)" table:style-name="ce1">
            <text:p>#VALUE!</text:p>
          </table:table-cell>
          <table:table-cell office:value-type="float" office:value="0" table:formula="msoxl:=AND(Sheet1!F16,&quot;AAAAAHvruTI=&quot;)" table:style-name="ce1">
            <text:p>#VALUE!</text:p>
          </table:table-cell>
          <table:table-cell office:value-type="float" office:value="0" table:formula="msoxl:=AND(Sheet1!G16,&quot;AAAAAHvruTM=&quot;)" table:style-name="ce1">
            <text:p>#VALUE!</text:p>
          </table:table-cell>
          <table:table-cell office:value-type="float" office:value="0" table:formula="msoxl:=AND(Sheet1!H16,&quot;AAAAAHvruTQ=&quot;)" table:style-name="ce1">
            <text:p>#VALUE!</text:p>
          </table:table-cell>
          <table:table-cell office:value-type="float" office:value="0" table:formula="msoxl:=AND(Sheet1!I16,&quot;AAAAAHvruTU=&quot;)" table:style-name="ce1">
            <text:p>#VALUE!</text:p>
          </table:table-cell>
          <table:table-cell office:value-type="float" office:value="0" table:formula="msoxl:=AND(Sheet1!J16,&quot;AAAAAHvruTY=&quot;)" table:style-name="ce1">
            <text:p>#VALUE!</text:p>
          </table:table-cell>
          <table:table-cell office:value-type="float" office:value="0" table:formula="msoxl:=AND(Sheet1!K16,&quot;AAAAAHvruTc=&quot;)" table:style-name="ce1">
            <text:p>#VALUE!</text:p>
          </table:table-cell>
          <table:table-cell office:value-type="float" office:value="0" table:formula="msoxl:=AND(Sheet1!L16,&quot;AAAAAHvruTg=&quot;)" table:style-name="ce1">
            <text:p>#VALUE!</text:p>
          </table:table-cell>
          <table:table-cell office:value-type="float" office:value="0" table:formula="msoxl:=AND(Sheet1!M16,&quot;AAAAAHvruTk=&quot;)" table:style-name="ce1">
            <text:p>#VALUE!</text:p>
          </table:table-cell>
          <table:table-cell office:value-type="float" office:value="0" table:formula="msoxl:=AND(Sheet1!N16,&quot;AAAAAHvruTo=&quot;)" table:style-name="ce1">
            <text:p>#VALUE!</text:p>
          </table:table-cell>
          <table:table-cell office:value-type="float" office:value="0" table:formula="msoxl:=AND(Sheet1!O16,&quot;AAAAAHvruTs=&quot;)" table:style-name="ce1">
            <text:p>#VALUE!</text:p>
          </table:table-cell>
          <table:table-cell office:value-type="float" office:value="0" table:formula="msoxl:=AND(Sheet1!P16,&quot;AAAAAHvruTw=&quot;)" table:style-name="ce1">
            <text:p>#VALUE!</text:p>
          </table:table-cell>
          <table:table-cell office:value-type="float" office:value="0" table:formula="msoxl:=AND(Sheet1!Q16,&quot;AAAAAHvruT0=&quot;)" table:style-name="ce1">
            <text:p>#VALUE!</text:p>
          </table:table-cell>
          <table:table-cell office:value-type="float" office:value="0" table:formula="msoxl:=AND(Sheet1!R16,&quot;AAAAAHvruT4=&quot;)" table:style-name="ce1">
            <text:p>#VALUE!</text:p>
          </table:table-cell>
          <table:table-cell office:value-type="float" office:value="0" table:formula="msoxl:=AND(Sheet1!S16,&quot;AAAAAHvruT8=&quot;)" table:style-name="ce1">
            <text:p>#VALUE!</text:p>
          </table:table-cell>
          <table:table-cell office:value-type="float" office:value="0" table:formula="msoxl:=IF(Sheet1!17:17,&quot;AAAAAHvruUA=&quot;,0)" table:style-name="ce1">
            <text:p>0</text:p>
          </table:table-cell>
          <table:table-cell office:value-type="float" office:value="0" table:formula="msoxl:=AND(Sheet1!A17,&quot;AAAAAHvruUE=&quot;)" table:style-name="ce1">
            <text:p>#VALUE!</text:p>
          </table:table-cell>
          <table:table-cell office:value-type="float" office:value="0" table:formula="msoxl:=AND(Sheet1!B17,&quot;AAAAAHvruUI=&quot;)" table:style-name="ce1">
            <text:p>#VALUE!</text:p>
          </table:table-cell>
          <table:table-cell office:value-type="float" office:value="0" table:formula="msoxl:=AND(Sheet1!C17,&quot;AAAAAHvruUM=&quot;)" table:style-name="ce1">
            <text:p>#VALUE!</text:p>
          </table:table-cell>
          <table:table-cell office:value-type="float" office:value="0" table:formula="msoxl:=AND(Sheet1!D17,&quot;AAAAAHvruUQ=&quot;)" table:style-name="ce1">
            <text:p>#VALUE!</text:p>
          </table:table-cell>
          <table:table-cell office:value-type="float" office:value="0" table:formula="msoxl:=AND(Sheet1!E17,&quot;AAAAAHvruUU=&quot;)" table:style-name="ce1">
            <text:p>#VALUE!</text:p>
          </table:table-cell>
          <table:table-cell office:value-type="float" office:value="0" table:formula="msoxl:=AND(Sheet1!F17,&quot;AAAAAHvruUY=&quot;)" table:style-name="ce1">
            <text:p>#VALUE!</text:p>
          </table:table-cell>
          <table:table-cell office:value-type="float" office:value="0" table:formula="msoxl:=AND(Sheet1!G17,&quot;AAAAAHvruUc=&quot;)" table:style-name="ce1">
            <text:p>#VALUE!</text:p>
          </table:table-cell>
          <table:table-cell office:value-type="float" office:value="0" table:formula="msoxl:=AND(Sheet1!H17,&quot;AAAAAHvruUg=&quot;)" table:style-name="ce1">
            <text:p>#VALUE!</text:p>
          </table:table-cell>
          <table:table-cell office:value-type="float" office:value="0" table:formula="msoxl:=AND(Sheet1!I17,&quot;AAAAAHvruUk=&quot;)" table:style-name="ce1">
            <text:p>#VALUE!</text:p>
          </table:table-cell>
          <table:table-cell office:value-type="float" office:value="0" table:formula="msoxl:=AND(Sheet1!J17,&quot;AAAAAHvruUo=&quot;)" table:style-name="ce1">
            <text:p>#VALUE!</text:p>
          </table:table-cell>
          <table:table-cell office:value-type="float" office:value="0" table:formula="msoxl:=AND(Sheet1!K17,&quot;AAAAAHvruUs=&quot;)" table:style-name="ce1">
            <text:p>#VALUE!</text:p>
          </table:table-cell>
          <table:table-cell office:value-type="float" office:value="0" table:formula="msoxl:=AND(Sheet1!L17,&quot;AAAAAHvruUw=&quot;)" table:style-name="ce1">
            <text:p>#VALUE!</text:p>
          </table:table-cell>
          <table:table-cell office:value-type="float" office:value="0" table:formula="msoxl:=AND(Sheet1!M17,&quot;AAAAAHvruU0=&quot;)" table:style-name="ce1">
            <text:p>#VALUE!</text:p>
          </table:table-cell>
          <table:table-cell office:value-type="float" office:value="0" table:formula="msoxl:=AND(Sheet1!N17,&quot;AAAAAHvruU4=&quot;)" table:style-name="ce1">
            <text:p>#VALUE!</text:p>
          </table:table-cell>
          <table:table-cell office:value-type="float" office:value="0" table:formula="msoxl:=AND(Sheet1!O17,&quot;AAAAAHvruU8=&quot;)" table:style-name="ce1">
            <text:p>#VALUE!</text:p>
          </table:table-cell>
          <table:table-cell office:value-type="float" office:value="0" table:formula="msoxl:=AND(Sheet1!P17,&quot;AAAAAHvruVA=&quot;)" table:style-name="ce1">
            <text:p>#VALUE!</text:p>
          </table:table-cell>
          <table:table-cell office:value-type="float" office:value="0" table:formula="msoxl:=AND(Sheet1!Q17,&quot;AAAAAHvruVE=&quot;)" table:style-name="ce1">
            <text:p>#VALUE!</text:p>
          </table:table-cell>
          <table:table-cell office:value-type="float" office:value="0" table:formula="msoxl:=AND(Sheet1!R17,&quot;AAAAAHvruVI=&quot;)" table:style-name="ce1">
            <text:p>#VALUE!</text:p>
          </table:table-cell>
          <table:table-cell office:value-type="float" office:value="0" table:formula="msoxl:=AND(Sheet1!S17,&quot;AAAAAHvruVM=&quot;)" table:style-name="ce1">
            <text:p>#VALUE!</text:p>
          </table:table-cell>
          <table:table-cell office:value-type="float" office:value="0" table:formula="msoxl:=IF(Sheet1!18:18,&quot;AAAAAHvruVQ=&quot;,0)" table:style-name="ce1">
            <text:p>0</text:p>
          </table:table-cell>
          <table:table-cell office:value-type="float" office:value="0" table:formula="msoxl:=AND(Sheet1!A18,&quot;AAAAAHvruVU=&quot;)" table:style-name="ce1">
            <text:p>#VALUE!</text:p>
          </table:table-cell>
          <table:table-cell office:value-type="float" office:value="0" table:formula="msoxl:=AND(Sheet1!B18,&quot;AAAAAHvruVY=&quot;)" table:style-name="ce1">
            <text:p>#VALUE!</text:p>
          </table:table-cell>
          <table:table-cell office:value-type="float" office:value="0" table:formula="msoxl:=AND(Sheet1!C18,&quot;AAAAAHvruVc=&quot;)" table:style-name="ce1">
            <text:p>#VALUE!</text:p>
          </table:table-cell>
          <table:table-cell office:value-type="float" office:value="0" table:formula="msoxl:=AND(Sheet1!D18,&quot;AAAAAHvruVg=&quot;)" table:style-name="ce1">
            <text:p>#VALUE!</text:p>
          </table:table-cell>
          <table:table-cell office:value-type="float" office:value="0" table:formula="msoxl:=AND(Sheet1!E18,&quot;AAAAAHvruVk=&quot;)" table:style-name="ce1">
            <text:p>#VALUE!</text:p>
          </table:table-cell>
          <table:table-cell office:value-type="float" office:value="0" table:formula="msoxl:=AND(Sheet1!F18,&quot;AAAAAHvruVo=&quot;)" table:style-name="ce1">
            <text:p>#VALUE!</text:p>
          </table:table-cell>
          <table:table-cell office:value-type="float" office:value="0" table:formula="msoxl:=AND(Sheet1!G18,&quot;AAAAAHvruVs=&quot;)" table:style-name="ce1">
            <text:p>#VALUE!</text:p>
          </table:table-cell>
          <table:table-cell office:value-type="float" office:value="0" table:formula="msoxl:=AND(Sheet1!H18,&quot;AAAAAHvruVw=&quot;)" table:style-name="ce1">
            <text:p>#VALUE!</text:p>
          </table:table-cell>
          <table:table-cell office:value-type="float" office:value="0" table:formula="msoxl:=AND(Sheet1!I18,&quot;AAAAAHvruV0=&quot;)" table:style-name="ce1">
            <text:p>#VALUE!</text:p>
          </table:table-cell>
          <table:table-cell office:value-type="float" office:value="0" table:formula="msoxl:=AND(Sheet1!J18,&quot;AAAAAHvruV4=&quot;)" table:style-name="ce1">
            <text:p>#VALUE!</text:p>
          </table:table-cell>
          <table:table-cell office:value-type="float" office:value="0" table:formula="msoxl:=AND(Sheet1!K18,&quot;AAAAAHvruV8=&quot;)" table:style-name="ce1">
            <text:p>#VALUE!</text:p>
          </table:table-cell>
          <table:table-cell office:value-type="float" office:value="0" table:formula="msoxl:=AND(Sheet1!L18,&quot;AAAAAHvruWA=&quot;)" table:style-name="ce1">
            <text:p>#VALUE!</text:p>
          </table:table-cell>
          <table:table-cell office:value-type="float" office:value="0" table:formula="msoxl:=AND(Sheet1!M18,&quot;AAAAAHvruWE=&quot;)" table:style-name="ce1">
            <text:p>#VALUE!</text:p>
          </table:table-cell>
          <table:table-cell office:value-type="float" office:value="0" table:formula="msoxl:=AND(Sheet1!N18,&quot;AAAAAHvruWI=&quot;)" table:style-name="ce1">
            <text:p>#VALUE!</text:p>
          </table:table-cell>
          <table:table-cell office:value-type="float" office:value="0" table:formula="msoxl:=AND(Sheet1!O18,&quot;AAAAAHvruWM=&quot;)" table:style-name="ce1">
            <text:p>#VALUE!</text:p>
          </table:table-cell>
          <table:table-cell office:value-type="float" office:value="0" table:formula="msoxl:=AND(Sheet1!P18,&quot;AAAAAHvruWQ=&quot;)" table:style-name="ce1">
            <text:p>#VALUE!</text:p>
          </table:table-cell>
          <table:table-cell office:value-type="float" office:value="0" table:formula="msoxl:=AND(Sheet1!Q18,&quot;AAAAAHvruWU=&quot;)" table:style-name="ce1">
            <text:p>#VALUE!</text:p>
          </table:table-cell>
          <table:table-cell office:value-type="float" office:value="0" table:formula="msoxl:=AND(Sheet1!R18,&quot;AAAAAHvruWY=&quot;)" table:style-name="ce1">
            <text:p>#VALUE!</text:p>
          </table:table-cell>
          <table:table-cell office:value-type="float" office:value="0" table:formula="msoxl:=AND(Sheet1!S18,&quot;AAAAAHvruWc=&quot;)" table:style-name="ce1">
            <text:p>#VALUE!</text:p>
          </table:table-cell>
          <table:table-cell office:value-type="float" office:value="0" table:formula="msoxl:=IF(Sheet1!19:19,&quot;AAAAAHvruWg=&quot;,0)" table:style-name="ce1">
            <text:p>0</text:p>
          </table:table-cell>
          <table:table-cell office:value-type="float" office:value="0" table:formula="msoxl:=AND(Sheet1!A19,&quot;AAAAAHvruWk=&quot;)" table:style-name="ce1">
            <text:p>#VALUE!</text:p>
          </table:table-cell>
          <table:table-cell office:value-type="float" office:value="0" table:formula="msoxl:=AND(Sheet1!B19,&quot;AAAAAHvruWo=&quot;)" table:style-name="ce1">
            <text:p>#VALUE!</text:p>
          </table:table-cell>
          <table:table-cell office:value-type="float" office:value="0" table:formula="msoxl:=AND(Sheet1!C19,&quot;AAAAAHvruWs=&quot;)" table:style-name="ce1">
            <text:p>#VALUE!</text:p>
          </table:table-cell>
          <table:table-cell office:value-type="float" office:value="0" table:formula="msoxl:=AND(Sheet1!D19,&quot;AAAAAHvruWw=&quot;)" table:style-name="ce1">
            <text:p>#VALUE!</text:p>
          </table:table-cell>
          <table:table-cell office:value-type="float" office:value="0" table:formula="msoxl:=AND(Sheet1!E19,&quot;AAAAAHvruW0=&quot;)" table:style-name="ce1">
            <text:p>#VALUE!</text:p>
          </table:table-cell>
          <table:table-cell office:value-type="float" office:value="0" table:formula="msoxl:=AND(Sheet1!F19,&quot;AAAAAHvruW4=&quot;)" table:style-name="ce1">
            <text:p>#VALUE!</text:p>
          </table:table-cell>
          <table:table-cell office:value-type="float" office:value="0" table:formula="msoxl:=AND(Sheet1!G19,&quot;AAAAAHvruW8=&quot;)" table:style-name="ce1">
            <text:p>#VALUE!</text:p>
          </table:table-cell>
          <table:table-cell office:value-type="float" office:value="0" table:formula="msoxl:=AND(Sheet1!H19,&quot;AAAAAHvruXA=&quot;)" table:style-name="ce1">
            <text:p>#VALUE!</text:p>
          </table:table-cell>
          <table:table-cell office:value-type="float" office:value="0" table:formula="msoxl:=AND(Sheet1!I19,&quot;AAAAAHvruXE=&quot;)" table:style-name="ce1">
            <text:p>#VALUE!</text:p>
          </table:table-cell>
          <table:table-cell office:value-type="float" office:value="0" table:formula="msoxl:=AND(Sheet1!J19,&quot;AAAAAHvruXI=&quot;)" table:style-name="ce1">
            <text:p>#VALUE!</text:p>
          </table:table-cell>
          <table:table-cell office:value-type="float" office:value="0" table:formula="msoxl:=AND(Sheet1!K19,&quot;AAAAAHvruXM=&quot;)" table:style-name="ce1">
            <text:p>#VALUE!</text:p>
          </table:table-cell>
          <table:table-cell office:value-type="float" office:value="0" table:formula="msoxl:=AND(Sheet1!L19,&quot;AAAAAHvruXQ=&quot;)" table:style-name="ce1">
            <text:p>#VALUE!</text:p>
          </table:table-cell>
          <table:table-cell office:value-type="float" office:value="0" table:formula="msoxl:=AND(Sheet1!M19,&quot;AAAAAHvruXU=&quot;)" table:style-name="ce1">
            <text:p>#VALUE!</text:p>
          </table:table-cell>
          <table:table-cell office:value-type="float" office:value="0" table:formula="msoxl:=AND(Sheet1!N19,&quot;AAAAAHvruXY=&quot;)" table:style-name="ce1">
            <text:p>#VALUE!</text:p>
          </table:table-cell>
          <table:table-cell office:value-type="float" office:value="0" table:formula="msoxl:=AND(Sheet1!O19,&quot;AAAAAHvruXc=&quot;)" table:style-name="ce1">
            <text:p>#VALUE!</text:p>
          </table:table-cell>
          <table:table-cell office:value-type="float" office:value="0" table:formula="msoxl:=AND(Sheet1!P19,&quot;AAAAAHvruXg=&quot;)" table:style-name="ce1">
            <text:p>#VALUE!</text:p>
          </table:table-cell>
          <table:table-cell office:value-type="float" office:value="0" table:formula="msoxl:=AND(Sheet1!Q19,&quot;AAAAAHvruXk=&quot;)" table:style-name="ce1">
            <text:p>#VALUE!</text:p>
          </table:table-cell>
          <table:table-cell office:value-type="float" office:value="0" table:formula="msoxl:=AND(Sheet1!R19,&quot;AAAAAHvruXo=&quot;)" table:style-name="ce1">
            <text:p>#VALUE!</text:p>
          </table:table-cell>
          <table:table-cell office:value-type="float" office:value="0" table:formula="msoxl:=AND(Sheet1!S19,&quot;AAAAAHvruXs=&quot;)" table:style-name="ce1">
            <text:p>#VALUE!</text:p>
          </table:table-cell>
          <table:table-cell office:value-type="float" office:value="0" table:formula="msoxl:=IF(Sheet1!20:20,&quot;AAAAAHvruXw=&quot;,0)" table:style-name="ce1">
            <text:p>0</text:p>
          </table:table-cell>
          <table:table-cell office:value-type="float" office:value="0" table:formula="msoxl:=AND(Sheet1!A20,&quot;AAAAAHvruX0=&quot;)" table:style-name="ce1">
            <text:p>#VALUE!</text:p>
          </table:table-cell>
          <table:table-cell office:value-type="float" office:value="0" table:formula="msoxl:=AND(Sheet1!B20,&quot;AAAAAHvruX4=&quot;)" table:style-name="ce1">
            <text:p>#VALUE!</text:p>
          </table:table-cell>
          <table:table-cell office:value-type="float" office:value="0" table:formula="msoxl:=AND(Sheet1!C20,&quot;AAAAAHvruX8=&quot;)" table:style-name="ce1">
            <text:p>#VALUE!</text:p>
          </table:table-cell>
          <table:table-cell office:value-type="float" office:value="0" table:formula="msoxl:=AND(Sheet1!D20,&quot;AAAAAHvruYA=&quot;)" table:style-name="ce1">
            <text:p>#VALUE!</text:p>
          </table:table-cell>
          <table:table-cell office:value-type="float" office:value="0" table:formula="msoxl:=AND(Sheet1!E20,&quot;AAAAAHvruYE=&quot;)" table:style-name="ce1">
            <text:p>#VALUE!</text:p>
          </table:table-cell>
          <table:table-cell office:value-type="float" office:value="0" table:formula="msoxl:=AND(Sheet1!F20,&quot;AAAAAHvruYI=&quot;)" table:style-name="ce1">
            <text:p>#VALUE!</text:p>
          </table:table-cell>
          <table:table-cell office:value-type="float" office:value="0" table:formula="msoxl:=AND(Sheet1!G20,&quot;AAAAAHvruYM=&quot;)" table:style-name="ce1">
            <text:p>#VALUE!</text:p>
          </table:table-cell>
          <table:table-cell office:value-type="float" office:value="0" table:formula="msoxl:=AND(Sheet1!H20,&quot;AAAAAHvruYQ=&quot;)" table:style-name="ce1">
            <text:p>#VALUE!</text:p>
          </table:table-cell>
          <table:table-cell office:value-type="float" office:value="0" table:formula="msoxl:=AND(Sheet1!I20,&quot;AAAAAHvruYU=&quot;)" table:style-name="ce1">
            <text:p>#VALUE!</text:p>
          </table:table-cell>
          <table:table-cell office:value-type="float" office:value="0" table:formula="msoxl:=AND(Sheet1!J20,&quot;AAAAAHvruYY=&quot;)" table:style-name="ce1">
            <text:p>#VALUE!</text:p>
          </table:table-cell>
          <table:table-cell office:value-type="float" office:value="0" table:formula="msoxl:=AND(Sheet1!K20,&quot;AAAAAHvruYc=&quot;)" table:style-name="ce1">
            <text:p>#VALUE!</text:p>
          </table:table-cell>
          <table:table-cell office:value-type="float" office:value="0" table:formula="msoxl:=AND(Sheet1!L20,&quot;AAAAAHvruYg=&quot;)" table:style-name="ce1">
            <text:p>#VALUE!</text:p>
          </table:table-cell>
          <table:table-cell office:value-type="float" office:value="0" table:formula="msoxl:=AND(Sheet1!M20,&quot;AAAAAHvruYk=&quot;)" table:style-name="ce1">
            <text:p>#VALUE!</text:p>
          </table:table-cell>
          <table:table-cell office:value-type="float" office:value="0" table:formula="msoxl:=AND(Sheet1!N20,&quot;AAAAAHvruYo=&quot;)" table:style-name="ce1">
            <text:p>#VALUE!</text:p>
          </table:table-cell>
          <table:table-cell office:value-type="float" office:value="0" table:formula="msoxl:=AND(Sheet1!O20,&quot;AAAAAHvruYs=&quot;)" table:style-name="ce1">
            <text:p>#VALUE!</text:p>
          </table:table-cell>
          <table:table-cell office:value-type="float" office:value="0" table:formula="msoxl:=AND(Sheet1!P20,&quot;AAAAAHvruYw=&quot;)" table:style-name="ce1">
            <text:p>#VALUE!</text:p>
          </table:table-cell>
          <table:table-cell office:value-type="float" office:value="0" table:formula="msoxl:=AND(Sheet1!Q20,&quot;AAAAAHvruY0=&quot;)" table:style-name="ce1">
            <text:p>#VALUE!</text:p>
          </table:table-cell>
          <table:table-cell office:value-type="float" office:value="0" table:formula="msoxl:=AND(Sheet1!R20,&quot;AAAAAHvruY4=&quot;)" table:style-name="ce1">
            <text:p>#VALUE!</text:p>
          </table:table-cell>
          <table:table-cell office:value-type="float" office:value="0" table:formula="msoxl:=AND(Sheet1!S20,&quot;AAAAAHvruY8=&quot;)" table:style-name="ce1">
            <text:p>#VALUE!</text:p>
          </table:table-cell>
          <table:table-cell office:value-type="float" office:value="0" table:formula="msoxl:=IF(Sheet1!21:21,&quot;AAAAAHvruZA=&quot;,0)" table:style-name="ce1">
            <text:p>0</text:p>
          </table:table-cell>
          <table:table-cell office:value-type="float" office:value="0" table:formula="msoxl:=AND(Sheet1!A21,&quot;AAAAAHvruZE=&quot;)" table:style-name="ce1">
            <text:p>#VALUE!</text:p>
          </table:table-cell>
          <table:table-cell office:value-type="float" office:value="0" table:formula="msoxl:=AND(Sheet1!B21,&quot;AAAAAHvruZI=&quot;)" table:style-name="ce1">
            <text:p>#VALUE!</text:p>
          </table:table-cell>
          <table:table-cell office:value-type="float" office:value="0" table:formula="msoxl:=AND(Sheet1!C21,&quot;AAAAAHvruZM=&quot;)" table:style-name="ce1">
            <text:p>#VALUE!</text:p>
          </table:table-cell>
          <table:table-cell office:value-type="float" office:value="0" table:formula="msoxl:=AND(Sheet1!D21,&quot;AAAAAHvruZQ=&quot;)" table:style-name="ce1">
            <text:p>#VALUE!</text:p>
          </table:table-cell>
          <table:table-cell office:value-type="float" office:value="0" table:formula="msoxl:=AND(Sheet1!E21,&quot;AAAAAHvruZU=&quot;)" table:style-name="ce1">
            <text:p>#VALUE!</text:p>
          </table:table-cell>
          <table:table-cell office:value-type="float" office:value="0" table:formula="msoxl:=AND(Sheet1!F21,&quot;AAAAAHvruZY=&quot;)" table:style-name="ce1">
            <text:p>#VALUE!</text:p>
          </table:table-cell>
          <table:table-cell office:value-type="float" office:value="0" table:formula="msoxl:=AND(Sheet1!G21,&quot;AAAAAHvruZc=&quot;)" table:style-name="ce1">
            <text:p>#VALUE!</text:p>
          </table:table-cell>
          <table:table-cell office:value-type="float" office:value="0" table:formula="msoxl:=AND(Sheet1!H21,&quot;AAAAAHvruZg=&quot;)" table:style-name="ce1">
            <text:p>#VALUE!</text:p>
          </table:table-cell>
          <table:table-cell office:value-type="float" office:value="0" table:formula="msoxl:=AND(Sheet1!I21,&quot;AAAAAHvruZk=&quot;)" table:style-name="ce1">
            <text:p>#VALUE!</text:p>
          </table:table-cell>
          <table:table-cell office:value-type="float" office:value="0" table:formula="msoxl:=AND(Sheet1!J21,&quot;AAAAAHvruZo=&quot;)" table:style-name="ce1">
            <text:p>#VALUE!</text:p>
          </table:table-cell>
          <table:table-cell office:value-type="float" office:value="0" table:formula="msoxl:=AND(Sheet1!K21,&quot;AAAAAHvruZs=&quot;)" table:style-name="ce1">
            <text:p>#VALUE!</text:p>
          </table:table-cell>
          <table:table-cell office:value-type="float" office:value="0" table:formula="msoxl:=AND(Sheet1!L21,&quot;AAAAAHvruZw=&quot;)" table:style-name="ce1">
            <text:p>#VALUE!</text:p>
          </table:table-cell>
          <table:table-cell office:value-type="float" office:value="0" table:formula="msoxl:=AND(Sheet1!M21,&quot;AAAAAHvruZ0=&quot;)" table:style-name="ce1">
            <text:p>#VALUE!</text:p>
          </table:table-cell>
          <table:table-cell office:value-type="float" office:value="0" table:formula="msoxl:=AND(Sheet1!N21,&quot;AAAAAHvruZ4=&quot;)" table:style-name="ce1">
            <text:p>#VALUE!</text:p>
          </table:table-cell>
          <table:table-cell office:value-type="float" office:value="0" table:formula="msoxl:=AND(Sheet1!O21,&quot;AAAAAHvruZ8=&quot;)" table:style-name="ce1">
            <text:p>#VALUE!</text:p>
          </table:table-cell>
          <table:table-cell office:value-type="float" office:value="0" table:formula="msoxl:=AND(Sheet1!P21,&quot;AAAAAHvruaA=&quot;)" table:style-name="ce1">
            <text:p>#VALUE!</text:p>
          </table:table-cell>
          <table:table-cell office:value-type="float" office:value="0" table:formula="msoxl:=AND(Sheet1!Q21,&quot;AAAAAHvruaE=&quot;)" table:style-name="ce1">
            <text:p>#VALUE!</text:p>
          </table:table-cell>
          <table:table-cell office:value-type="float" office:value="0" table:formula="msoxl:=AND(Sheet1!R21,&quot;AAAAAHvruaI=&quot;)" table:style-name="ce1">
            <text:p>#VALUE!</text:p>
          </table:table-cell>
          <table:table-cell office:value-type="float" office:value="0" table:formula="msoxl:=AND(Sheet1!S21,&quot;AAAAAHvruaM=&quot;)" table:style-name="ce1">
            <text:p>#VALUE!</text:p>
          </table:table-cell>
          <table:table-cell office:value-type="float" office:value="0" table:formula="msoxl:=IF(Sheet1!22:22,&quot;AAAAAHvruaQ=&quot;,0)" table:style-name="ce1">
            <text:p>0</text:p>
          </table:table-cell>
          <table:table-cell office:value-type="float" office:value="0" table:formula="msoxl:=AND(Sheet1!A22,&quot;AAAAAHvruaU=&quot;)" table:style-name="ce1">
            <text:p>#VALUE!</text:p>
          </table:table-cell>
          <table:table-cell office:value-type="float" office:value="0" table:formula="msoxl:=AND(Sheet1!B22,&quot;AAAAAHvruaY=&quot;)" table:style-name="ce1">
            <text:p>#VALUE!</text:p>
          </table:table-cell>
          <table:table-cell office:value-type="float" office:value="0" table:formula="msoxl:=AND(Sheet1!C22,&quot;AAAAAHvruac=&quot;)" table:style-name="ce1">
            <text:p>#VALUE!</text:p>
          </table:table-cell>
          <table:table-cell office:value-type="float" office:value="0" table:formula="msoxl:=AND(Sheet1!D22,&quot;AAAAAHvruag=&quot;)" table:style-name="ce1">
            <text:p>#VALUE!</text:p>
          </table:table-cell>
          <table:table-cell office:value-type="float" office:value="0" table:formula="msoxl:=AND(Sheet1!E22,&quot;AAAAAHvruak=&quot;)" table:style-name="ce1">
            <text:p>#VALUE!</text:p>
          </table:table-cell>
          <table:table-cell office:value-type="float" office:value="0" table:formula="msoxl:=AND(Sheet1!F22,&quot;AAAAAHvruao=&quot;)" table:style-name="ce1">
            <text:p>#VALUE!</text:p>
          </table:table-cell>
          <table:table-cell office:value-type="float" office:value="0" table:formula="msoxl:=AND(Sheet1!G22,&quot;AAAAAHvruas=&quot;)" table:style-name="ce1">
            <text:p>#VALUE!</text:p>
          </table:table-cell>
          <table:table-cell office:value-type="float" office:value="0" table:formula="msoxl:=AND(Sheet1!H22,&quot;AAAAAHvruaw=&quot;)" table:style-name="ce1">
            <text:p>#VALUE!</text:p>
          </table:table-cell>
          <table:table-cell office:value-type="float" office:value="0" table:formula="msoxl:=AND(Sheet1!I22,&quot;AAAAAHvrua0=&quot;)" table:style-name="ce1">
            <text:p>#VALUE!</text:p>
          </table:table-cell>
          <table:table-cell office:value-type="float" office:value="0" table:formula="msoxl:=AND(Sheet1!J22,&quot;AAAAAHvrua4=&quot;)" table:style-name="ce1">
            <text:p>#VALUE!</text:p>
          </table:table-cell>
          <table:table-cell office:value-type="float" office:value="0" table:formula="msoxl:=AND(Sheet1!K22,&quot;AAAAAHvrua8=&quot;)" table:style-name="ce1">
            <text:p>#VALUE!</text:p>
          </table:table-cell>
          <table:table-cell office:value-type="float" office:value="0" table:formula="msoxl:=AND(Sheet1!L22,&quot;AAAAAHvrubA=&quot;)" table:style-name="ce1">
            <text:p>#VALUE!</text:p>
          </table:table-cell>
          <table:table-cell office:value-type="float" office:value="0" table:formula="msoxl:=AND(Sheet1!M22,&quot;AAAAAHvrubE=&quot;)" table:style-name="ce1">
            <text:p>#VALUE!</text:p>
          </table:table-cell>
          <table:table-cell office:value-type="float" office:value="0" table:formula="msoxl:=AND(Sheet1!N22,&quot;AAAAAHvrubI=&quot;)" table:style-name="ce1">
            <text:p>#VALUE!</text:p>
          </table:table-cell>
          <table:table-cell office:value-type="float" office:value="0" table:formula="msoxl:=AND(Sheet1!O22,&quot;AAAAAHvrubM=&quot;)" table:style-name="ce1">
            <text:p>#VALUE!</text:p>
          </table:table-cell>
          <table:table-cell office:value-type="float" office:value="0" table:formula="msoxl:=AND(Sheet1!P22,&quot;AAAAAHvrubQ=&quot;)" table:style-name="ce1">
            <text:p>#VALUE!</text:p>
          </table:table-cell>
          <table:table-cell office:value-type="float" office:value="0" table:formula="msoxl:=AND(Sheet1!Q22,&quot;AAAAAHvrubU=&quot;)" table:style-name="ce1">
            <text:p>#VALUE!</text:p>
          </table:table-cell>
          <table:table-cell office:value-type="float" office:value="0" table:formula="msoxl:=AND(Sheet1!R22,&quot;AAAAAHvrubY=&quot;)" table:style-name="ce1">
            <text:p>#VALUE!</text:p>
          </table:table-cell>
          <table:table-cell office:value-type="float" office:value="0" table:formula="msoxl:=AND(Sheet1!S22,&quot;AAAAAHvrubc=&quot;)" table:style-name="ce1">
            <text:p>#VALUE!</text:p>
          </table:table-cell>
          <table:table-cell office:value-type="float" office:value="0" table:formula="msoxl:=IF(Sheet1!23:23,&quot;AAAAAHvrubg=&quot;,0)" table:style-name="ce1">
            <text:p>0</text:p>
          </table:table-cell>
          <table:table-cell office:value-type="float" office:value="0" table:formula="msoxl:=AND(Sheet1!A23,&quot;AAAAAHvrubk=&quot;)" table:style-name="ce1">
            <text:p>#VALUE!</text:p>
          </table:table-cell>
          <table:table-cell office:value-type="float" office:value="0" table:formula="msoxl:=AND(Sheet1!B23,&quot;AAAAAHvrubo=&quot;)" table:style-name="ce1">
            <text:p>#VALUE!</text:p>
          </table:table-cell>
          <table:table-cell office:value-type="float" office:value="0" table:formula="msoxl:=AND(Sheet1!C23,&quot;AAAAAHvrubs=&quot;)" table:style-name="ce1">
            <text:p>#VALUE!</text:p>
          </table:table-cell>
          <table:table-cell office:value-type="float" office:value="0" table:formula="msoxl:=AND(Sheet1!D23,&quot;AAAAAHvrubw=&quot;)" table:style-name="ce1">
            <text:p>#VALUE!</text:p>
          </table:table-cell>
          <table:table-cell office:value-type="float" office:value="0" table:formula="msoxl:=AND(Sheet1!E23,&quot;AAAAAHvrub0=&quot;)" table:style-name="ce1">
            <text:p>#VALUE!</text:p>
          </table:table-cell>
          <table:table-cell office:value-type="float" office:value="0" table:formula="msoxl:=AND(Sheet1!F23,&quot;AAAAAHvrub4=&quot;)" table:style-name="ce1">
            <text:p>#VALUE!</text:p>
          </table:table-cell>
          <table:table-cell office:value-type="float" office:value="0" table:formula="msoxl:=AND(Sheet1!G23,&quot;AAAAAHvrub8=&quot;)" table:style-name="ce1">
            <text:p>#VALUE!</text:p>
          </table:table-cell>
          <table:table-cell office:value-type="float" office:value="0" table:formula="msoxl:=AND(Sheet1!H23,&quot;AAAAAHvrucA=&quot;)" table:style-name="ce1">
            <text:p>#VALUE!</text:p>
          </table:table-cell>
          <table:table-cell office:value-type="float" office:value="0" table:formula="msoxl:=AND(Sheet1!I23,&quot;AAAAAHvrucE=&quot;)" table:style-name="ce1">
            <text:p>#VALUE!</text:p>
          </table:table-cell>
          <table:table-cell office:value-type="float" office:value="0" table:formula="msoxl:=AND(Sheet1!J23,&quot;AAAAAHvrucI=&quot;)" table:style-name="ce1">
            <text:p>#VALUE!</text:p>
          </table:table-cell>
          <table:table-cell office:value-type="float" office:value="0" table:formula="msoxl:=AND(Sheet1!K23,&quot;AAAAAHvrucM=&quot;)" table:style-name="ce1">
            <text:p>#VALUE!</text:p>
          </table:table-cell>
          <table:table-cell office:value-type="float" office:value="0" table:formula="msoxl:=AND(Sheet1!L23,&quot;AAAAAHvrucQ=&quot;)" table:style-name="ce1">
            <text:p>#VALUE!</text:p>
          </table:table-cell>
          <table:table-cell office:value-type="float" office:value="0" table:formula="msoxl:=AND(Sheet1!M23,&quot;AAAAAHvrucU=&quot;)" table:style-name="ce1">
            <text:p>#VALUE!</text:p>
          </table:table-cell>
          <table:table-cell office:value-type="float" office:value="0" table:formula="msoxl:=AND(Sheet1!N23,&quot;AAAAAHvrucY=&quot;)" table:style-name="ce1">
            <text:p>#VALUE!</text:p>
          </table:table-cell>
          <table:table-cell office:value-type="float" office:value="0" table:formula="msoxl:=AND(Sheet1!O23,&quot;AAAAAHvrucc=&quot;)" table:style-name="ce1">
            <text:p>#VALUE!</text:p>
          </table:table-cell>
          <table:table-cell office:value-type="float" office:value="0" table:formula="msoxl:=AND(Sheet1!P23,&quot;AAAAAHvrucg=&quot;)" table:style-name="ce1">
            <text:p>#VALUE!</text:p>
          </table:table-cell>
          <table:table-cell office:value-type="float" office:value="0" table:formula="msoxl:=AND(Sheet1!Q23,&quot;AAAAAHvruck=&quot;)" table:style-name="ce1">
            <text:p>#VALUE!</text:p>
          </table:table-cell>
          <table:table-cell office:value-type="float" office:value="0" table:formula="msoxl:=AND(Sheet1!R23,&quot;AAAAAHvruco=&quot;)" table:style-name="ce1">
            <text:p>#VALUE!</text:p>
          </table:table-cell>
          <table:table-cell office:value-type="float" office:value="0" table:formula="msoxl:=AND(Sheet1!S23,&quot;AAAAAHvrucs=&quot;)" table:style-name="ce1">
            <text:p>#VALUE!</text:p>
          </table:table-cell>
          <table:table-cell office:value-type="float" office:value="0" table:formula="msoxl:=IF(Sheet1!24:24,&quot;AAAAAHvrucw=&quot;,0)" table:style-name="ce1">
            <text:p>0</text:p>
          </table:table-cell>
          <table:table-cell office:value-type="float" office:value="0" table:formula="msoxl:=AND(Sheet1!A24,&quot;AAAAAHvruc0=&quot;)" table:style-name="ce1">
            <text:p>#VALUE!</text:p>
          </table:table-cell>
          <table:table-cell office:value-type="float" office:value="0" table:formula="msoxl:=AND(Sheet1!B24,&quot;AAAAAHvruc4=&quot;)" table:style-name="ce1">
            <text:p>#VALUE!</text:p>
          </table:table-cell>
          <table:table-cell office:value-type="float" office:value="0" table:formula="msoxl:=AND(Sheet1!C24,&quot;AAAAAHvruc8=&quot;)" table:style-name="ce1">
            <text:p>#VALUE!</text:p>
          </table:table-cell>
          <table:table-cell office:value-type="float" office:value="0" table:formula="msoxl:=AND(Sheet1!D24,&quot;AAAAAHvrudA=&quot;)" table:style-name="ce1">
            <text:p>#VALUE!</text:p>
          </table:table-cell>
          <table:table-cell office:value-type="float" office:value="0" table:formula="msoxl:=AND(Sheet1!E24,&quot;AAAAAHvrudE=&quot;)" table:style-name="ce1">
            <text:p>#VALUE!</text:p>
          </table:table-cell>
          <table:table-cell office:value-type="float" office:value="0" table:formula="msoxl:=AND(Sheet1!F24,&quot;AAAAAHvrudI=&quot;)" table:style-name="ce1">
            <text:p>#VALUE!</text:p>
          </table:table-cell>
          <table:table-cell office:value-type="float" office:value="0" table:formula="msoxl:=AND(Sheet1!G24,&quot;AAAAAHvrudM=&quot;)" table:style-name="ce1">
            <text:p>#VALUE!</text:p>
          </table:table-cell>
          <table:table-cell office:value-type="float" office:value="0" table:formula="msoxl:=AND(Sheet1!H24,&quot;AAAAAHvrudQ=&quot;)" table:style-name="ce1">
            <text:p>#VALUE!</text:p>
          </table:table-cell>
          <table:table-cell office:value-type="float" office:value="0" table:formula="msoxl:=AND(Sheet1!I24,&quot;AAAAAHvrudU=&quot;)" table:style-name="ce1">
            <text:p>#VALUE!</text:p>
          </table:table-cell>
          <table:table-cell office:value-type="float" office:value="0" table:formula="msoxl:=AND(Sheet1!J24,&quot;AAAAAHvrudY=&quot;)" table:style-name="ce1">
            <text:p>#VALUE!</text:p>
          </table:table-cell>
          <table:table-cell office:value-type="float" office:value="0" table:formula="msoxl:=AND(Sheet1!K24,&quot;AAAAAHvrudc=&quot;)" table:style-name="ce1">
            <text:p>#VALUE!</text:p>
          </table:table-cell>
          <table:table-cell office:value-type="float" office:value="0" table:formula="msoxl:=AND(Sheet1!L24,&quot;AAAAAHvrudg=&quot;)" table:style-name="ce1">
            <text:p>#VALUE!</text:p>
          </table:table-cell>
          <table:table-cell office:value-type="float" office:value="0" table:formula="msoxl:=AND(Sheet1!M24,&quot;AAAAAHvrudk=&quot;)" table:style-name="ce1">
            <text:p>#VALUE!</text:p>
          </table:table-cell>
          <table:table-cell office:value-type="float" office:value="0" table:formula="msoxl:=AND(Sheet1!N24,&quot;AAAAAHvrudo=&quot;)" table:style-name="ce1">
            <text:p>#VALUE!</text:p>
          </table:table-cell>
          <table:table-cell office:value-type="float" office:value="0" table:formula="msoxl:=AND(Sheet1!O24,&quot;AAAAAHvruds=&quot;)" table:style-name="ce1">
            <text:p>#VALUE!</text:p>
          </table:table-cell>
          <table:table-cell office:value-type="float" office:value="0" table:formula="msoxl:=AND(Sheet1!P24,&quot;AAAAAHvrudw=&quot;)" table:style-name="ce1">
            <text:p>#VALUE!</text:p>
          </table:table-cell>
          <table:table-cell office:value-type="float" office:value="0" table:formula="msoxl:=AND(Sheet1!Q24,&quot;AAAAAHvrud0=&quot;)" table:style-name="ce1">
            <text:p>#VALUE!</text:p>
          </table:table-cell>
          <table:table-cell office:value-type="float" office:value="0" table:formula="msoxl:=AND(Sheet1!R24,&quot;AAAAAHvrud4=&quot;)" table:style-name="ce1">
            <text:p>#VALUE!</text:p>
          </table:table-cell>
          <table:table-cell office:value-type="float" office:value="0" table:formula="msoxl:=AND(Sheet1!S24,&quot;AAAAAHvrud8=&quot;)" table:style-name="ce1">
            <text:p>#VALUE!</text:p>
          </table:table-cell>
          <table:table-cell office:value-type="float" office:value="0" table:formula="msoxl:=IF(Sheet1!25:25,&quot;AAAAAHvrueA=&quot;,0)" table:style-name="ce1">
            <text:p>0</text:p>
          </table:table-cell>
          <table:table-cell office:value-type="float" office:value="0" table:formula="msoxl:=AND(Sheet1!A25,&quot;AAAAAHvrueE=&quot;)" table:style-name="ce1">
            <text:p>#VALUE!</text:p>
          </table:table-cell>
          <table:table-cell office:value-type="float" office:value="0" table:formula="msoxl:=AND(Sheet1!B25,&quot;AAAAAHvrueI=&quot;)" table:style-name="ce1">
            <text:p>#VALUE!</text:p>
          </table:table-cell>
          <table:table-cell office:value-type="float" office:value="0" table:formula="msoxl:=AND(Sheet1!C25,&quot;AAAAAHvrueM=&quot;)" table:style-name="ce1">
            <text:p>#VALUE!</text:p>
          </table:table-cell>
          <table:table-cell office:value-type="float" office:value="0" table:formula="msoxl:=AND(Sheet1!D25,&quot;AAAAAHvrueQ=&quot;)" table:style-name="ce1">
            <text:p>#VALUE!</text:p>
          </table:table-cell>
          <table:table-cell office:value-type="float" office:value="0" table:formula="msoxl:=AND(Sheet1!E25,&quot;AAAAAHvrueU=&quot;)" table:style-name="ce1">
            <text:p>#VALUE!</text:p>
          </table:table-cell>
          <table:table-cell office:value-type="float" office:value="0" table:formula="msoxl:=AND(Sheet1!F25,&quot;AAAAAHvrueY=&quot;)" table:style-name="ce1">
            <text:p>#VALUE!</text:p>
          </table:table-cell>
          <table:table-cell office:value-type="float" office:value="0" table:formula="msoxl:=AND(Sheet1!G25,&quot;AAAAAHvruec=&quot;)" table:style-name="ce1">
            <text:p>#VALUE!</text:p>
          </table:table-cell>
          <table:table-cell office:value-type="float" office:value="0" table:formula="msoxl:=AND(Sheet1!H25,&quot;AAAAAHvrueg=&quot;)" table:style-name="ce1">
            <text:p>#VALUE!</text:p>
          </table:table-cell>
          <table:table-cell office:value-type="float" office:value="0" table:formula="msoxl:=AND(Sheet1!I25,&quot;AAAAAHvruek=&quot;)" table:style-name="ce1">
            <text:p>#VALUE!</text:p>
          </table:table-cell>
          <table:table-cell office:value-type="float" office:value="0" table:formula="msoxl:=AND(Sheet1!J25,&quot;AAAAAHvrueo=&quot;)" table:style-name="ce1">
            <text:p>#VALUE!</text:p>
          </table:table-cell>
          <table:table-cell office:value-type="float" office:value="0" table:formula="msoxl:=AND(Sheet1!K25,&quot;AAAAAHvrues=&quot;)" table:style-name="ce1">
            <text:p>#VALUE!</text:p>
          </table:table-cell>
          <table:table-cell office:value-type="float" office:value="0" table:formula="msoxl:=AND(Sheet1!L25,&quot;AAAAAHvruew=&quot;)" table:style-name="ce1">
            <text:p>#VALUE!</text:p>
          </table:table-cell>
          <table:table-cell office:value-type="float" office:value="0" table:formula="msoxl:=AND(Sheet1!M25,&quot;AAAAAHvrue0=&quot;)" table:style-name="ce1">
            <text:p>#VALUE!</text:p>
          </table:table-cell>
          <table:table-cell office:value-type="float" office:value="0" table:formula="msoxl:=AND(Sheet1!N25,&quot;AAAAAHvrue4=&quot;)" table:style-name="ce1">
            <text:p>#VALUE!</text:p>
          </table:table-cell>
          <table:table-cell office:value-type="float" office:value="0" table:formula="msoxl:=AND(Sheet1!O25,&quot;AAAAAHvrue8=&quot;)" table:style-name="ce1">
            <text:p>#VALUE!</text:p>
          </table:table-cell>
          <table:table-cell office:value-type="float" office:value="0" table:formula="msoxl:=AND(Sheet1!P25,&quot;AAAAAHvrufA=&quot;)" table:style-name="ce1">
            <text:p>#VALUE!</text:p>
          </table:table-cell>
          <table:table-cell office:value-type="float" office:value="0" table:formula="msoxl:=AND(Sheet1!Q25,&quot;AAAAAHvrufE=&quot;)" table:style-name="ce1">
            <text:p>#VALUE!</text:p>
          </table:table-cell>
          <table:table-cell office:value-type="float" office:value="0" table:formula="msoxl:=AND(Sheet1!R25,&quot;AAAAAHvrufI=&quot;)" table:style-name="ce1">
            <text:p>#VALUE!</text:p>
          </table:table-cell>
          <table:table-cell office:value-type="float" office:value="0" table:formula="msoxl:=AND(Sheet1!S25,&quot;AAAAAHvrufM=&quot;)" table:style-name="ce1">
            <text:p>#VALUE!</text:p>
          </table:table-cell>
          <table:table-cell office:value-type="float" office:value="0" table:formula="msoxl:=IF(Sheet1!26:26,&quot;AAAAAHvrufQ=&quot;,0)" table:style-name="ce1">
            <text:p>0</text:p>
          </table:table-cell>
          <table:table-cell office:value-type="float" office:value="0" table:formula="msoxl:=AND(Sheet1!A26,&quot;AAAAAHvrufU=&quot;)" table:style-name="ce1">
            <text:p>#VALUE!</text:p>
          </table:table-cell>
          <table:table-cell office:value-type="float" office:value="0" table:formula="msoxl:=AND(Sheet1!B26,&quot;AAAAAHvrufY=&quot;)" table:style-name="ce1">
            <text:p>#VALUE!</text:p>
          </table:table-cell>
          <table:table-cell office:value-type="float" office:value="0" table:formula="msoxl:=AND(Sheet1!C26,&quot;AAAAAHvrufc=&quot;)" table:style-name="ce1">
            <text:p>#VALUE!</text:p>
          </table:table-cell>
          <table:table-cell office:value-type="float" office:value="0" table:formula="msoxl:=AND(Sheet1!D26,&quot;AAAAAHvrufg=&quot;)" table:style-name="ce1">
            <text:p>#VALUE!</text:p>
          </table:table-cell>
          <table:table-cell office:value-type="float" office:value="0" table:formula="msoxl:=AND(Sheet1!E26,&quot;AAAAAHvrufk=&quot;)" table:style-name="ce1">
            <text:p>#VALUE!</text:p>
          </table:table-cell>
          <table:table-cell office:value-type="float" office:value="0" table:formula="msoxl:=AND(Sheet1!F26,&quot;AAAAAHvrufo=&quot;)" table:style-name="ce1">
            <text:p>#VALUE!</text:p>
          </table:table-cell>
          <table:table-cell office:value-type="float" office:value="0" table:formula="msoxl:=AND(Sheet1!G26,&quot;AAAAAHvrufs=&quot;)" table:style-name="ce1">
            <text:p>#VALUE!</text:p>
          </table:table-cell>
          <table:table-cell office:value-type="float" office:value="0" table:formula="msoxl:=AND(Sheet1!H26,&quot;AAAAAHvrufw=&quot;)" table:style-name="ce1">
            <text:p>#VALUE!</text:p>
          </table:table-cell>
          <table:table-cell office:value-type="float" office:value="0" table:formula="msoxl:=AND(Sheet1!I26,&quot;AAAAAHvruf0=&quot;)" table:style-name="ce1">
            <text:p>#VALUE!</text:p>
          </table:table-cell>
          <table:table-cell office:value-type="float" office:value="0" table:formula="msoxl:=AND(Sheet1!J26,&quot;AAAAAHvruf4=&quot;)" table:style-name="ce1">
            <text:p>#VALUE!</text:p>
          </table:table-cell>
          <table:table-cell office:value-type="float" office:value="0" table:formula="msoxl:=AND(Sheet1!K26,&quot;AAAAAHvruf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L26,&quot;AAAAAHn5/wA=&quot;)" table:style-name="ce1">
            <text:p>#VALUE!</text:p>
          </table:table-cell>
          <table:table-cell office:value-type="float" office:value="0" table:formula="msoxl:=AND(Sheet1!M26,&quot;AAAAAHn5/wE=&quot;)" table:style-name="ce1">
            <text:p>#VALUE!</text:p>
          </table:table-cell>
          <table:table-cell office:value-type="float" office:value="0" table:formula="msoxl:=AND(Sheet1!N26,&quot;AAAAAHn5/wI=&quot;)" table:style-name="ce1">
            <text:p>#VALUE!</text:p>
          </table:table-cell>
          <table:table-cell office:value-type="float" office:value="0" table:formula="msoxl:=AND(Sheet1!O26,&quot;AAAAAHn5/wM=&quot;)" table:style-name="ce1">
            <text:p>#VALUE!</text:p>
          </table:table-cell>
          <table:table-cell office:value-type="float" office:value="0" table:formula="msoxl:=AND(Sheet1!P26,&quot;AAAAAHn5/wQ=&quot;)" table:style-name="ce1">
            <text:p>#VALUE!</text:p>
          </table:table-cell>
          <table:table-cell office:value-type="float" office:value="0" table:formula="msoxl:=AND(Sheet1!Q26,&quot;AAAAAHn5/wU=&quot;)" table:style-name="ce1">
            <text:p>#VALUE!</text:p>
          </table:table-cell>
          <table:table-cell office:value-type="float" office:value="0" table:formula="msoxl:=AND(Sheet1!R26,&quot;AAAAAHn5/wY=&quot;)" table:style-name="ce1">
            <text:p>#VALUE!</text:p>
          </table:table-cell>
          <table:table-cell office:value-type="float" office:value="0" table:formula="msoxl:=AND(Sheet1!S26,&quot;AAAAAHn5/wc=&quot;)" table:style-name="ce1">
            <text:p>#VALUE!</text:p>
          </table:table-cell>
          <table:table-cell office:value-type="float" office:value="0" table:formula="msoxl:=IF(Sheet1!27:27,&quot;AAAAAHn5/wg=&quot;,0)" table:style-name="ce1">
            <text:p>0</text:p>
          </table:table-cell>
          <table:table-cell office:value-type="float" office:value="0" table:formula="msoxl:=AND(Sheet1!A27,&quot;AAAAAHn5/wk=&quot;)" table:style-name="ce1">
            <text:p>#VALUE!</text:p>
          </table:table-cell>
          <table:table-cell office:value-type="float" office:value="0" table:formula="msoxl:=AND(Sheet1!B27,&quot;AAAAAHn5/wo=&quot;)" table:style-name="ce1">
            <text:p>#VALUE!</text:p>
          </table:table-cell>
          <table:table-cell office:value-type="float" office:value="0" table:formula="msoxl:=AND(Sheet1!C27,&quot;AAAAAHn5/ws=&quot;)" table:style-name="ce1">
            <text:p>#VALUE!</text:p>
          </table:table-cell>
          <table:table-cell office:value-type="float" office:value="0" table:formula="msoxl:=AND(Sheet1!D27,&quot;AAAAAHn5/ww=&quot;)" table:style-name="ce1">
            <text:p>#VALUE!</text:p>
          </table:table-cell>
          <table:table-cell office:value-type="float" office:value="0" table:formula="msoxl:=AND(Sheet1!E27,&quot;AAAAAHn5/w0=&quot;)" table:style-name="ce1">
            <text:p>#VALUE!</text:p>
          </table:table-cell>
          <table:table-cell office:value-type="float" office:value="0" table:formula="msoxl:=AND(Sheet1!F27,&quot;AAAAAHn5/w4=&quot;)" table:style-name="ce1">
            <text:p>#VALUE!</text:p>
          </table:table-cell>
          <table:table-cell office:value-type="float" office:value="0" table:formula="msoxl:=AND(Sheet1!G27,&quot;AAAAAHn5/w8=&quot;)" table:style-name="ce1">
            <text:p>#VALUE!</text:p>
          </table:table-cell>
          <table:table-cell office:value-type="float" office:value="0" table:formula="msoxl:=AND(Sheet1!H27,&quot;AAAAAHn5/xA=&quot;)" table:style-name="ce1">
            <text:p>#VALUE!</text:p>
          </table:table-cell>
          <table:table-cell office:value-type="float" office:value="0" table:formula="msoxl:=AND(Sheet1!I27,&quot;AAAAAHn5/xE=&quot;)" table:style-name="ce1">
            <text:p>#VALUE!</text:p>
          </table:table-cell>
          <table:table-cell office:value-type="float" office:value="0" table:formula="msoxl:=AND(Sheet1!J27,&quot;AAAAAHn5/xI=&quot;)" table:style-name="ce1">
            <text:p>#VALUE!</text:p>
          </table:table-cell>
          <table:table-cell office:value-type="float" office:value="0" table:formula="msoxl:=AND(Sheet1!K27,&quot;AAAAAHn5/xM=&quot;)" table:style-name="ce1">
            <text:p>#VALUE!</text:p>
          </table:table-cell>
          <table:table-cell office:value-type="float" office:value="0" table:formula="msoxl:=AND(Sheet1!L27,&quot;AAAAAHn5/xQ=&quot;)" table:style-name="ce1">
            <text:p>#VALUE!</text:p>
          </table:table-cell>
          <table:table-cell office:value-type="float" office:value="0" table:formula="msoxl:=AND(Sheet1!M27,&quot;AAAAAHn5/xU=&quot;)" table:style-name="ce1">
            <text:p>#VALUE!</text:p>
          </table:table-cell>
          <table:table-cell office:value-type="float" office:value="0" table:formula="msoxl:=AND(Sheet1!N27,&quot;AAAAAHn5/xY=&quot;)" table:style-name="ce1">
            <text:p>#VALUE!</text:p>
          </table:table-cell>
          <table:table-cell office:value-type="float" office:value="0" table:formula="msoxl:=AND(Sheet1!O27,&quot;AAAAAHn5/xc=&quot;)" table:style-name="ce1">
            <text:p>#VALUE!</text:p>
          </table:table-cell>
          <table:table-cell office:value-type="float" office:value="0" table:formula="msoxl:=AND(Sheet1!P27,&quot;AAAAAHn5/xg=&quot;)" table:style-name="ce1">
            <text:p>#VALUE!</text:p>
          </table:table-cell>
          <table:table-cell office:value-type="float" office:value="0" table:formula="msoxl:=AND(Sheet1!Q27,&quot;AAAAAHn5/xk=&quot;)" table:style-name="ce1">
            <text:p>#VALUE!</text:p>
          </table:table-cell>
          <table:table-cell office:value-type="float" office:value="0" table:formula="msoxl:=AND(Sheet1!R27,&quot;AAAAAHn5/xo=&quot;)" table:style-name="ce1">
            <text:p>#VALUE!</text:p>
          </table:table-cell>
          <table:table-cell office:value-type="float" office:value="0" table:formula="msoxl:=AND(Sheet1!S27,&quot;AAAAAHn5/xs=&quot;)" table:style-name="ce1">
            <text:p>#VALUE!</text:p>
          </table:table-cell>
          <table:table-cell office:value-type="float" office:value="0" table:formula="msoxl:=IF(Sheet1!28:28,&quot;AAAAAHn5/xw=&quot;,0)" table:style-name="ce1">
            <text:p>0</text:p>
          </table:table-cell>
          <table:table-cell office:value-type="float" office:value="0" table:formula="msoxl:=AND(Sheet1!A28,&quot;AAAAAHn5/x0=&quot;)" table:style-name="ce1">
            <text:p>#VALUE!</text:p>
          </table:table-cell>
          <table:table-cell office:value-type="float" office:value="0" table:formula="msoxl:=AND(Sheet1!B28,&quot;AAAAAHn5/x4=&quot;)" table:style-name="ce1">
            <text:p>#VALUE!</text:p>
          </table:table-cell>
          <table:table-cell office:value-type="float" office:value="0" table:formula="msoxl:=AND(Sheet1!C28,&quot;AAAAAHn5/x8=&quot;)" table:style-name="ce1">
            <text:p>#VALUE!</text:p>
          </table:table-cell>
          <table:table-cell office:value-type="float" office:value="0" table:formula="msoxl:=AND(Sheet1!D28,&quot;AAAAAHn5/yA=&quot;)" table:style-name="ce1">
            <text:p>#VALUE!</text:p>
          </table:table-cell>
          <table:table-cell office:value-type="float" office:value="0" table:formula="msoxl:=AND(Sheet1!E28,&quot;AAAAAHn5/yE=&quot;)" table:style-name="ce1">
            <text:p>#VALUE!</text:p>
          </table:table-cell>
          <table:table-cell office:value-type="float" office:value="0" table:formula="msoxl:=AND(Sheet1!F28,&quot;AAAAAHn5/yI=&quot;)" table:style-name="ce1">
            <text:p>#VALUE!</text:p>
          </table:table-cell>
          <table:table-cell office:value-type="float" office:value="0" table:formula="msoxl:=AND(Sheet1!G28,&quot;AAAAAHn5/yM=&quot;)" table:style-name="ce1">
            <text:p>#VALUE!</text:p>
          </table:table-cell>
          <table:table-cell office:value-type="float" office:value="0" table:formula="msoxl:=AND(Sheet1!H28,&quot;AAAAAHn5/yQ=&quot;)" table:style-name="ce1">
            <text:p>#VALUE!</text:p>
          </table:table-cell>
          <table:table-cell office:value-type="float" office:value="0" table:formula="msoxl:=AND(Sheet1!I28,&quot;AAAAAHn5/yU=&quot;)" table:style-name="ce1">
            <text:p>#VALUE!</text:p>
          </table:table-cell>
          <table:table-cell office:value-type="float" office:value="0" table:formula="msoxl:=AND(Sheet1!J28,&quot;AAAAAHn5/yY=&quot;)" table:style-name="ce1">
            <text:p>#VALUE!</text:p>
          </table:table-cell>
          <table:table-cell office:value-type="float" office:value="0" table:formula="msoxl:=AND(Sheet1!K28,&quot;AAAAAHn5/yc=&quot;)" table:style-name="ce1">
            <text:p>#VALUE!</text:p>
          </table:table-cell>
          <table:table-cell office:value-type="float" office:value="0" table:formula="msoxl:=AND(Sheet1!L28,&quot;AAAAAHn5/yg=&quot;)" table:style-name="ce1">
            <text:p>#VALUE!</text:p>
          </table:table-cell>
          <table:table-cell office:value-type="float" office:value="0" table:formula="msoxl:=AND(Sheet1!M28,&quot;AAAAAHn5/yk=&quot;)" table:style-name="ce1">
            <text:p>#VALUE!</text:p>
          </table:table-cell>
          <table:table-cell office:value-type="float" office:value="0" table:formula="msoxl:=AND(Sheet1!N28,&quot;AAAAAHn5/yo=&quot;)" table:style-name="ce1">
            <text:p>#VALUE!</text:p>
          </table:table-cell>
          <table:table-cell office:value-type="float" office:value="0" table:formula="msoxl:=AND(Sheet1!O28,&quot;AAAAAHn5/ys=&quot;)" table:style-name="ce1">
            <text:p>#VALUE!</text:p>
          </table:table-cell>
          <table:table-cell office:value-type="float" office:value="0" table:formula="msoxl:=AND(Sheet1!P28,&quot;AAAAAHn5/yw=&quot;)" table:style-name="ce1">
            <text:p>#VALUE!</text:p>
          </table:table-cell>
          <table:table-cell office:value-type="float" office:value="0" table:formula="msoxl:=AND(Sheet1!Q28,&quot;AAAAAHn5/y0=&quot;)" table:style-name="ce1">
            <text:p>#VALUE!</text:p>
          </table:table-cell>
          <table:table-cell office:value-type="float" office:value="0" table:formula="msoxl:=AND(Sheet1!R28,&quot;AAAAAHn5/y4=&quot;)" table:style-name="ce1">
            <text:p>#VALUE!</text:p>
          </table:table-cell>
          <table:table-cell office:value-type="float" office:value="0" table:formula="msoxl:=AND(Sheet1!S28,&quot;AAAAAHn5/y8=&quot;)" table:style-name="ce1">
            <text:p>#VALUE!</text:p>
          </table:table-cell>
          <table:table-cell office:value-type="float" office:value="0" table:formula="msoxl:=IF(Sheet1!29:29,&quot;AAAAAHn5/zA=&quot;,0)" table:style-name="ce1">
            <text:p>0</text:p>
          </table:table-cell>
          <table:table-cell office:value-type="float" office:value="0" table:formula="msoxl:=AND(Sheet1!A29,&quot;AAAAAHn5/zE=&quot;)" table:style-name="ce1">
            <text:p>#VALUE!</text:p>
          </table:table-cell>
          <table:table-cell office:value-type="float" office:value="0" table:formula="msoxl:=AND(Sheet1!B29,&quot;AAAAAHn5/zI=&quot;)" table:style-name="ce1">
            <text:p>#VALUE!</text:p>
          </table:table-cell>
          <table:table-cell office:value-type="float" office:value="0" table:formula="msoxl:=AND(Sheet1!C29,&quot;AAAAAHn5/zM=&quot;)" table:style-name="ce1">
            <text:p>#VALUE!</text:p>
          </table:table-cell>
          <table:table-cell office:value-type="float" office:value="0" table:formula="msoxl:=AND(Sheet1!D29,&quot;AAAAAHn5/zQ=&quot;)" table:style-name="ce1">
            <text:p>#VALUE!</text:p>
          </table:table-cell>
          <table:table-cell office:value-type="float" office:value="0" table:formula="msoxl:=AND(Sheet1!E29,&quot;AAAAAHn5/zU=&quot;)" table:style-name="ce1">
            <text:p>#VALUE!</text:p>
          </table:table-cell>
          <table:table-cell office:value-type="float" office:value="0" table:formula="msoxl:=AND(Sheet1!F29,&quot;AAAAAHn5/zY=&quot;)" table:style-name="ce1">
            <text:p>#VALUE!</text:p>
          </table:table-cell>
          <table:table-cell office:value-type="float" office:value="0" table:formula="msoxl:=AND(Sheet1!G29,&quot;AAAAAHn5/zc=&quot;)" table:style-name="ce1">
            <text:p>#VALUE!</text:p>
          </table:table-cell>
          <table:table-cell office:value-type="float" office:value="0" table:formula="msoxl:=AND(Sheet1!H29,&quot;AAAAAHn5/zg=&quot;)" table:style-name="ce1">
            <text:p>#VALUE!</text:p>
          </table:table-cell>
          <table:table-cell office:value-type="float" office:value="0" table:formula="msoxl:=AND(Sheet1!I29,&quot;AAAAAHn5/zk=&quot;)" table:style-name="ce1">
            <text:p>#VALUE!</text:p>
          </table:table-cell>
          <table:table-cell office:value-type="float" office:value="0" table:formula="msoxl:=AND(Sheet1!J29,&quot;AAAAAHn5/zo=&quot;)" table:style-name="ce1">
            <text:p>#VALUE!</text:p>
          </table:table-cell>
          <table:table-cell office:value-type="float" office:value="0" table:formula="msoxl:=AND(Sheet1!K29,&quot;AAAAAHn5/zs=&quot;)" table:style-name="ce1">
            <text:p>#VALUE!</text:p>
          </table:table-cell>
          <table:table-cell office:value-type="float" office:value="0" table:formula="msoxl:=AND(Sheet1!L29,&quot;AAAAAHn5/zw=&quot;)" table:style-name="ce1">
            <text:p>#VALUE!</text:p>
          </table:table-cell>
          <table:table-cell office:value-type="float" office:value="0" table:formula="msoxl:=AND(Sheet1!M29,&quot;AAAAAHn5/z0=&quot;)" table:style-name="ce1">
            <text:p>#VALUE!</text:p>
          </table:table-cell>
          <table:table-cell office:value-type="float" office:value="0" table:formula="msoxl:=AND(Sheet1!N29,&quot;AAAAAHn5/z4=&quot;)" table:style-name="ce1">
            <text:p>#VALUE!</text:p>
          </table:table-cell>
          <table:table-cell office:value-type="float" office:value="0" table:formula="msoxl:=AND(Sheet1!O29,&quot;AAAAAHn5/z8=&quot;)" table:style-name="ce1">
            <text:p>#VALUE!</text:p>
          </table:table-cell>
          <table:table-cell office:value-type="float" office:value="0" table:formula="msoxl:=AND(Sheet1!P29,&quot;AAAAAHn5/0A=&quot;)" table:style-name="ce1">
            <text:p>#VALUE!</text:p>
          </table:table-cell>
          <table:table-cell office:value-type="float" office:value="0" table:formula="msoxl:=AND(Sheet1!Q29,&quot;AAAAAHn5/0E=&quot;)" table:style-name="ce1">
            <text:p>#VALUE!</text:p>
          </table:table-cell>
          <table:table-cell office:value-type="float" office:value="0" table:formula="msoxl:=AND(Sheet1!R29,&quot;AAAAAHn5/0I=&quot;)" table:style-name="ce1">
            <text:p>#VALUE!</text:p>
          </table:table-cell>
          <table:table-cell office:value-type="float" office:value="0" table:formula="msoxl:=AND(Sheet1!S29,&quot;AAAAAHn5/0M=&quot;)" table:style-name="ce1">
            <text:p>#VALUE!</text:p>
          </table:table-cell>
          <table:table-cell office:value-type="float" office:value="0" table:formula="msoxl:=IF(Sheet1!30:30,&quot;AAAAAHn5/0Q=&quot;,0)" table:style-name="ce1">
            <text:p>0</text:p>
          </table:table-cell>
          <table:table-cell office:value-type="float" office:value="0" table:formula="msoxl:=AND(Sheet1!A30,&quot;AAAAAHn5/0U=&quot;)" table:style-name="ce1">
            <text:p>#VALUE!</text:p>
          </table:table-cell>
          <table:table-cell office:value-type="float" office:value="0" table:formula="msoxl:=AND(Sheet1!B30,&quot;AAAAAHn5/0Y=&quot;)" table:style-name="ce1">
            <text:p>#VALUE!</text:p>
          </table:table-cell>
          <table:table-cell office:value-type="float" office:value="0" table:formula="msoxl:=AND(Sheet1!C30,&quot;AAAAAHn5/0c=&quot;)" table:style-name="ce1">
            <text:p>#VALUE!</text:p>
          </table:table-cell>
          <table:table-cell office:value-type="float" office:value="0" table:formula="msoxl:=AND(Sheet1!D30,&quot;AAAAAHn5/0g=&quot;)" table:style-name="ce1">
            <text:p>#VALUE!</text:p>
          </table:table-cell>
          <table:table-cell office:value-type="float" office:value="0" table:formula="msoxl:=AND(Sheet1!E30,&quot;AAAAAHn5/0k=&quot;)" table:style-name="ce1">
            <text:p>#VALUE!</text:p>
          </table:table-cell>
          <table:table-cell office:value-type="float" office:value="0" table:formula="msoxl:=AND(Sheet1!F30,&quot;AAAAAHn5/0o=&quot;)" table:style-name="ce1">
            <text:p>#VALUE!</text:p>
          </table:table-cell>
          <table:table-cell office:value-type="float" office:value="0" table:formula="msoxl:=AND(Sheet1!G30,&quot;AAAAAHn5/0s=&quot;)" table:style-name="ce1">
            <text:p>#VALUE!</text:p>
          </table:table-cell>
          <table:table-cell office:value-type="float" office:value="0" table:formula="msoxl:=AND(Sheet1!H30,&quot;AAAAAHn5/0w=&quot;)" table:style-name="ce1">
            <text:p>#VALUE!</text:p>
          </table:table-cell>
          <table:table-cell office:value-type="float" office:value="0" table:formula="msoxl:=AND(Sheet1!I30,&quot;AAAAAHn5/00=&quot;)" table:style-name="ce1">
            <text:p>#VALUE!</text:p>
          </table:table-cell>
          <table:table-cell office:value-type="float" office:value="0" table:formula="msoxl:=AND(Sheet1!J30,&quot;AAAAAHn5/04=&quot;)" table:style-name="ce1">
            <text:p>#VALUE!</text:p>
          </table:table-cell>
          <table:table-cell office:value-type="float" office:value="0" table:formula="msoxl:=AND(Sheet1!K30,&quot;AAAAAHn5/08=&quot;)" table:style-name="ce1">
            <text:p>#VALUE!</text:p>
          </table:table-cell>
          <table:table-cell office:value-type="float" office:value="0" table:formula="msoxl:=AND(Sheet1!L30,&quot;AAAAAHn5/1A=&quot;)" table:style-name="ce1">
            <text:p>#VALUE!</text:p>
          </table:table-cell>
          <table:table-cell office:value-type="float" office:value="0" table:formula="msoxl:=AND(Sheet1!M30,&quot;AAAAAHn5/1E=&quot;)" table:style-name="ce1">
            <text:p>#VALUE!</text:p>
          </table:table-cell>
          <table:table-cell office:value-type="float" office:value="0" table:formula="msoxl:=AND(Sheet1!N30,&quot;AAAAAHn5/1I=&quot;)" table:style-name="ce1">
            <text:p>#VALUE!</text:p>
          </table:table-cell>
          <table:table-cell office:value-type="float" office:value="0" table:formula="msoxl:=AND(Sheet1!O30,&quot;AAAAAHn5/1M=&quot;)" table:style-name="ce1">
            <text:p>#VALUE!</text:p>
          </table:table-cell>
          <table:table-cell office:value-type="float" office:value="0" table:formula="msoxl:=AND(Sheet1!P30,&quot;AAAAAHn5/1Q=&quot;)" table:style-name="ce1">
            <text:p>#VALUE!</text:p>
          </table:table-cell>
          <table:table-cell office:value-type="float" office:value="0" table:formula="msoxl:=AND(Sheet1!Q30,&quot;AAAAAHn5/1U=&quot;)" table:style-name="ce1">
            <text:p>#VALUE!</text:p>
          </table:table-cell>
          <table:table-cell office:value-type="float" office:value="0" table:formula="msoxl:=AND(Sheet1!R30,&quot;AAAAAHn5/1Y=&quot;)" table:style-name="ce1">
            <text:p>#VALUE!</text:p>
          </table:table-cell>
          <table:table-cell office:value-type="float" office:value="0" table:formula="msoxl:=AND(Sheet1!S30,&quot;AAAAAHn5/1c=&quot;)" table:style-name="ce1">
            <text:p>#VALUE!</text:p>
          </table:table-cell>
          <table:table-cell office:value-type="float" office:value="0" table:formula="msoxl:=IF(Sheet1!31:31,&quot;AAAAAHn5/1g=&quot;,0)" table:style-name="ce1">
            <text:p>0</text:p>
          </table:table-cell>
          <table:table-cell office:value-type="float" office:value="0" table:formula="msoxl:=AND(Sheet1!A31,&quot;AAAAAHn5/1k=&quot;)" table:style-name="ce1">
            <text:p>#VALUE!</text:p>
          </table:table-cell>
          <table:table-cell office:value-type="float" office:value="0" table:formula="msoxl:=AND(Sheet1!B31,&quot;AAAAAHn5/1o=&quot;)" table:style-name="ce1">
            <text:p>#VALUE!</text:p>
          </table:table-cell>
          <table:table-cell office:value-type="float" office:value="0" table:formula="msoxl:=AND(Sheet1!C31,&quot;AAAAAHn5/1s=&quot;)" table:style-name="ce1">
            <text:p>#VALUE!</text:p>
          </table:table-cell>
          <table:table-cell office:value-type="float" office:value="0" table:formula="msoxl:=AND(Sheet1!D31,&quot;AAAAAHn5/1w=&quot;)" table:style-name="ce1">
            <text:p>#VALUE!</text:p>
          </table:table-cell>
          <table:table-cell office:value-type="float" office:value="0" table:formula="msoxl:=AND(Sheet1!E31,&quot;AAAAAHn5/10=&quot;)" table:style-name="ce1">
            <text:p>#VALUE!</text:p>
          </table:table-cell>
          <table:table-cell office:value-type="float" office:value="0" table:formula="msoxl:=AND(Sheet1!F31,&quot;AAAAAHn5/14=&quot;)" table:style-name="ce1">
            <text:p>#VALUE!</text:p>
          </table:table-cell>
          <table:table-cell office:value-type="float" office:value="0" table:formula="msoxl:=AND(Sheet1!G31,&quot;AAAAAHn5/18=&quot;)" table:style-name="ce1">
            <text:p>#VALUE!</text:p>
          </table:table-cell>
          <table:table-cell office:value-type="float" office:value="0" table:formula="msoxl:=AND(Sheet1!H31,&quot;AAAAAHn5/2A=&quot;)" table:style-name="ce1">
            <text:p>#VALUE!</text:p>
          </table:table-cell>
          <table:table-cell office:value-type="float" office:value="0" table:formula="msoxl:=AND(Sheet1!I31,&quot;AAAAAHn5/2E=&quot;)" table:style-name="ce1">
            <text:p>#VALUE!</text:p>
          </table:table-cell>
          <table:table-cell office:value-type="float" office:value="0" table:formula="msoxl:=AND(Sheet1!J31,&quot;AAAAAHn5/2I=&quot;)" table:style-name="ce1">
            <text:p>#VALUE!</text:p>
          </table:table-cell>
          <table:table-cell office:value-type="float" office:value="0" table:formula="msoxl:=AND(Sheet1!K31,&quot;AAAAAHn5/2M=&quot;)" table:style-name="ce1">
            <text:p>#VALUE!</text:p>
          </table:table-cell>
          <table:table-cell office:value-type="float" office:value="0" table:formula="msoxl:=AND(Sheet1!L31,&quot;AAAAAHn5/2Q=&quot;)" table:style-name="ce1">
            <text:p>#VALUE!</text:p>
          </table:table-cell>
          <table:table-cell office:value-type="float" office:value="0" table:formula="msoxl:=AND(Sheet1!M31,&quot;AAAAAHn5/2U=&quot;)" table:style-name="ce1">
            <text:p>#VALUE!</text:p>
          </table:table-cell>
          <table:table-cell office:value-type="float" office:value="0" table:formula="msoxl:=AND(Sheet1!N31,&quot;AAAAAHn5/2Y=&quot;)" table:style-name="ce1">
            <text:p>#VALUE!</text:p>
          </table:table-cell>
          <table:table-cell office:value-type="float" office:value="0" table:formula="msoxl:=AND(Sheet1!O31,&quot;AAAAAHn5/2c=&quot;)" table:style-name="ce1">
            <text:p>#VALUE!</text:p>
          </table:table-cell>
          <table:table-cell office:value-type="float" office:value="0" table:formula="msoxl:=AND(Sheet1!P31,&quot;AAAAAHn5/2g=&quot;)" table:style-name="ce1">
            <text:p>#VALUE!</text:p>
          </table:table-cell>
          <table:table-cell office:value-type="float" office:value="0" table:formula="msoxl:=AND(Sheet1!Q31,&quot;AAAAAHn5/2k=&quot;)" table:style-name="ce1">
            <text:p>#VALUE!</text:p>
          </table:table-cell>
          <table:table-cell office:value-type="float" office:value="0" table:formula="msoxl:=AND(Sheet1!R31,&quot;AAAAAHn5/2o=&quot;)" table:style-name="ce1">
            <text:p>#VALUE!</text:p>
          </table:table-cell>
          <table:table-cell office:value-type="float" office:value="0" table:formula="msoxl:=AND(Sheet1!S31,&quot;AAAAAHn5/2s=&quot;)" table:style-name="ce1">
            <text:p>#VALUE!</text:p>
          </table:table-cell>
          <table:table-cell office:value-type="float" office:value="0" table:formula="msoxl:=IF(Sheet1!32:32,&quot;AAAAAHn5/2w=&quot;,0)" table:style-name="ce1">
            <text:p>0</text:p>
          </table:table-cell>
          <table:table-cell office:value-type="float" office:value="0" table:formula="msoxl:=AND(Sheet1!A32,&quot;AAAAAHn5/20=&quot;)" table:style-name="ce1">
            <text:p>#VALUE!</text:p>
          </table:table-cell>
          <table:table-cell office:value-type="float" office:value="0" table:formula="msoxl:=AND(Sheet1!B32,&quot;AAAAAHn5/24=&quot;)" table:style-name="ce1">
            <text:p>#VALUE!</text:p>
          </table:table-cell>
          <table:table-cell office:value-type="float" office:value="0" table:formula="msoxl:=AND(Sheet1!C32,&quot;AAAAAHn5/28=&quot;)" table:style-name="ce1">
            <text:p>#VALUE!</text:p>
          </table:table-cell>
          <table:table-cell office:value-type="float" office:value="0" table:formula="msoxl:=AND(Sheet1!D32,&quot;AAAAAHn5/3A=&quot;)" table:style-name="ce1">
            <text:p>#VALUE!</text:p>
          </table:table-cell>
          <table:table-cell office:value-type="float" office:value="0" table:formula="msoxl:=AND(Sheet1!E32,&quot;AAAAAHn5/3E=&quot;)" table:style-name="ce1">
            <text:p>#VALUE!</text:p>
          </table:table-cell>
          <table:table-cell office:value-type="float" office:value="0" table:formula="msoxl:=AND(Sheet1!F32,&quot;AAAAAHn5/3I=&quot;)" table:style-name="ce1">
            <text:p>#VALUE!</text:p>
          </table:table-cell>
          <table:table-cell office:value-type="float" office:value="0" table:formula="msoxl:=AND(Sheet1!G32,&quot;AAAAAHn5/3M=&quot;)" table:style-name="ce1">
            <text:p>#VALUE!</text:p>
          </table:table-cell>
          <table:table-cell office:value-type="float" office:value="0" table:formula="msoxl:=AND(Sheet1!H32,&quot;AAAAAHn5/3Q=&quot;)" table:style-name="ce1">
            <text:p>#VALUE!</text:p>
          </table:table-cell>
          <table:table-cell office:value-type="float" office:value="0" table:formula="msoxl:=AND(Sheet1!I32,&quot;AAAAAHn5/3U=&quot;)" table:style-name="ce1">
            <text:p>#VALUE!</text:p>
          </table:table-cell>
          <table:table-cell office:value-type="float" office:value="0" table:formula="msoxl:=AND(Sheet1!J32,&quot;AAAAAHn5/3Y=&quot;)" table:style-name="ce1">
            <text:p>#VALUE!</text:p>
          </table:table-cell>
          <table:table-cell office:value-type="float" office:value="0" table:formula="msoxl:=AND(Sheet1!K32,&quot;AAAAAHn5/3c=&quot;)" table:style-name="ce1">
            <text:p>#VALUE!</text:p>
          </table:table-cell>
          <table:table-cell office:value-type="float" office:value="0" table:formula="msoxl:=AND(Sheet1!L32,&quot;AAAAAHn5/3g=&quot;)" table:style-name="ce1">
            <text:p>#VALUE!</text:p>
          </table:table-cell>
          <table:table-cell office:value-type="float" office:value="0" table:formula="msoxl:=AND(Sheet1!M32,&quot;AAAAAHn5/3k=&quot;)" table:style-name="ce1">
            <text:p>#VALUE!</text:p>
          </table:table-cell>
          <table:table-cell office:value-type="float" office:value="0" table:formula="msoxl:=AND(Sheet1!N32,&quot;AAAAAHn5/3o=&quot;)" table:style-name="ce1">
            <text:p>#VALUE!</text:p>
          </table:table-cell>
          <table:table-cell office:value-type="float" office:value="0" table:formula="msoxl:=AND(Sheet1!O32,&quot;AAAAAHn5/3s=&quot;)" table:style-name="ce1">
            <text:p>#VALUE!</text:p>
          </table:table-cell>
          <table:table-cell office:value-type="float" office:value="0" table:formula="msoxl:=AND(Sheet1!P32,&quot;AAAAAHn5/3w=&quot;)" table:style-name="ce1">
            <text:p>#VALUE!</text:p>
          </table:table-cell>
          <table:table-cell office:value-type="float" office:value="0" table:formula="msoxl:=AND(Sheet1!Q32,&quot;AAAAAHn5/30=&quot;)" table:style-name="ce1">
            <text:p>#VALUE!</text:p>
          </table:table-cell>
          <table:table-cell office:value-type="float" office:value="0" table:formula="msoxl:=AND(Sheet1!R32,&quot;AAAAAHn5/34=&quot;)" table:style-name="ce1">
            <text:p>#VALUE!</text:p>
          </table:table-cell>
          <table:table-cell office:value-type="float" office:value="0" table:formula="msoxl:=AND(Sheet1!S32,&quot;AAAAAHn5/38=&quot;)" table:style-name="ce1">
            <text:p>#VALUE!</text:p>
          </table:table-cell>
          <table:table-cell office:value-type="float" office:value="0" table:formula="msoxl:=IF(Sheet1!33:33,&quot;AAAAAHn5/4A=&quot;,0)" table:style-name="ce1">
            <text:p>0</text:p>
          </table:table-cell>
          <table:table-cell office:value-type="float" office:value="0" table:formula="msoxl:=AND(Sheet1!A33,&quot;AAAAAHn5/4E=&quot;)" table:style-name="ce1">
            <text:p>#VALUE!</text:p>
          </table:table-cell>
          <table:table-cell office:value-type="float" office:value="0" table:formula="msoxl:=AND(Sheet1!B33,&quot;AAAAAHn5/4I=&quot;)" table:style-name="ce1">
            <text:p>#VALUE!</text:p>
          </table:table-cell>
          <table:table-cell office:value-type="float" office:value="0" table:formula="msoxl:=AND(Sheet1!C33,&quot;AAAAAHn5/4M=&quot;)" table:style-name="ce1">
            <text:p>#VALUE!</text:p>
          </table:table-cell>
          <table:table-cell office:value-type="float" office:value="0" table:formula="msoxl:=AND(Sheet1!D33,&quot;AAAAAHn5/4Q=&quot;)" table:style-name="ce1">
            <text:p>#VALUE!</text:p>
          </table:table-cell>
          <table:table-cell office:value-type="float" office:value="0" table:formula="msoxl:=AND(Sheet1!E33,&quot;AAAAAHn5/4U=&quot;)" table:style-name="ce1">
            <text:p>#VALUE!</text:p>
          </table:table-cell>
          <table:table-cell office:value-type="float" office:value="0" table:formula="msoxl:=AND(Sheet1!F33,&quot;AAAAAHn5/4Y=&quot;)" table:style-name="ce1">
            <text:p>#VALUE!</text:p>
          </table:table-cell>
          <table:table-cell office:value-type="float" office:value="0" table:formula="msoxl:=AND(Sheet1!G33,&quot;AAAAAHn5/4c=&quot;)" table:style-name="ce1">
            <text:p>#VALUE!</text:p>
          </table:table-cell>
          <table:table-cell office:value-type="float" office:value="0" table:formula="msoxl:=AND(Sheet1!H33,&quot;AAAAAHn5/4g=&quot;)" table:style-name="ce1">
            <text:p>#VALUE!</text:p>
          </table:table-cell>
          <table:table-cell office:value-type="float" office:value="0" table:formula="msoxl:=AND(Sheet1!I33,&quot;AAAAAHn5/4k=&quot;)" table:style-name="ce1">
            <text:p>#VALUE!</text:p>
          </table:table-cell>
          <table:table-cell office:value-type="float" office:value="0" table:formula="msoxl:=AND(Sheet1!J33,&quot;AAAAAHn5/4o=&quot;)" table:style-name="ce1">
            <text:p>#VALUE!</text:p>
          </table:table-cell>
          <table:table-cell office:value-type="float" office:value="0" table:formula="msoxl:=AND(Sheet1!K33,&quot;AAAAAHn5/4s=&quot;)" table:style-name="ce1">
            <text:p>#VALUE!</text:p>
          </table:table-cell>
          <table:table-cell office:value-type="float" office:value="0" table:formula="msoxl:=AND(Sheet1!L33,&quot;AAAAAHn5/4w=&quot;)" table:style-name="ce1">
            <text:p>#VALUE!</text:p>
          </table:table-cell>
          <table:table-cell office:value-type="float" office:value="0" table:formula="msoxl:=AND(Sheet1!M33,&quot;AAAAAHn5/40=&quot;)" table:style-name="ce1">
            <text:p>#VALUE!</text:p>
          </table:table-cell>
          <table:table-cell office:value-type="float" office:value="0" table:formula="msoxl:=AND(Sheet1!N33,&quot;AAAAAHn5/44=&quot;)" table:style-name="ce1">
            <text:p>#VALUE!</text:p>
          </table:table-cell>
          <table:table-cell office:value-type="float" office:value="0" table:formula="msoxl:=AND(Sheet1!O33,&quot;AAAAAHn5/48=&quot;)" table:style-name="ce1">
            <text:p>#VALUE!</text:p>
          </table:table-cell>
          <table:table-cell office:value-type="float" office:value="0" table:formula="msoxl:=AND(Sheet1!P33,&quot;AAAAAHn5/5A=&quot;)" table:style-name="ce1">
            <text:p>#VALUE!</text:p>
          </table:table-cell>
          <table:table-cell office:value-type="float" office:value="0" table:formula="msoxl:=AND(Sheet1!Q33,&quot;AAAAAHn5/5E=&quot;)" table:style-name="ce1">
            <text:p>#VALUE!</text:p>
          </table:table-cell>
          <table:table-cell office:value-type="float" office:value="0" table:formula="msoxl:=AND(Sheet1!R33,&quot;AAAAAHn5/5I=&quot;)" table:style-name="ce1">
            <text:p>#VALUE!</text:p>
          </table:table-cell>
          <table:table-cell office:value-type="float" office:value="0" table:formula="msoxl:=AND(Sheet1!S33,&quot;AAAAAHn5/5M=&quot;)" table:style-name="ce1">
            <text:p>#VALUE!</text:p>
          </table:table-cell>
          <table:table-cell office:value-type="float" office:value="0" table:formula="msoxl:=IF(Sheet1!34:34,&quot;AAAAAHn5/5Q=&quot;,0)" table:style-name="ce1">
            <text:p>0</text:p>
          </table:table-cell>
          <table:table-cell office:value-type="float" office:value="0" table:formula="msoxl:=AND(Sheet1!A34,&quot;AAAAAHn5/5U=&quot;)" table:style-name="ce1">
            <text:p>#VALUE!</text:p>
          </table:table-cell>
          <table:table-cell office:value-type="float" office:value="0" table:formula="msoxl:=AND(Sheet1!B34,&quot;AAAAAHn5/5Y=&quot;)" table:style-name="ce1">
            <text:p>#VALUE!</text:p>
          </table:table-cell>
          <table:table-cell office:value-type="float" office:value="0" table:formula="msoxl:=AND(Sheet1!C34,&quot;AAAAAHn5/5c=&quot;)" table:style-name="ce1">
            <text:p>#VALUE!</text:p>
          </table:table-cell>
          <table:table-cell office:value-type="float" office:value="0" table:formula="msoxl:=AND(Sheet1!D34,&quot;AAAAAHn5/5g=&quot;)" table:style-name="ce1">
            <text:p>#VALUE!</text:p>
          </table:table-cell>
          <table:table-cell office:value-type="float" office:value="0" table:formula="msoxl:=AND(Sheet1!E34,&quot;AAAAAHn5/5k=&quot;)" table:style-name="ce1">
            <text:p>#VALUE!</text:p>
          </table:table-cell>
          <table:table-cell office:value-type="float" office:value="0" table:formula="msoxl:=AND(Sheet1!F34,&quot;AAAAAHn5/5o=&quot;)" table:style-name="ce1">
            <text:p>#VALUE!</text:p>
          </table:table-cell>
          <table:table-cell office:value-type="float" office:value="0" table:formula="msoxl:=AND(Sheet1!G34,&quot;AAAAAHn5/5s=&quot;)" table:style-name="ce1">
            <text:p>#VALUE!</text:p>
          </table:table-cell>
          <table:table-cell office:value-type="float" office:value="0" table:formula="msoxl:=AND(Sheet1!H34,&quot;AAAAAHn5/5w=&quot;)" table:style-name="ce1">
            <text:p>#VALUE!</text:p>
          </table:table-cell>
          <table:table-cell office:value-type="float" office:value="0" table:formula="msoxl:=AND(Sheet1!I34,&quot;AAAAAHn5/50=&quot;)" table:style-name="ce1">
            <text:p>#VALUE!</text:p>
          </table:table-cell>
          <table:table-cell office:value-type="float" office:value="0" table:formula="msoxl:=AND(Sheet1!J34,&quot;AAAAAHn5/54=&quot;)" table:style-name="ce1">
            <text:p>#VALUE!</text:p>
          </table:table-cell>
          <table:table-cell office:value-type="float" office:value="0" table:formula="msoxl:=AND(Sheet1!K34,&quot;AAAAAHn5/58=&quot;)" table:style-name="ce1">
            <text:p>#VALUE!</text:p>
          </table:table-cell>
          <table:table-cell office:value-type="float" office:value="0" table:formula="msoxl:=AND(Sheet1!L34,&quot;AAAAAHn5/6A=&quot;)" table:style-name="ce1">
            <text:p>#VALUE!</text:p>
          </table:table-cell>
          <table:table-cell office:value-type="float" office:value="0" table:formula="msoxl:=AND(Sheet1!M34,&quot;AAAAAHn5/6E=&quot;)" table:style-name="ce1">
            <text:p>#VALUE!</text:p>
          </table:table-cell>
          <table:table-cell office:value-type="float" office:value="0" table:formula="msoxl:=AND(Sheet1!N34,&quot;AAAAAHn5/6I=&quot;)" table:style-name="ce1">
            <text:p>#VALUE!</text:p>
          </table:table-cell>
          <table:table-cell office:value-type="float" office:value="0" table:formula="msoxl:=AND(Sheet1!O34,&quot;AAAAAHn5/6M=&quot;)" table:style-name="ce1">
            <text:p>#VALUE!</text:p>
          </table:table-cell>
          <table:table-cell office:value-type="float" office:value="0" table:formula="msoxl:=AND(Sheet1!P34,&quot;AAAAAHn5/6Q=&quot;)" table:style-name="ce1">
            <text:p>#VALUE!</text:p>
          </table:table-cell>
          <table:table-cell office:value-type="float" office:value="0" table:formula="msoxl:=AND(Sheet1!Q34,&quot;AAAAAHn5/6U=&quot;)" table:style-name="ce1">
            <text:p>#VALUE!</text:p>
          </table:table-cell>
          <table:table-cell office:value-type="float" office:value="0" table:formula="msoxl:=AND(Sheet1!R34,&quot;AAAAAHn5/6Y=&quot;)" table:style-name="ce1">
            <text:p>#VALUE!</text:p>
          </table:table-cell>
          <table:table-cell office:value-type="float" office:value="0" table:formula="msoxl:=AND(Sheet1!S34,&quot;AAAAAHn5/6c=&quot;)" table:style-name="ce1">
            <text:p>#VALUE!</text:p>
          </table:table-cell>
          <table:table-cell office:value-type="float" office:value="0" table:formula="msoxl:=IF(Sheet1!35:35,&quot;AAAAAHn5/6g=&quot;,0)" table:style-name="ce1">
            <text:p>0</text:p>
          </table:table-cell>
          <table:table-cell office:value-type="float" office:value="0" table:formula="msoxl:=AND(Sheet1!A35,&quot;AAAAAHn5/6k=&quot;)" table:style-name="ce1">
            <text:p>#VALUE!</text:p>
          </table:table-cell>
          <table:table-cell office:value-type="float" office:value="0" table:formula="msoxl:=AND(Sheet1!B35,&quot;AAAAAHn5/6o=&quot;)" table:style-name="ce1">
            <text:p>#VALUE!</text:p>
          </table:table-cell>
          <table:table-cell office:value-type="float" office:value="0" table:formula="msoxl:=AND(Sheet1!C35,&quot;AAAAAHn5/6s=&quot;)" table:style-name="ce1">
            <text:p>#VALUE!</text:p>
          </table:table-cell>
          <table:table-cell office:value-type="float" office:value="0" table:formula="msoxl:=AND(Sheet1!D35,&quot;AAAAAHn5/6w=&quot;)" table:style-name="ce1">
            <text:p>#VALUE!</text:p>
          </table:table-cell>
          <table:table-cell office:value-type="float" office:value="0" table:formula="msoxl:=AND(Sheet1!E35,&quot;AAAAAHn5/60=&quot;)" table:style-name="ce1">
            <text:p>#VALUE!</text:p>
          </table:table-cell>
          <table:table-cell office:value-type="float" office:value="0" table:formula="msoxl:=AND(Sheet1!F35,&quot;AAAAAHn5/64=&quot;)" table:style-name="ce1">
            <text:p>#VALUE!</text:p>
          </table:table-cell>
          <table:table-cell office:value-type="float" office:value="0" table:formula="msoxl:=AND(Sheet1!G35,&quot;AAAAAHn5/68=&quot;)" table:style-name="ce1">
            <text:p>#VALUE!</text:p>
          </table:table-cell>
          <table:table-cell office:value-type="float" office:value="0" table:formula="msoxl:=AND(Sheet1!H35,&quot;AAAAAHn5/7A=&quot;)" table:style-name="ce1">
            <text:p>#VALUE!</text:p>
          </table:table-cell>
          <table:table-cell office:value-type="float" office:value="0" table:formula="msoxl:=AND(Sheet1!I35,&quot;AAAAAHn5/7E=&quot;)" table:style-name="ce1">
            <text:p>#VALUE!</text:p>
          </table:table-cell>
          <table:table-cell office:value-type="float" office:value="0" table:formula="msoxl:=AND(Sheet1!J35,&quot;AAAAAHn5/7I=&quot;)" table:style-name="ce1">
            <text:p>#VALUE!</text:p>
          </table:table-cell>
          <table:table-cell office:value-type="float" office:value="0" table:formula="msoxl:=AND(Sheet1!K35,&quot;AAAAAHn5/7M=&quot;)" table:style-name="ce1">
            <text:p>#VALUE!</text:p>
          </table:table-cell>
          <table:table-cell office:value-type="float" office:value="0" table:formula="msoxl:=AND(Sheet1!L35,&quot;AAAAAHn5/7Q=&quot;)" table:style-name="ce1">
            <text:p>#VALUE!</text:p>
          </table:table-cell>
          <table:table-cell office:value-type="float" office:value="0" table:formula="msoxl:=AND(Sheet1!M35,&quot;AAAAAHn5/7U=&quot;)" table:style-name="ce1">
            <text:p>#VALUE!</text:p>
          </table:table-cell>
          <table:table-cell office:value-type="float" office:value="0" table:formula="msoxl:=AND(Sheet1!N35,&quot;AAAAAHn5/7Y=&quot;)" table:style-name="ce1">
            <text:p>#VALUE!</text:p>
          </table:table-cell>
          <table:table-cell office:value-type="float" office:value="0" table:formula="msoxl:=AND(Sheet1!O35,&quot;AAAAAHn5/7c=&quot;)" table:style-name="ce1">
            <text:p>#VALUE!</text:p>
          </table:table-cell>
          <table:table-cell office:value-type="float" office:value="0" table:formula="msoxl:=AND(Sheet1!P35,&quot;AAAAAHn5/7g=&quot;)" table:style-name="ce1">
            <text:p>#VALUE!</text:p>
          </table:table-cell>
          <table:table-cell office:value-type="float" office:value="0" table:formula="msoxl:=AND(Sheet1!Q35,&quot;AAAAAHn5/7k=&quot;)" table:style-name="ce1">
            <text:p>#VALUE!</text:p>
          </table:table-cell>
          <table:table-cell office:value-type="float" office:value="0" table:formula="msoxl:=AND(Sheet1!R35,&quot;AAAAAHn5/7o=&quot;)" table:style-name="ce1">
            <text:p>#VALUE!</text:p>
          </table:table-cell>
          <table:table-cell office:value-type="float" office:value="0" table:formula="msoxl:=AND(Sheet1!S35,&quot;AAAAAHn5/7s=&quot;)" table:style-name="ce1">
            <text:p>#VALUE!</text:p>
          </table:table-cell>
          <table:table-cell office:value-type="float" office:value="0" table:formula="msoxl:=IF(Sheet1!36:36,&quot;AAAAAHn5/7w=&quot;,0)" table:style-name="ce1">
            <text:p>0</text:p>
          </table:table-cell>
          <table:table-cell office:value-type="float" office:value="0" table:formula="msoxl:=AND(Sheet1!A36,&quot;AAAAAHn5/70=&quot;)" table:style-name="ce1">
            <text:p>#VALUE!</text:p>
          </table:table-cell>
          <table:table-cell office:value-type="float" office:value="0" table:formula="msoxl:=AND(Sheet1!B36,&quot;AAAAAHn5/74=&quot;)" table:style-name="ce1">
            <text:p>#VALUE!</text:p>
          </table:table-cell>
          <table:table-cell office:value-type="float" office:value="0" table:formula="msoxl:=AND(Sheet1!C36,&quot;AAAAAHn5/78=&quot;)" table:style-name="ce1">
            <text:p>#VALUE!</text:p>
          </table:table-cell>
          <table:table-cell office:value-type="float" office:value="0" table:formula="msoxl:=AND(Sheet1!D36,&quot;AAAAAHn5/8A=&quot;)" table:style-name="ce1">
            <text:p>#VALUE!</text:p>
          </table:table-cell>
          <table:table-cell office:value-type="float" office:value="0" table:formula="msoxl:=AND(Sheet1!E36,&quot;AAAAAHn5/8E=&quot;)" table:style-name="ce1">
            <text:p>#VALUE!</text:p>
          </table:table-cell>
          <table:table-cell office:value-type="float" office:value="0" table:formula="msoxl:=AND(Sheet1!F36,&quot;AAAAAHn5/8I=&quot;)" table:style-name="ce1">
            <text:p>#VALUE!</text:p>
          </table:table-cell>
          <table:table-cell office:value-type="float" office:value="0" table:formula="msoxl:=AND(Sheet1!G36,&quot;AAAAAHn5/8M=&quot;)" table:style-name="ce1">
            <text:p>#VALUE!</text:p>
          </table:table-cell>
          <table:table-cell office:value-type="float" office:value="0" table:formula="msoxl:=AND(Sheet1!H36,&quot;AAAAAHn5/8Q=&quot;)" table:style-name="ce1">
            <text:p>#VALUE!</text:p>
          </table:table-cell>
          <table:table-cell office:value-type="float" office:value="0" table:formula="msoxl:=AND(Sheet1!I36,&quot;AAAAAHn5/8U=&quot;)" table:style-name="ce1">
            <text:p>#VALUE!</text:p>
          </table:table-cell>
          <table:table-cell office:value-type="float" office:value="0" table:formula="msoxl:=AND(Sheet1!J36,&quot;AAAAAHn5/8Y=&quot;)" table:style-name="ce1">
            <text:p>#VALUE!</text:p>
          </table:table-cell>
          <table:table-cell office:value-type="float" office:value="0" table:formula="msoxl:=AND(Sheet1!K36,&quot;AAAAAHn5/8c=&quot;)" table:style-name="ce1">
            <text:p>#VALUE!</text:p>
          </table:table-cell>
          <table:table-cell office:value-type="float" office:value="0" table:formula="msoxl:=AND(Sheet1!L36,&quot;AAAAAHn5/8g=&quot;)" table:style-name="ce1">
            <text:p>#VALUE!</text:p>
          </table:table-cell>
          <table:table-cell office:value-type="float" office:value="0" table:formula="msoxl:=AND(Sheet1!M36,&quot;AAAAAHn5/8k=&quot;)" table:style-name="ce1">
            <text:p>#VALUE!</text:p>
          </table:table-cell>
          <table:table-cell office:value-type="float" office:value="0" table:formula="msoxl:=AND(Sheet1!N36,&quot;AAAAAHn5/8o=&quot;)" table:style-name="ce1">
            <text:p>#VALUE!</text:p>
          </table:table-cell>
          <table:table-cell office:value-type="float" office:value="0" table:formula="msoxl:=AND(Sheet1!O36,&quot;AAAAAHn5/8s=&quot;)" table:style-name="ce1">
            <text:p>#VALUE!</text:p>
          </table:table-cell>
          <table:table-cell office:value-type="float" office:value="0" table:formula="msoxl:=AND(Sheet1!P36,&quot;AAAAAHn5/8w=&quot;)" table:style-name="ce1">
            <text:p>#VALUE!</text:p>
          </table:table-cell>
          <table:table-cell office:value-type="float" office:value="0" table:formula="msoxl:=AND(Sheet1!Q36,&quot;AAAAAHn5/80=&quot;)" table:style-name="ce1">
            <text:p>#VALUE!</text:p>
          </table:table-cell>
          <table:table-cell office:value-type="float" office:value="0" table:formula="msoxl:=AND(Sheet1!R36,&quot;AAAAAHn5/84=&quot;)" table:style-name="ce1">
            <text:p>#VALUE!</text:p>
          </table:table-cell>
          <table:table-cell office:value-type="float" office:value="0" table:formula="msoxl:=AND(Sheet1!S36,&quot;AAAAAHn5/88=&quot;)" table:style-name="ce1">
            <text:p>#VALUE!</text:p>
          </table:table-cell>
          <table:table-cell office:value-type="float" office:value="0" table:formula="msoxl:=IF(Sheet1!37:37,&quot;AAAAAHn5/9A=&quot;,0)" table:style-name="ce1">
            <text:p>0</text:p>
          </table:table-cell>
          <table:table-cell office:value-type="float" office:value="0" table:formula="msoxl:=AND(Sheet1!A37,&quot;AAAAAHn5/9E=&quot;)" table:style-name="ce1">
            <text:p>#VALUE!</text:p>
          </table:table-cell>
          <table:table-cell office:value-type="float" office:value="0" table:formula="msoxl:=AND(Sheet1!B37,&quot;AAAAAHn5/9I=&quot;)" table:style-name="ce1">
            <text:p>#VALUE!</text:p>
          </table:table-cell>
          <table:table-cell office:value-type="float" office:value="0" table:formula="msoxl:=AND(Sheet1!C37,&quot;AAAAAHn5/9M=&quot;)" table:style-name="ce1">
            <text:p>#VALUE!</text:p>
          </table:table-cell>
          <table:table-cell office:value-type="float" office:value="0" table:formula="msoxl:=AND(Sheet1!D37,&quot;AAAAAHn5/9Q=&quot;)" table:style-name="ce1">
            <text:p>#VALUE!</text:p>
          </table:table-cell>
          <table:table-cell office:value-type="float" office:value="0" table:formula="msoxl:=AND(Sheet1!E37,&quot;AAAAAHn5/9U=&quot;)" table:style-name="ce1">
            <text:p>#VALUE!</text:p>
          </table:table-cell>
          <table:table-cell office:value-type="float" office:value="0" table:formula="msoxl:=AND(Sheet1!F37,&quot;AAAAAHn5/9Y=&quot;)" table:style-name="ce1">
            <text:p>#VALUE!</text:p>
          </table:table-cell>
          <table:table-cell office:value-type="float" office:value="0" table:formula="msoxl:=AND(Sheet1!G37,&quot;AAAAAHn5/9c=&quot;)" table:style-name="ce1">
            <text:p>#VALUE!</text:p>
          </table:table-cell>
          <table:table-cell office:value-type="float" office:value="0" table:formula="msoxl:=AND(Sheet1!H37,&quot;AAAAAHn5/9g=&quot;)" table:style-name="ce1">
            <text:p>#VALUE!</text:p>
          </table:table-cell>
          <table:table-cell office:value-type="float" office:value="0" table:formula="msoxl:=AND(Sheet1!I37,&quot;AAAAAHn5/9k=&quot;)" table:style-name="ce1">
            <text:p>#VALUE!</text:p>
          </table:table-cell>
          <table:table-cell office:value-type="float" office:value="0" table:formula="msoxl:=AND(Sheet1!J37,&quot;AAAAAHn5/9o=&quot;)" table:style-name="ce1">
            <text:p>#VALUE!</text:p>
          </table:table-cell>
          <table:table-cell office:value-type="float" office:value="0" table:formula="msoxl:=AND(Sheet1!K37,&quot;AAAAAHn5/9s=&quot;)" table:style-name="ce1">
            <text:p>#VALUE!</text:p>
          </table:table-cell>
          <table:table-cell office:value-type="float" office:value="0" table:formula="msoxl:=AND(Sheet1!L37,&quot;AAAAAHn5/9w=&quot;)" table:style-name="ce1">
            <text:p>#VALUE!</text:p>
          </table:table-cell>
          <table:table-cell office:value-type="float" office:value="0" table:formula="msoxl:=AND(Sheet1!M37,&quot;AAAAAHn5/90=&quot;)" table:style-name="ce1">
            <text:p>#VALUE!</text:p>
          </table:table-cell>
          <table:table-cell office:value-type="float" office:value="0" table:formula="msoxl:=AND(Sheet1!N37,&quot;AAAAAHn5/94=&quot;)" table:style-name="ce1">
            <text:p>#VALUE!</text:p>
          </table:table-cell>
          <table:table-cell office:value-type="float" office:value="0" table:formula="msoxl:=AND(Sheet1!O37,&quot;AAAAAHn5/98=&quot;)" table:style-name="ce1">
            <text:p>#VALUE!</text:p>
          </table:table-cell>
          <table:table-cell office:value-type="float" office:value="0" table:formula="msoxl:=AND(Sheet1!P37,&quot;AAAAAHn5/+A=&quot;)" table:style-name="ce1">
            <text:p>#VALUE!</text:p>
          </table:table-cell>
          <table:table-cell office:value-type="float" office:value="0" table:formula="msoxl:=AND(Sheet1!Q37,&quot;AAAAAHn5/+E=&quot;)" table:style-name="ce1">
            <text:p>#VALUE!</text:p>
          </table:table-cell>
          <table:table-cell office:value-type="float" office:value="0" table:formula="msoxl:=AND(Sheet1!R37,&quot;AAAAAHn5/+I=&quot;)" table:style-name="ce1">
            <text:p>#VALUE!</text:p>
          </table:table-cell>
          <table:table-cell office:value-type="float" office:value="0" table:formula="msoxl:=AND(Sheet1!S37,&quot;AAAAAHn5/+M=&quot;)" table:style-name="ce1">
            <text:p>#VALUE!</text:p>
          </table:table-cell>
          <table:table-cell office:value-type="float" office:value="0" table:formula="msoxl:=IF(Sheet1!38:38,&quot;AAAAAHn5/+Q=&quot;,0)" table:style-name="ce1">
            <text:p>0</text:p>
          </table:table-cell>
          <table:table-cell office:value-type="float" office:value="0" table:formula="msoxl:=AND(Sheet1!A38,&quot;AAAAAHn5/+U=&quot;)" table:style-name="ce1">
            <text:p>#VALUE!</text:p>
          </table:table-cell>
          <table:table-cell office:value-type="float" office:value="0" table:formula="msoxl:=AND(Sheet1!B38,&quot;AAAAAHn5/+Y=&quot;)" table:style-name="ce1">
            <text:p>#VALUE!</text:p>
          </table:table-cell>
          <table:table-cell office:value-type="float" office:value="0" table:formula="msoxl:=AND(Sheet1!C38,&quot;AAAAAHn5/+c=&quot;)" table:style-name="ce1">
            <text:p>#VALUE!</text:p>
          </table:table-cell>
          <table:table-cell office:value-type="float" office:value="0" table:formula="msoxl:=AND(Sheet1!D38,&quot;AAAAAHn5/+g=&quot;)" table:style-name="ce1">
            <text:p>#VALUE!</text:p>
          </table:table-cell>
          <table:table-cell office:value-type="float" office:value="0" table:formula="msoxl:=AND(Sheet1!E38,&quot;AAAAAHn5/+k=&quot;)" table:style-name="ce1">
            <text:p>#VALUE!</text:p>
          </table:table-cell>
          <table:table-cell office:value-type="float" office:value="0" table:formula="msoxl:=AND(Sheet1!F38,&quot;AAAAAHn5/+o=&quot;)" table:style-name="ce1">
            <text:p>#VALUE!</text:p>
          </table:table-cell>
          <table:table-cell office:value-type="float" office:value="0" table:formula="msoxl:=AND(Sheet1!G38,&quot;AAAAAHn5/+s=&quot;)" table:style-name="ce1">
            <text:p>#VALUE!</text:p>
          </table:table-cell>
          <table:table-cell office:value-type="float" office:value="0" table:formula="msoxl:=AND(Sheet1!H38,&quot;AAAAAHn5/+w=&quot;)" table:style-name="ce1">
            <text:p>#VALUE!</text:p>
          </table:table-cell>
          <table:table-cell office:value-type="float" office:value="0" table:formula="msoxl:=AND(Sheet1!I38,&quot;AAAAAHn5/+0=&quot;)" table:style-name="ce1">
            <text:p>#VALUE!</text:p>
          </table:table-cell>
          <table:table-cell office:value-type="float" office:value="0" table:formula="msoxl:=AND(Sheet1!J38,&quot;AAAAAHn5/+4=&quot;)" table:style-name="ce1">
            <text:p>#VALUE!</text:p>
          </table:table-cell>
          <table:table-cell office:value-type="float" office:value="0" table:formula="msoxl:=AND(Sheet1!K38,&quot;AAAAAHn5/+8=&quot;)" table:style-name="ce1">
            <text:p>#VALUE!</text:p>
          </table:table-cell>
          <table:table-cell office:value-type="float" office:value="0" table:formula="msoxl:=AND(Sheet1!L38,&quot;AAAAAHn5//A=&quot;)" table:style-name="ce1">
            <text:p>#VALUE!</text:p>
          </table:table-cell>
          <table:table-cell office:value-type="float" office:value="0" table:formula="msoxl:=AND(Sheet1!M38,&quot;AAAAAHn5//E=&quot;)" table:style-name="ce1">
            <text:p>#VALUE!</text:p>
          </table:table-cell>
          <table:table-cell office:value-type="float" office:value="0" table:formula="msoxl:=AND(Sheet1!N38,&quot;AAAAAHn5//I=&quot;)" table:style-name="ce1">
            <text:p>#VALUE!</text:p>
          </table:table-cell>
          <table:table-cell office:value-type="float" office:value="0" table:formula="msoxl:=AND(Sheet1!O38,&quot;AAAAAHn5//M=&quot;)" table:style-name="ce1">
            <text:p>#VALUE!</text:p>
          </table:table-cell>
          <table:table-cell office:value-type="float" office:value="0" table:formula="msoxl:=AND(Sheet1!P38,&quot;AAAAAHn5//Q=&quot;)" table:style-name="ce1">
            <text:p>#VALUE!</text:p>
          </table:table-cell>
          <table:table-cell office:value-type="float" office:value="0" table:formula="msoxl:=AND(Sheet1!Q38,&quot;AAAAAHn5//U=&quot;)" table:style-name="ce1">
            <text:p>#VALUE!</text:p>
          </table:table-cell>
          <table:table-cell office:value-type="float" office:value="0" table:formula="msoxl:=AND(Sheet1!R38,&quot;AAAAAHn5//Y=&quot;)" table:style-name="ce1">
            <text:p>#VALUE!</text:p>
          </table:table-cell>
          <table:table-cell office:value-type="float" office:value="0" table:formula="msoxl:=AND(Sheet1!S38,&quot;AAAAAHn5//c=&quot;)" table:style-name="ce1">
            <text:p>#VALUE!</text:p>
          </table:table-cell>
          <table:table-cell office:value-type="float" office:value="0" table:formula="msoxl:=IF(Sheet1!39:39,&quot;AAAAAHn5//g=&quot;,0)" table:style-name="ce1">
            <text:p>0</text:p>
          </table:table-cell>
          <table:table-cell office:value-type="float" office:value="0" table:formula="msoxl:=AND(Sheet1!A39,&quot;AAAAAHn5//k=&quot;)" table:style-name="ce1">
            <text:p>#VALUE!</text:p>
          </table:table-cell>
          <table:table-cell office:value-type="float" office:value="0" table:formula="msoxl:=AND(Sheet1!B39,&quot;AAAAAHn5//o=&quot;)" table:style-name="ce1">
            <text:p>#VALUE!</text:p>
          </table:table-cell>
          <table:table-cell office:value-type="float" office:value="0" table:formula="msoxl:=AND(Sheet1!C39,&quot;AAAAAHn5//s=&quot;)" table:style-name="ce1">
            <text:p>#VALUE!</text:p>
          </table:table-cell>
          <table:table-cell office:value-type="float" office:value="0" table:formula="msoxl:=AND(Sheet1!D39,&quot;AAAAAHn5//w=&quot;)" table:style-name="ce1">
            <text:p>#VALUE!</text:p>
          </table:table-cell>
          <table:table-cell office:value-type="float" office:value="0" table:formula="msoxl:=AND(Sheet1!E39,&quot;AAAAAHn5//0=&quot;)" table:style-name="ce1">
            <text:p>#VALUE!</text:p>
          </table:table-cell>
          <table:table-cell office:value-type="float" office:value="0" table:formula="msoxl:=AND(Sheet1!F39,&quot;AAAAAHn5//4=&quot;)" table:style-name="ce1">
            <text:p>#VALUE!</text:p>
          </table:table-cell>
          <table:table-cell office:value-type="float" office:value="0" table:formula="msoxl:=AND(Sheet1!G39,&quot;AAAAAHn5/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H39,&quot;AAAAAFz9DwA=&quot;)" table:style-name="ce1">
            <text:p>#VALUE!</text:p>
          </table:table-cell>
          <table:table-cell office:value-type="float" office:value="0" table:formula="msoxl:=AND(Sheet1!I39,&quot;AAAAAFz9DwE=&quot;)" table:style-name="ce1">
            <text:p>#VALUE!</text:p>
          </table:table-cell>
          <table:table-cell office:value-type="float" office:value="0" table:formula="msoxl:=AND(Sheet1!J39,&quot;AAAAAFz9DwI=&quot;)" table:style-name="ce1">
            <text:p>#VALUE!</text:p>
          </table:table-cell>
          <table:table-cell office:value-type="float" office:value="0" table:formula="msoxl:=AND(Sheet1!K39,&quot;AAAAAFz9DwM=&quot;)" table:style-name="ce1">
            <text:p>#VALUE!</text:p>
          </table:table-cell>
          <table:table-cell office:value-type="float" office:value="0" table:formula="msoxl:=AND(Sheet1!L39,&quot;AAAAAFz9DwQ=&quot;)" table:style-name="ce1">
            <text:p>#VALUE!</text:p>
          </table:table-cell>
          <table:table-cell office:value-type="float" office:value="0" table:formula="msoxl:=AND(Sheet1!M39,&quot;AAAAAFz9DwU=&quot;)" table:style-name="ce1">
            <text:p>#VALUE!</text:p>
          </table:table-cell>
          <table:table-cell office:value-type="float" office:value="0" table:formula="msoxl:=AND(Sheet1!N39,&quot;AAAAAFz9DwY=&quot;)" table:style-name="ce1">
            <text:p>#VALUE!</text:p>
          </table:table-cell>
          <table:table-cell office:value-type="float" office:value="0" table:formula="msoxl:=AND(Sheet1!O39,&quot;AAAAAFz9Dwc=&quot;)" table:style-name="ce1">
            <text:p>#VALUE!</text:p>
          </table:table-cell>
          <table:table-cell office:value-type="float" office:value="0" table:formula="msoxl:=AND(Sheet1!P39,&quot;AAAAAFz9Dwg=&quot;)" table:style-name="ce1">
            <text:p>#VALUE!</text:p>
          </table:table-cell>
          <table:table-cell office:value-type="float" office:value="0" table:formula="msoxl:=AND(Sheet1!Q39,&quot;AAAAAFz9Dwk=&quot;)" table:style-name="ce1">
            <text:p>#VALUE!</text:p>
          </table:table-cell>
          <table:table-cell office:value-type="float" office:value="0" table:formula="msoxl:=AND(Sheet1!R39,&quot;AAAAAFz9Dwo=&quot;)" table:style-name="ce1">
            <text:p>#VALUE!</text:p>
          </table:table-cell>
          <table:table-cell office:value-type="float" office:value="0" table:formula="msoxl:=AND(Sheet1!S39,&quot;AAAAAFz9Dws=&quot;)" table:style-name="ce1">
            <text:p>#VALUE!</text:p>
          </table:table-cell>
          <table:table-cell office:value-type="float" office:value="0" table:formula="msoxl:=IF(Sheet1!40:40,&quot;AAAAAFz9Dww=&quot;,0)" table:style-name="ce1">
            <text:p>0</text:p>
          </table:table-cell>
          <table:table-cell office:value-type="float" office:value="0" table:formula="msoxl:=AND(Sheet1!A40,&quot;AAAAAFz9Dw0=&quot;)" table:style-name="ce1">
            <text:p>#VALUE!</text:p>
          </table:table-cell>
          <table:table-cell office:value-type="float" office:value="0" table:formula="msoxl:=AND(Sheet1!B40,&quot;AAAAAFz9Dw4=&quot;)" table:style-name="ce1">
            <text:p>#VALUE!</text:p>
          </table:table-cell>
          <table:table-cell office:value-type="float" office:value="0" table:formula="msoxl:=AND(Sheet1!C40,&quot;AAAAAFz9Dw8=&quot;)" table:style-name="ce1">
            <text:p>#VALUE!</text:p>
          </table:table-cell>
          <table:table-cell office:value-type="float" office:value="0" table:formula="msoxl:=AND(Sheet1!D40,&quot;AAAAAFz9DxA=&quot;)" table:style-name="ce1">
            <text:p>#VALUE!</text:p>
          </table:table-cell>
          <table:table-cell office:value-type="float" office:value="0" table:formula="msoxl:=AND(Sheet1!E40,&quot;AAAAAFz9DxE=&quot;)" table:style-name="ce1">
            <text:p>#VALUE!</text:p>
          </table:table-cell>
          <table:table-cell office:value-type="float" office:value="0" table:formula="msoxl:=AND(Sheet1!F40,&quot;AAAAAFz9DxI=&quot;)" table:style-name="ce1">
            <text:p>#VALUE!</text:p>
          </table:table-cell>
          <table:table-cell office:value-type="float" office:value="0" table:formula="msoxl:=AND(Sheet1!G40,&quot;AAAAAFz9DxM=&quot;)" table:style-name="ce1">
            <text:p>#VALUE!</text:p>
          </table:table-cell>
          <table:table-cell office:value-type="float" office:value="0" table:formula="msoxl:=AND(Sheet1!H40,&quot;AAAAAFz9DxQ=&quot;)" table:style-name="ce1">
            <text:p>#VALUE!</text:p>
          </table:table-cell>
          <table:table-cell office:value-type="float" office:value="0" table:formula="msoxl:=AND(Sheet1!I40,&quot;AAAAAFz9DxU=&quot;)" table:style-name="ce1">
            <text:p>#VALUE!</text:p>
          </table:table-cell>
          <table:table-cell office:value-type="float" office:value="0" table:formula="msoxl:=AND(Sheet1!J40,&quot;AAAAAFz9DxY=&quot;)" table:style-name="ce1">
            <text:p>#VALUE!</text:p>
          </table:table-cell>
          <table:table-cell office:value-type="float" office:value="0" table:formula="msoxl:=AND(Sheet1!K40,&quot;AAAAAFz9Dxc=&quot;)" table:style-name="ce1">
            <text:p>#VALUE!</text:p>
          </table:table-cell>
          <table:table-cell office:value-type="float" office:value="0" table:formula="msoxl:=AND(Sheet1!L40,&quot;AAAAAFz9Dxg=&quot;)" table:style-name="ce1">
            <text:p>#VALUE!</text:p>
          </table:table-cell>
          <table:table-cell office:value-type="float" office:value="0" table:formula="msoxl:=AND(Sheet1!M40,&quot;AAAAAFz9Dxk=&quot;)" table:style-name="ce1">
            <text:p>#VALUE!</text:p>
          </table:table-cell>
          <table:table-cell office:value-type="float" office:value="0" table:formula="msoxl:=AND(Sheet1!N40,&quot;AAAAAFz9Dxo=&quot;)" table:style-name="ce1">
            <text:p>#VALUE!</text:p>
          </table:table-cell>
          <table:table-cell office:value-type="float" office:value="0" table:formula="msoxl:=AND(Sheet1!O40,&quot;AAAAAFz9Dxs=&quot;)" table:style-name="ce1">
            <text:p>#VALUE!</text:p>
          </table:table-cell>
          <table:table-cell office:value-type="float" office:value="0" table:formula="msoxl:=AND(Sheet1!P40,&quot;AAAAAFz9Dxw=&quot;)" table:style-name="ce1">
            <text:p>#VALUE!</text:p>
          </table:table-cell>
          <table:table-cell office:value-type="float" office:value="0" table:formula="msoxl:=AND(Sheet1!Q40,&quot;AAAAAFz9Dx0=&quot;)" table:style-name="ce1">
            <text:p>#VALUE!</text:p>
          </table:table-cell>
          <table:table-cell office:value-type="float" office:value="0" table:formula="msoxl:=AND(Sheet1!R40,&quot;AAAAAFz9Dx4=&quot;)" table:style-name="ce1">
            <text:p>#VALUE!</text:p>
          </table:table-cell>
          <table:table-cell office:value-type="float" office:value="0" table:formula="msoxl:=AND(Sheet1!S40,&quot;AAAAAFz9Dx8=&quot;)" table:style-name="ce1">
            <text:p>#VALUE!</text:p>
          </table:table-cell>
          <table:table-cell office:value-type="float" office:value="0" table:formula="msoxl:=IF(Sheet1!41:41,&quot;AAAAAFz9DyA=&quot;,0)" table:style-name="ce1">
            <text:p>0</text:p>
          </table:table-cell>
          <table:table-cell office:value-type="float" office:value="0" table:formula="msoxl:=AND(Sheet1!A41,&quot;AAAAAFz9DyE=&quot;)" table:style-name="ce1">
            <text:p>#VALUE!</text:p>
          </table:table-cell>
          <table:table-cell office:value-type="float" office:value="0" table:formula="msoxl:=AND(Sheet1!B41,&quot;AAAAAFz9DyI=&quot;)" table:style-name="ce1">
            <text:p>#VALUE!</text:p>
          </table:table-cell>
          <table:table-cell office:value-type="float" office:value="0" table:formula="msoxl:=AND(Sheet1!C41,&quot;AAAAAFz9DyM=&quot;)" table:style-name="ce1">
            <text:p>#VALUE!</text:p>
          </table:table-cell>
          <table:table-cell office:value-type="float" office:value="0" table:formula="msoxl:=AND(Sheet1!D41,&quot;AAAAAFz9DyQ=&quot;)" table:style-name="ce1">
            <text:p>#VALUE!</text:p>
          </table:table-cell>
          <table:table-cell office:value-type="float" office:value="0" table:formula="msoxl:=AND(Sheet1!E41,&quot;AAAAAFz9DyU=&quot;)" table:style-name="ce1">
            <text:p>#VALUE!</text:p>
          </table:table-cell>
          <table:table-cell office:value-type="float" office:value="0" table:formula="msoxl:=AND(Sheet1!F41,&quot;AAAAAFz9DyY=&quot;)" table:style-name="ce1">
            <text:p>#VALUE!</text:p>
          </table:table-cell>
          <table:table-cell office:value-type="float" office:value="0" table:formula="msoxl:=AND(Sheet1!G41,&quot;AAAAAFz9Dyc=&quot;)" table:style-name="ce1">
            <text:p>#VALUE!</text:p>
          </table:table-cell>
          <table:table-cell office:value-type="float" office:value="0" table:formula="msoxl:=AND(Sheet1!H41,&quot;AAAAAFz9Dyg=&quot;)" table:style-name="ce1">
            <text:p>#VALUE!</text:p>
          </table:table-cell>
          <table:table-cell office:value-type="float" office:value="0" table:formula="msoxl:=AND(Sheet1!I41,&quot;AAAAAFz9Dyk=&quot;)" table:style-name="ce1">
            <text:p>#VALUE!</text:p>
          </table:table-cell>
          <table:table-cell office:value-type="float" office:value="0" table:formula="msoxl:=AND(Sheet1!J41,&quot;AAAAAFz9Dyo=&quot;)" table:style-name="ce1">
            <text:p>#VALUE!</text:p>
          </table:table-cell>
          <table:table-cell office:value-type="float" office:value="0" table:formula="msoxl:=AND(Sheet1!K41,&quot;AAAAAFz9Dys=&quot;)" table:style-name="ce1">
            <text:p>#VALUE!</text:p>
          </table:table-cell>
          <table:table-cell office:value-type="float" office:value="0" table:formula="msoxl:=AND(Sheet1!L41,&quot;AAAAAFz9Dyw=&quot;)" table:style-name="ce1">
            <text:p>#VALUE!</text:p>
          </table:table-cell>
          <table:table-cell office:value-type="float" office:value="0" table:formula="msoxl:=AND(Sheet1!M41,&quot;AAAAAFz9Dy0=&quot;)" table:style-name="ce1">
            <text:p>#VALUE!</text:p>
          </table:table-cell>
          <table:table-cell office:value-type="float" office:value="0" table:formula="msoxl:=AND(Sheet1!N41,&quot;AAAAAFz9Dy4=&quot;)" table:style-name="ce1">
            <text:p>#VALUE!</text:p>
          </table:table-cell>
          <table:table-cell office:value-type="float" office:value="0" table:formula="msoxl:=AND(Sheet1!O41,&quot;AAAAAFz9Dy8=&quot;)" table:style-name="ce1">
            <text:p>#VALUE!</text:p>
          </table:table-cell>
          <table:table-cell office:value-type="float" office:value="0" table:formula="msoxl:=AND(Sheet1!P41,&quot;AAAAAFz9DzA=&quot;)" table:style-name="ce1">
            <text:p>#VALUE!</text:p>
          </table:table-cell>
          <table:table-cell office:value-type="float" office:value="0" table:formula="msoxl:=AND(Sheet1!Q41,&quot;AAAAAFz9DzE=&quot;)" table:style-name="ce1">
            <text:p>#VALUE!</text:p>
          </table:table-cell>
          <table:table-cell office:value-type="float" office:value="0" table:formula="msoxl:=AND(Sheet1!R41,&quot;AAAAAFz9DzI=&quot;)" table:style-name="ce1">
            <text:p>#VALUE!</text:p>
          </table:table-cell>
          <table:table-cell office:value-type="float" office:value="0" table:formula="msoxl:=AND(Sheet1!S41,&quot;AAAAAFz9DzM=&quot;)" table:style-name="ce1">
            <text:p>#VALUE!</text:p>
          </table:table-cell>
          <table:table-cell office:value-type="float" office:value="0" table:formula="msoxl:=IF(Sheet1!42:42,&quot;AAAAAFz9DzQ=&quot;,0)" table:style-name="ce1">
            <text:p>0</text:p>
          </table:table-cell>
          <table:table-cell office:value-type="float" office:value="0" table:formula="msoxl:=AND(Sheet1!A42,&quot;AAAAAFz9DzU=&quot;)" table:style-name="ce1">
            <text:p>#VALUE!</text:p>
          </table:table-cell>
          <table:table-cell office:value-type="float" office:value="0" table:formula="msoxl:=AND(Sheet1!B42,&quot;AAAAAFz9DzY=&quot;)" table:style-name="ce1">
            <text:p>#VALUE!</text:p>
          </table:table-cell>
          <table:table-cell office:value-type="float" office:value="0" table:formula="msoxl:=AND(Sheet1!C42,&quot;AAAAAFz9Dzc=&quot;)" table:style-name="ce1">
            <text:p>#VALUE!</text:p>
          </table:table-cell>
          <table:table-cell office:value-type="float" office:value="0" table:formula="msoxl:=AND(Sheet1!D42,&quot;AAAAAFz9Dzg=&quot;)" table:style-name="ce1">
            <text:p>#VALUE!</text:p>
          </table:table-cell>
          <table:table-cell office:value-type="float" office:value="0" table:formula="msoxl:=AND(Sheet1!E42,&quot;AAAAAFz9Dzk=&quot;)" table:style-name="ce1">
            <text:p>#VALUE!</text:p>
          </table:table-cell>
          <table:table-cell office:value-type="float" office:value="0" table:formula="msoxl:=AND(Sheet1!F42,&quot;AAAAAFz9Dzo=&quot;)" table:style-name="ce1">
            <text:p>#VALUE!</text:p>
          </table:table-cell>
          <table:table-cell office:value-type="float" office:value="0" table:formula="msoxl:=AND(Sheet1!G42,&quot;AAAAAFz9Dzs=&quot;)" table:style-name="ce1">
            <text:p>#VALUE!</text:p>
          </table:table-cell>
          <table:table-cell office:value-type="float" office:value="0" table:formula="msoxl:=AND(Sheet1!H42,&quot;AAAAAFz9Dzw=&quot;)" table:style-name="ce1">
            <text:p>#VALUE!</text:p>
          </table:table-cell>
          <table:table-cell office:value-type="float" office:value="0" table:formula="msoxl:=AND(Sheet1!I42,&quot;AAAAAFz9Dz0=&quot;)" table:style-name="ce1">
            <text:p>#VALUE!</text:p>
          </table:table-cell>
          <table:table-cell office:value-type="float" office:value="0" table:formula="msoxl:=AND(Sheet1!J42,&quot;AAAAAFz9Dz4=&quot;)" table:style-name="ce1">
            <text:p>#VALUE!</text:p>
          </table:table-cell>
          <table:table-cell office:value-type="float" office:value="0" table:formula="msoxl:=AND(Sheet1!K42,&quot;AAAAAFz9Dz8=&quot;)" table:style-name="ce1">
            <text:p>#VALUE!</text:p>
          </table:table-cell>
          <table:table-cell office:value-type="float" office:value="0" table:formula="msoxl:=AND(Sheet1!L42,&quot;AAAAAFz9D0A=&quot;)" table:style-name="ce1">
            <text:p>#VALUE!</text:p>
          </table:table-cell>
          <table:table-cell office:value-type="float" office:value="0" table:formula="msoxl:=AND(Sheet1!M42,&quot;AAAAAFz9D0E=&quot;)" table:style-name="ce1">
            <text:p>#VALUE!</text:p>
          </table:table-cell>
          <table:table-cell office:value-type="float" office:value="0" table:formula="msoxl:=AND(Sheet1!N42,&quot;AAAAAFz9D0I=&quot;)" table:style-name="ce1">
            <text:p>#VALUE!</text:p>
          </table:table-cell>
          <table:table-cell office:value-type="float" office:value="0" table:formula="msoxl:=AND(Sheet1!O42,&quot;AAAAAFz9D0M=&quot;)" table:style-name="ce1">
            <text:p>#VALUE!</text:p>
          </table:table-cell>
          <table:table-cell office:value-type="float" office:value="0" table:formula="msoxl:=AND(Sheet1!P42,&quot;AAAAAFz9D0Q=&quot;)" table:style-name="ce1">
            <text:p>#VALUE!</text:p>
          </table:table-cell>
          <table:table-cell office:value-type="float" office:value="0" table:formula="msoxl:=AND(Sheet1!Q42,&quot;AAAAAFz9D0U=&quot;)" table:style-name="ce1">
            <text:p>#VALUE!</text:p>
          </table:table-cell>
          <table:table-cell office:value-type="float" office:value="0" table:formula="msoxl:=AND(Sheet1!R42,&quot;AAAAAFz9D0Y=&quot;)" table:style-name="ce1">
            <text:p>#VALUE!</text:p>
          </table:table-cell>
          <table:table-cell office:value-type="float" office:value="0" table:formula="msoxl:=AND(Sheet1!S42,&quot;AAAAAFz9D0c=&quot;)" table:style-name="ce1">
            <text:p>#VALUE!</text:p>
          </table:table-cell>
          <table:table-cell office:value-type="float" office:value="0" table:formula="msoxl:=IF(Sheet1!43:43,&quot;AAAAAFz9D0g=&quot;,0)" table:style-name="ce1">
            <text:p>0</text:p>
          </table:table-cell>
          <table:table-cell office:value-type="float" office:value="0" table:formula="msoxl:=AND(Sheet1!A43,&quot;AAAAAFz9D0k=&quot;)" table:style-name="ce1">
            <text:p>#VALUE!</text:p>
          </table:table-cell>
          <table:table-cell office:value-type="float" office:value="0" table:formula="msoxl:=AND(Sheet1!B43,&quot;AAAAAFz9D0o=&quot;)" table:style-name="ce1">
            <text:p>#VALUE!</text:p>
          </table:table-cell>
          <table:table-cell office:value-type="float" office:value="0" table:formula="msoxl:=AND(Sheet1!C43,&quot;AAAAAFz9D0s=&quot;)" table:style-name="ce1">
            <text:p>#VALUE!</text:p>
          </table:table-cell>
          <table:table-cell office:value-type="float" office:value="0" table:formula="msoxl:=AND(Sheet1!D43,&quot;AAAAAFz9D0w=&quot;)" table:style-name="ce1">
            <text:p>#VALUE!</text:p>
          </table:table-cell>
          <table:table-cell office:value-type="float" office:value="0" table:formula="msoxl:=AND(Sheet1!E43,&quot;AAAAAFz9D00=&quot;)" table:style-name="ce1">
            <text:p>#VALUE!</text:p>
          </table:table-cell>
          <table:table-cell office:value-type="float" office:value="0" table:formula="msoxl:=AND(Sheet1!F43,&quot;AAAAAFz9D04=&quot;)" table:style-name="ce1">
            <text:p>#VALUE!</text:p>
          </table:table-cell>
          <table:table-cell office:value-type="float" office:value="0" table:formula="msoxl:=AND(Sheet1!G43,&quot;AAAAAFz9D08=&quot;)" table:style-name="ce1">
            <text:p>#VALUE!</text:p>
          </table:table-cell>
          <table:table-cell office:value-type="float" office:value="0" table:formula="msoxl:=AND(Sheet1!H43,&quot;AAAAAFz9D1A=&quot;)" table:style-name="ce1">
            <text:p>#VALUE!</text:p>
          </table:table-cell>
          <table:table-cell office:value-type="float" office:value="0" table:formula="msoxl:=AND(Sheet1!I43,&quot;AAAAAFz9D1E=&quot;)" table:style-name="ce1">
            <text:p>#VALUE!</text:p>
          </table:table-cell>
          <table:table-cell office:value-type="float" office:value="0" table:formula="msoxl:=AND(Sheet1!J43,&quot;AAAAAFz9D1I=&quot;)" table:style-name="ce1">
            <text:p>#VALUE!</text:p>
          </table:table-cell>
          <table:table-cell office:value-type="float" office:value="0" table:formula="msoxl:=AND(Sheet1!K43,&quot;AAAAAFz9D1M=&quot;)" table:style-name="ce1">
            <text:p>#VALUE!</text:p>
          </table:table-cell>
          <table:table-cell office:value-type="float" office:value="0" table:formula="msoxl:=AND(Sheet1!L43,&quot;AAAAAFz9D1Q=&quot;)" table:style-name="ce1">
            <text:p>#VALUE!</text:p>
          </table:table-cell>
          <table:table-cell office:value-type="float" office:value="0" table:formula="msoxl:=AND(Sheet1!M43,&quot;AAAAAFz9D1U=&quot;)" table:style-name="ce1">
            <text:p>#VALUE!</text:p>
          </table:table-cell>
          <table:table-cell office:value-type="float" office:value="0" table:formula="msoxl:=AND(Sheet1!N43,&quot;AAAAAFz9D1Y=&quot;)" table:style-name="ce1">
            <text:p>#VALUE!</text:p>
          </table:table-cell>
          <table:table-cell office:value-type="float" office:value="0" table:formula="msoxl:=AND(Sheet1!O43,&quot;AAAAAFz9D1c=&quot;)" table:style-name="ce1">
            <text:p>#VALUE!</text:p>
          </table:table-cell>
          <table:table-cell office:value-type="float" office:value="0" table:formula="msoxl:=AND(Sheet1!P43,&quot;AAAAAFz9D1g=&quot;)" table:style-name="ce1">
            <text:p>#VALUE!</text:p>
          </table:table-cell>
          <table:table-cell office:value-type="float" office:value="0" table:formula="msoxl:=AND(Sheet1!Q43,&quot;AAAAAFz9D1k=&quot;)" table:style-name="ce1">
            <text:p>#VALUE!</text:p>
          </table:table-cell>
          <table:table-cell office:value-type="float" office:value="0" table:formula="msoxl:=AND(Sheet1!R43,&quot;AAAAAFz9D1o=&quot;)" table:style-name="ce1">
            <text:p>#VALUE!</text:p>
          </table:table-cell>
          <table:table-cell office:value-type="float" office:value="0" table:formula="msoxl:=AND(Sheet1!S43,&quot;AAAAAFz9D1s=&quot;)" table:style-name="ce1">
            <text:p>#VALUE!</text:p>
          </table:table-cell>
          <table:table-cell office:value-type="float" office:value="0" table:formula="msoxl:=IF(Sheet1!44:44,&quot;AAAAAFz9D1w=&quot;,0)" table:style-name="ce1">
            <text:p>0</text:p>
          </table:table-cell>
          <table:table-cell office:value-type="float" office:value="0" table:formula="msoxl:=AND(Sheet1!A44,&quot;AAAAAFz9D10=&quot;)" table:style-name="ce1">
            <text:p>#VALUE!</text:p>
          </table:table-cell>
          <table:table-cell office:value-type="float" office:value="0" table:formula="msoxl:=AND(Sheet1!B44,&quot;AAAAAFz9D14=&quot;)" table:style-name="ce1">
            <text:p>#VALUE!</text:p>
          </table:table-cell>
          <table:table-cell office:value-type="float" office:value="0" table:formula="msoxl:=AND(Sheet1!C44,&quot;AAAAAFz9D18=&quot;)" table:style-name="ce1">
            <text:p>#VALUE!</text:p>
          </table:table-cell>
          <table:table-cell office:value-type="float" office:value="0" table:formula="msoxl:=AND(Sheet1!D44,&quot;AAAAAFz9D2A=&quot;)" table:style-name="ce1">
            <text:p>#VALUE!</text:p>
          </table:table-cell>
          <table:table-cell office:value-type="float" office:value="0" table:formula="msoxl:=AND(Sheet1!E44,&quot;AAAAAFz9D2E=&quot;)" table:style-name="ce1">
            <text:p>#VALUE!</text:p>
          </table:table-cell>
          <table:table-cell office:value-type="float" office:value="0" table:formula="msoxl:=AND(Sheet1!F44,&quot;AAAAAFz9D2I=&quot;)" table:style-name="ce1">
            <text:p>#VALUE!</text:p>
          </table:table-cell>
          <table:table-cell office:value-type="float" office:value="0" table:formula="msoxl:=AND(Sheet1!G44,&quot;AAAAAFz9D2M=&quot;)" table:style-name="ce1">
            <text:p>#VALUE!</text:p>
          </table:table-cell>
          <table:table-cell office:value-type="float" office:value="0" table:formula="msoxl:=AND(Sheet1!H44,&quot;AAAAAFz9D2Q=&quot;)" table:style-name="ce1">
            <text:p>#VALUE!</text:p>
          </table:table-cell>
          <table:table-cell office:value-type="float" office:value="0" table:formula="msoxl:=AND(Sheet1!I44,&quot;AAAAAFz9D2U=&quot;)" table:style-name="ce1">
            <text:p>#VALUE!</text:p>
          </table:table-cell>
          <table:table-cell office:value-type="float" office:value="0" table:formula="msoxl:=AND(Sheet1!J44,&quot;AAAAAFz9D2Y=&quot;)" table:style-name="ce1">
            <text:p>#VALUE!</text:p>
          </table:table-cell>
          <table:table-cell office:value-type="float" office:value="0" table:formula="msoxl:=AND(Sheet1!K44,&quot;AAAAAFz9D2c=&quot;)" table:style-name="ce1">
            <text:p>#VALUE!</text:p>
          </table:table-cell>
          <table:table-cell office:value-type="float" office:value="0" table:formula="msoxl:=AND(Sheet1!L44,&quot;AAAAAFz9D2g=&quot;)" table:style-name="ce1">
            <text:p>#VALUE!</text:p>
          </table:table-cell>
          <table:table-cell office:value-type="float" office:value="0" table:formula="msoxl:=AND(Sheet1!M44,&quot;AAAAAFz9D2k=&quot;)" table:style-name="ce1">
            <text:p>#VALUE!</text:p>
          </table:table-cell>
          <table:table-cell office:value-type="float" office:value="0" table:formula="msoxl:=AND(Sheet1!N44,&quot;AAAAAFz9D2o=&quot;)" table:style-name="ce1">
            <text:p>#VALUE!</text:p>
          </table:table-cell>
          <table:table-cell office:value-type="float" office:value="0" table:formula="msoxl:=AND(Sheet1!O44,&quot;AAAAAFz9D2s=&quot;)" table:style-name="ce1">
            <text:p>#VALUE!</text:p>
          </table:table-cell>
          <table:table-cell office:value-type="float" office:value="0" table:formula="msoxl:=AND(Sheet1!P44,&quot;AAAAAFz9D2w=&quot;)" table:style-name="ce1">
            <text:p>#VALUE!</text:p>
          </table:table-cell>
          <table:table-cell office:value-type="float" office:value="0" table:formula="msoxl:=AND(Sheet1!Q44,&quot;AAAAAFz9D20=&quot;)" table:style-name="ce1">
            <text:p>#VALUE!</text:p>
          </table:table-cell>
          <table:table-cell office:value-type="float" office:value="0" table:formula="msoxl:=AND(Sheet1!R44,&quot;AAAAAFz9D24=&quot;)" table:style-name="ce1">
            <text:p>#VALUE!</text:p>
          </table:table-cell>
          <table:table-cell office:value-type="float" office:value="0" table:formula="msoxl:=AND(Sheet1!S44,&quot;AAAAAFz9D28=&quot;)" table:style-name="ce1">
            <text:p>#VALUE!</text:p>
          </table:table-cell>
          <table:table-cell office:value-type="float" office:value="0" table:formula="msoxl:=IF(Sheet1!45:45,&quot;AAAAAFz9D3A=&quot;,0)" table:style-name="ce1">
            <text:p>0</text:p>
          </table:table-cell>
          <table:table-cell office:value-type="float" office:value="0" table:formula="msoxl:=AND(Sheet1!A45,&quot;AAAAAFz9D3E=&quot;)" table:style-name="ce1">
            <text:p>#VALUE!</text:p>
          </table:table-cell>
          <table:table-cell office:value-type="float" office:value="0" table:formula="msoxl:=AND(Sheet1!B45,&quot;AAAAAFz9D3I=&quot;)" table:style-name="ce1">
            <text:p>#VALUE!</text:p>
          </table:table-cell>
          <table:table-cell office:value-type="float" office:value="0" table:formula="msoxl:=AND(Sheet1!C45,&quot;AAAAAFz9D3M=&quot;)" table:style-name="ce1">
            <text:p>#VALUE!</text:p>
          </table:table-cell>
          <table:table-cell office:value-type="float" office:value="0" table:formula="msoxl:=AND(Sheet1!D45,&quot;AAAAAFz9D3Q=&quot;)" table:style-name="ce1">
            <text:p>#VALUE!</text:p>
          </table:table-cell>
          <table:table-cell office:value-type="float" office:value="0" table:formula="msoxl:=AND(Sheet1!E45,&quot;AAAAAFz9D3U=&quot;)" table:style-name="ce1">
            <text:p>#VALUE!</text:p>
          </table:table-cell>
          <table:table-cell office:value-type="float" office:value="0" table:formula="msoxl:=AND(Sheet1!F45,&quot;AAAAAFz9D3Y=&quot;)" table:style-name="ce1">
            <text:p>#VALUE!</text:p>
          </table:table-cell>
          <table:table-cell office:value-type="float" office:value="0" table:formula="msoxl:=AND(Sheet1!G45,&quot;AAAAAFz9D3c=&quot;)" table:style-name="ce1">
            <text:p>#VALUE!</text:p>
          </table:table-cell>
          <table:table-cell office:value-type="float" office:value="0" table:formula="msoxl:=AND(Sheet1!H45,&quot;AAAAAFz9D3g=&quot;)" table:style-name="ce1">
            <text:p>#VALUE!</text:p>
          </table:table-cell>
          <table:table-cell office:value-type="float" office:value="0" table:formula="msoxl:=AND(Sheet1!I45,&quot;AAAAAFz9D3k=&quot;)" table:style-name="ce1">
            <text:p>#VALUE!</text:p>
          </table:table-cell>
          <table:table-cell office:value-type="float" office:value="0" table:formula="msoxl:=AND(Sheet1!J45,&quot;AAAAAFz9D3o=&quot;)" table:style-name="ce1">
            <text:p>#VALUE!</text:p>
          </table:table-cell>
          <table:table-cell office:value-type="float" office:value="0" table:formula="msoxl:=AND(Sheet1!K45,&quot;AAAAAFz9D3s=&quot;)" table:style-name="ce1">
            <text:p>#VALUE!</text:p>
          </table:table-cell>
          <table:table-cell office:value-type="float" office:value="0" table:formula="msoxl:=AND(Sheet1!L45,&quot;AAAAAFz9D3w=&quot;)" table:style-name="ce1">
            <text:p>#VALUE!</text:p>
          </table:table-cell>
          <table:table-cell office:value-type="float" office:value="0" table:formula="msoxl:=AND(Sheet1!M45,&quot;AAAAAFz9D30=&quot;)" table:style-name="ce1">
            <text:p>#VALUE!</text:p>
          </table:table-cell>
          <table:table-cell office:value-type="float" office:value="0" table:formula="msoxl:=AND(Sheet1!N45,&quot;AAAAAFz9D34=&quot;)" table:style-name="ce1">
            <text:p>#VALUE!</text:p>
          </table:table-cell>
          <table:table-cell office:value-type="float" office:value="0" table:formula="msoxl:=AND(Sheet1!O45,&quot;AAAAAFz9D38=&quot;)" table:style-name="ce1">
            <text:p>#VALUE!</text:p>
          </table:table-cell>
          <table:table-cell office:value-type="float" office:value="0" table:formula="msoxl:=AND(Sheet1!P45,&quot;AAAAAFz9D4A=&quot;)" table:style-name="ce1">
            <text:p>#VALUE!</text:p>
          </table:table-cell>
          <table:table-cell office:value-type="float" office:value="0" table:formula="msoxl:=AND(Sheet1!Q45,&quot;AAAAAFz9D4E=&quot;)" table:style-name="ce1">
            <text:p>#VALUE!</text:p>
          </table:table-cell>
          <table:table-cell office:value-type="float" office:value="0" table:formula="msoxl:=AND(Sheet1!R45,&quot;AAAAAFz9D4I=&quot;)" table:style-name="ce1">
            <text:p>#VALUE!</text:p>
          </table:table-cell>
          <table:table-cell office:value-type="float" office:value="0" table:formula="msoxl:=AND(Sheet1!S45,&quot;AAAAAFz9D4M=&quot;)" table:style-name="ce1">
            <text:p>#VALUE!</text:p>
          </table:table-cell>
          <table:table-cell office:value-type="float" office:value="0" table:formula="msoxl:=IF(Sheet1!46:46,&quot;AAAAAFz9D4Q=&quot;,0)" table:style-name="ce1">
            <text:p>0</text:p>
          </table:table-cell>
          <table:table-cell office:value-type="float" office:value="0" table:formula="msoxl:=AND(Sheet1!A46,&quot;AAAAAFz9D4U=&quot;)" table:style-name="ce1">
            <text:p>#VALUE!</text:p>
          </table:table-cell>
          <table:table-cell office:value-type="float" office:value="0" table:formula="msoxl:=AND(Sheet1!B46,&quot;AAAAAFz9D4Y=&quot;)" table:style-name="ce1">
            <text:p>#VALUE!</text:p>
          </table:table-cell>
          <table:table-cell office:value-type="float" office:value="0" table:formula="msoxl:=AND(Sheet1!C46,&quot;AAAAAFz9D4c=&quot;)" table:style-name="ce1">
            <text:p>#VALUE!</text:p>
          </table:table-cell>
          <table:table-cell office:value-type="float" office:value="0" table:formula="msoxl:=AND(Sheet1!D46,&quot;AAAAAFz9D4g=&quot;)" table:style-name="ce1">
            <text:p>#VALUE!</text:p>
          </table:table-cell>
          <table:table-cell office:value-type="float" office:value="0" table:formula="msoxl:=AND(Sheet1!E46,&quot;AAAAAFz9D4k=&quot;)" table:style-name="ce1">
            <text:p>#VALUE!</text:p>
          </table:table-cell>
          <table:table-cell office:value-type="float" office:value="0" table:formula="msoxl:=AND(Sheet1!F46,&quot;AAAAAFz9D4o=&quot;)" table:style-name="ce1">
            <text:p>#VALUE!</text:p>
          </table:table-cell>
          <table:table-cell office:value-type="float" office:value="0" table:formula="msoxl:=AND(Sheet1!G46,&quot;AAAAAFz9D4s=&quot;)" table:style-name="ce1">
            <text:p>#VALUE!</text:p>
          </table:table-cell>
          <table:table-cell office:value-type="float" office:value="0" table:formula="msoxl:=AND(Sheet1!H46,&quot;AAAAAFz9D4w=&quot;)" table:style-name="ce1">
            <text:p>#VALUE!</text:p>
          </table:table-cell>
          <table:table-cell office:value-type="float" office:value="0" table:formula="msoxl:=AND(Sheet1!I46,&quot;AAAAAFz9D40=&quot;)" table:style-name="ce1">
            <text:p>#VALUE!</text:p>
          </table:table-cell>
          <table:table-cell office:value-type="float" office:value="0" table:formula="msoxl:=AND(Sheet1!J46,&quot;AAAAAFz9D44=&quot;)" table:style-name="ce1">
            <text:p>#VALUE!</text:p>
          </table:table-cell>
          <table:table-cell office:value-type="float" office:value="0" table:formula="msoxl:=AND(Sheet1!K46,&quot;AAAAAFz9D48=&quot;)" table:style-name="ce1">
            <text:p>#VALUE!</text:p>
          </table:table-cell>
          <table:table-cell office:value-type="float" office:value="0" table:formula="msoxl:=AND(Sheet1!L46,&quot;AAAAAFz9D5A=&quot;)" table:style-name="ce1">
            <text:p>#VALUE!</text:p>
          </table:table-cell>
          <table:table-cell office:value-type="float" office:value="0" table:formula="msoxl:=AND(Sheet1!M46,&quot;AAAAAFz9D5E=&quot;)" table:style-name="ce1">
            <text:p>#VALUE!</text:p>
          </table:table-cell>
          <table:table-cell office:value-type="float" office:value="0" table:formula="msoxl:=AND(Sheet1!N46,&quot;AAAAAFz9D5I=&quot;)" table:style-name="ce1">
            <text:p>#VALUE!</text:p>
          </table:table-cell>
          <table:table-cell office:value-type="float" office:value="0" table:formula="msoxl:=AND(Sheet1!O46,&quot;AAAAAFz9D5M=&quot;)" table:style-name="ce1">
            <text:p>#VALUE!</text:p>
          </table:table-cell>
          <table:table-cell office:value-type="float" office:value="0" table:formula="msoxl:=AND(Sheet1!P46,&quot;AAAAAFz9D5Q=&quot;)" table:style-name="ce1">
            <text:p>#VALUE!</text:p>
          </table:table-cell>
          <table:table-cell office:value-type="float" office:value="0" table:formula="msoxl:=AND(Sheet1!Q46,&quot;AAAAAFz9D5U=&quot;)" table:style-name="ce1">
            <text:p>#VALUE!</text:p>
          </table:table-cell>
          <table:table-cell office:value-type="float" office:value="0" table:formula="msoxl:=AND(Sheet1!R46,&quot;AAAAAFz9D5Y=&quot;)" table:style-name="ce1">
            <text:p>#VALUE!</text:p>
          </table:table-cell>
          <table:table-cell office:value-type="float" office:value="0" table:formula="msoxl:=AND(Sheet1!S46,&quot;AAAAAFz9D5c=&quot;)" table:style-name="ce1">
            <text:p>#VALUE!</text:p>
          </table:table-cell>
          <table:table-cell office:value-type="float" office:value="0" table:formula="msoxl:=IF(Sheet1!47:47,&quot;AAAAAFz9D5g=&quot;,0)" table:style-name="ce1">
            <text:p>0</text:p>
          </table:table-cell>
          <table:table-cell office:value-type="float" office:value="0" table:formula="msoxl:=AND(Sheet1!A47,&quot;AAAAAFz9D5k=&quot;)" table:style-name="ce1">
            <text:p>#VALUE!</text:p>
          </table:table-cell>
          <table:table-cell office:value-type="float" office:value="0" table:formula="msoxl:=AND(Sheet1!B47,&quot;AAAAAFz9D5o=&quot;)" table:style-name="ce1">
            <text:p>#VALUE!</text:p>
          </table:table-cell>
          <table:table-cell office:value-type="float" office:value="0" table:formula="msoxl:=AND(Sheet1!C47,&quot;AAAAAFz9D5s=&quot;)" table:style-name="ce1">
            <text:p>#VALUE!</text:p>
          </table:table-cell>
          <table:table-cell office:value-type="float" office:value="0" table:formula="msoxl:=AND(Sheet1!D47,&quot;AAAAAFz9D5w=&quot;)" table:style-name="ce1">
            <text:p>#VALUE!</text:p>
          </table:table-cell>
          <table:table-cell office:value-type="float" office:value="0" table:formula="msoxl:=AND(Sheet1!E47,&quot;AAAAAFz9D50=&quot;)" table:style-name="ce1">
            <text:p>#VALUE!</text:p>
          </table:table-cell>
          <table:table-cell office:value-type="float" office:value="0" table:formula="msoxl:=AND(Sheet1!F47,&quot;AAAAAFz9D54=&quot;)" table:style-name="ce1">
            <text:p>#VALUE!</text:p>
          </table:table-cell>
          <table:table-cell office:value-type="float" office:value="0" table:formula="msoxl:=AND(Sheet1!G47,&quot;AAAAAFz9D58=&quot;)" table:style-name="ce1">
            <text:p>#VALUE!</text:p>
          </table:table-cell>
          <table:table-cell office:value-type="float" office:value="0" table:formula="msoxl:=AND(Sheet1!H47,&quot;AAAAAFz9D6A=&quot;)" table:style-name="ce1">
            <text:p>#VALUE!</text:p>
          </table:table-cell>
          <table:table-cell office:value-type="float" office:value="0" table:formula="msoxl:=AND(Sheet1!I47,&quot;AAAAAFz9D6E=&quot;)" table:style-name="ce1">
            <text:p>#VALUE!</text:p>
          </table:table-cell>
          <table:table-cell office:value-type="float" office:value="0" table:formula="msoxl:=AND(Sheet1!J47,&quot;AAAAAFz9D6I=&quot;)" table:style-name="ce1">
            <text:p>#VALUE!</text:p>
          </table:table-cell>
          <table:table-cell office:value-type="float" office:value="0" table:formula="msoxl:=AND(Sheet1!K47,&quot;AAAAAFz9D6M=&quot;)" table:style-name="ce1">
            <text:p>#VALUE!</text:p>
          </table:table-cell>
          <table:table-cell office:value-type="float" office:value="0" table:formula="msoxl:=AND(Sheet1!L47,&quot;AAAAAFz9D6Q=&quot;)" table:style-name="ce1">
            <text:p>#VALUE!</text:p>
          </table:table-cell>
          <table:table-cell office:value-type="float" office:value="0" table:formula="msoxl:=AND(Sheet1!M47,&quot;AAAAAFz9D6U=&quot;)" table:style-name="ce1">
            <text:p>#VALUE!</text:p>
          </table:table-cell>
          <table:table-cell office:value-type="float" office:value="0" table:formula="msoxl:=AND(Sheet1!N47,&quot;AAAAAFz9D6Y=&quot;)" table:style-name="ce1">
            <text:p>#VALUE!</text:p>
          </table:table-cell>
          <table:table-cell office:value-type="float" office:value="0" table:formula="msoxl:=AND(Sheet1!O47,&quot;AAAAAFz9D6c=&quot;)" table:style-name="ce1">
            <text:p>#VALUE!</text:p>
          </table:table-cell>
          <table:table-cell office:value-type="float" office:value="0" table:formula="msoxl:=AND(Sheet1!P47,&quot;AAAAAFz9D6g=&quot;)" table:style-name="ce1">
            <text:p>#VALUE!</text:p>
          </table:table-cell>
          <table:table-cell office:value-type="float" office:value="0" table:formula="msoxl:=AND(Sheet1!Q47,&quot;AAAAAFz9D6k=&quot;)" table:style-name="ce1">
            <text:p>#VALUE!</text:p>
          </table:table-cell>
          <table:table-cell office:value-type="float" office:value="0" table:formula="msoxl:=AND(Sheet1!R47,&quot;AAAAAFz9D6o=&quot;)" table:style-name="ce1">
            <text:p>#VALUE!</text:p>
          </table:table-cell>
          <table:table-cell office:value-type="float" office:value="0" table:formula="msoxl:=AND(Sheet1!S47,&quot;AAAAAFz9D6s=&quot;)" table:style-name="ce1">
            <text:p>#VALUE!</text:p>
          </table:table-cell>
          <table:table-cell office:value-type="float" office:value="0" table:formula="msoxl:=IF(Sheet1!48:48,&quot;AAAAAFz9D6w=&quot;,0)" table:style-name="ce1">
            <text:p>0</text:p>
          </table:table-cell>
          <table:table-cell office:value-type="float" office:value="0" table:formula="msoxl:=AND(Sheet1!A48,&quot;AAAAAFz9D60=&quot;)" table:style-name="ce1">
            <text:p>#VALUE!</text:p>
          </table:table-cell>
          <table:table-cell office:value-type="float" office:value="0" table:formula="msoxl:=AND(Sheet1!B48,&quot;AAAAAFz9D64=&quot;)" table:style-name="ce1">
            <text:p>#VALUE!</text:p>
          </table:table-cell>
          <table:table-cell office:value-type="float" office:value="0" table:formula="msoxl:=AND(Sheet1!C48,&quot;AAAAAFz9D68=&quot;)" table:style-name="ce1">
            <text:p>#VALUE!</text:p>
          </table:table-cell>
          <table:table-cell office:value-type="float" office:value="0" table:formula="msoxl:=AND(Sheet1!D48,&quot;AAAAAFz9D7A=&quot;)" table:style-name="ce1">
            <text:p>#VALUE!</text:p>
          </table:table-cell>
          <table:table-cell office:value-type="float" office:value="0" table:formula="msoxl:=AND(Sheet1!E48,&quot;AAAAAFz9D7E=&quot;)" table:style-name="ce1">
            <text:p>#VALUE!</text:p>
          </table:table-cell>
          <table:table-cell office:value-type="float" office:value="0" table:formula="msoxl:=AND(Sheet1!F48,&quot;AAAAAFz9D7I=&quot;)" table:style-name="ce1">
            <text:p>#VALUE!</text:p>
          </table:table-cell>
          <table:table-cell office:value-type="float" office:value="0" table:formula="msoxl:=AND(Sheet1!G48,&quot;AAAAAFz9D7M=&quot;)" table:style-name="ce1">
            <text:p>#VALUE!</text:p>
          </table:table-cell>
          <table:table-cell office:value-type="float" office:value="0" table:formula="msoxl:=AND(Sheet1!H48,&quot;AAAAAFz9D7Q=&quot;)" table:style-name="ce1">
            <text:p>#VALUE!</text:p>
          </table:table-cell>
          <table:table-cell office:value-type="float" office:value="0" table:formula="msoxl:=AND(Sheet1!I48,&quot;AAAAAFz9D7U=&quot;)" table:style-name="ce1">
            <text:p>#VALUE!</text:p>
          </table:table-cell>
          <table:table-cell office:value-type="float" office:value="0" table:formula="msoxl:=AND(Sheet1!J48,&quot;AAAAAFz9D7Y=&quot;)" table:style-name="ce1">
            <text:p>#VALUE!</text:p>
          </table:table-cell>
          <table:table-cell office:value-type="float" office:value="0" table:formula="msoxl:=AND(Sheet1!K48,&quot;AAAAAFz9D7c=&quot;)" table:style-name="ce1">
            <text:p>#VALUE!</text:p>
          </table:table-cell>
          <table:table-cell office:value-type="float" office:value="0" table:formula="msoxl:=AND(Sheet1!L48,&quot;AAAAAFz9D7g=&quot;)" table:style-name="ce1">
            <text:p>#VALUE!</text:p>
          </table:table-cell>
          <table:table-cell office:value-type="float" office:value="0" table:formula="msoxl:=AND(Sheet1!M48,&quot;AAAAAFz9D7k=&quot;)" table:style-name="ce1">
            <text:p>#VALUE!</text:p>
          </table:table-cell>
          <table:table-cell office:value-type="float" office:value="0" table:formula="msoxl:=AND(Sheet1!N48,&quot;AAAAAFz9D7o=&quot;)" table:style-name="ce1">
            <text:p>#VALUE!</text:p>
          </table:table-cell>
          <table:table-cell office:value-type="float" office:value="0" table:formula="msoxl:=AND(Sheet1!O48,&quot;AAAAAFz9D7s=&quot;)" table:style-name="ce1">
            <text:p>#VALUE!</text:p>
          </table:table-cell>
          <table:table-cell office:value-type="float" office:value="0" table:formula="msoxl:=AND(Sheet1!P48,&quot;AAAAAFz9D7w=&quot;)" table:style-name="ce1">
            <text:p>#VALUE!</text:p>
          </table:table-cell>
          <table:table-cell office:value-type="float" office:value="0" table:formula="msoxl:=AND(Sheet1!Q48,&quot;AAAAAFz9D70=&quot;)" table:style-name="ce1">
            <text:p>#VALUE!</text:p>
          </table:table-cell>
          <table:table-cell office:value-type="float" office:value="0" table:formula="msoxl:=AND(Sheet1!R48,&quot;AAAAAFz9D74=&quot;)" table:style-name="ce1">
            <text:p>#VALUE!</text:p>
          </table:table-cell>
          <table:table-cell office:value-type="float" office:value="0" table:formula="msoxl:=AND(Sheet1!S48,&quot;AAAAAFz9D78=&quot;)" table:style-name="ce1">
            <text:p>#VALUE!</text:p>
          </table:table-cell>
          <table:table-cell office:value-type="float" office:value="0" table:formula="msoxl:=IF(Sheet1!49:49,&quot;AAAAAFz9D8A=&quot;,0)" table:style-name="ce1">
            <text:p>0</text:p>
          </table:table-cell>
          <table:table-cell office:value-type="float" office:value="0" table:formula="msoxl:=AND(Sheet1!A49,&quot;AAAAAFz9D8E=&quot;)" table:style-name="ce1">
            <text:p>#VALUE!</text:p>
          </table:table-cell>
          <table:table-cell office:value-type="float" office:value="0" table:formula="msoxl:=AND(Sheet1!B49,&quot;AAAAAFz9D8I=&quot;)" table:style-name="ce1">
            <text:p>#VALUE!</text:p>
          </table:table-cell>
          <table:table-cell office:value-type="float" office:value="0" table:formula="msoxl:=AND(Sheet1!C49,&quot;AAAAAFz9D8M=&quot;)" table:style-name="ce1">
            <text:p>#VALUE!</text:p>
          </table:table-cell>
          <table:table-cell office:value-type="float" office:value="0" table:formula="msoxl:=AND(Sheet1!D49,&quot;AAAAAFz9D8Q=&quot;)" table:style-name="ce1">
            <text:p>#VALUE!</text:p>
          </table:table-cell>
          <table:table-cell office:value-type="float" office:value="0" table:formula="msoxl:=AND(Sheet1!E49,&quot;AAAAAFz9D8U=&quot;)" table:style-name="ce1">
            <text:p>#VALUE!</text:p>
          </table:table-cell>
          <table:table-cell office:value-type="float" office:value="0" table:formula="msoxl:=AND(Sheet1!F49,&quot;AAAAAFz9D8Y=&quot;)" table:style-name="ce1">
            <text:p>#VALUE!</text:p>
          </table:table-cell>
          <table:table-cell office:value-type="float" office:value="0" table:formula="msoxl:=AND(Sheet1!G49,&quot;AAAAAFz9D8c=&quot;)" table:style-name="ce1">
            <text:p>#VALUE!</text:p>
          </table:table-cell>
          <table:table-cell office:value-type="float" office:value="0" table:formula="msoxl:=AND(Sheet1!H49,&quot;AAAAAFz9D8g=&quot;)" table:style-name="ce1">
            <text:p>#VALUE!</text:p>
          </table:table-cell>
          <table:table-cell office:value-type="float" office:value="0" table:formula="msoxl:=AND(Sheet1!I49,&quot;AAAAAFz9D8k=&quot;)" table:style-name="ce1">
            <text:p>#VALUE!</text:p>
          </table:table-cell>
          <table:table-cell office:value-type="float" office:value="0" table:formula="msoxl:=AND(Sheet1!J49,&quot;AAAAAFz9D8o=&quot;)" table:style-name="ce1">
            <text:p>#VALUE!</text:p>
          </table:table-cell>
          <table:table-cell office:value-type="float" office:value="0" table:formula="msoxl:=AND(Sheet1!K49,&quot;AAAAAFz9D8s=&quot;)" table:style-name="ce1">
            <text:p>#VALUE!</text:p>
          </table:table-cell>
          <table:table-cell office:value-type="float" office:value="0" table:formula="msoxl:=AND(Sheet1!L49,&quot;AAAAAFz9D8w=&quot;)" table:style-name="ce1">
            <text:p>#VALUE!</text:p>
          </table:table-cell>
          <table:table-cell office:value-type="float" office:value="0" table:formula="msoxl:=AND(Sheet1!M49,&quot;AAAAAFz9D80=&quot;)" table:style-name="ce1">
            <text:p>#VALUE!</text:p>
          </table:table-cell>
          <table:table-cell office:value-type="float" office:value="0" table:formula="msoxl:=AND(Sheet1!N49,&quot;AAAAAFz9D84=&quot;)" table:style-name="ce1">
            <text:p>#VALUE!</text:p>
          </table:table-cell>
          <table:table-cell office:value-type="float" office:value="0" table:formula="msoxl:=AND(Sheet1!O49,&quot;AAAAAFz9D88=&quot;)" table:style-name="ce1">
            <text:p>#VALUE!</text:p>
          </table:table-cell>
          <table:table-cell office:value-type="float" office:value="0" table:formula="msoxl:=AND(Sheet1!P49,&quot;AAAAAFz9D9A=&quot;)" table:style-name="ce1">
            <text:p>#VALUE!</text:p>
          </table:table-cell>
          <table:table-cell office:value-type="float" office:value="0" table:formula="msoxl:=AND(Sheet1!Q49,&quot;AAAAAFz9D9E=&quot;)" table:style-name="ce1">
            <text:p>#VALUE!</text:p>
          </table:table-cell>
          <table:table-cell office:value-type="float" office:value="0" table:formula="msoxl:=AND(Sheet1!R49,&quot;AAAAAFz9D9I=&quot;)" table:style-name="ce1">
            <text:p>#VALUE!</text:p>
          </table:table-cell>
          <table:table-cell office:value-type="float" office:value="0" table:formula="msoxl:=AND(Sheet1!S49,&quot;AAAAAFz9D9M=&quot;)" table:style-name="ce1">
            <text:p>#VALUE!</text:p>
          </table:table-cell>
          <table:table-cell office:value-type="float" office:value="0" table:formula="msoxl:=IF(Sheet1!50:50,&quot;AAAAAFz9D9Q=&quot;,0)" table:style-name="ce1">
            <text:p>0</text:p>
          </table:table-cell>
          <table:table-cell office:value-type="float" office:value="0" table:formula="msoxl:=AND(Sheet1!A50,&quot;AAAAAFz9D9U=&quot;)" table:style-name="ce1">
            <text:p>#VALUE!</text:p>
          </table:table-cell>
          <table:table-cell office:value-type="float" office:value="0" table:formula="msoxl:=AND(Sheet1!B50,&quot;AAAAAFz9D9Y=&quot;)" table:style-name="ce1">
            <text:p>#VALUE!</text:p>
          </table:table-cell>
          <table:table-cell office:value-type="float" office:value="0" table:formula="msoxl:=AND(Sheet1!C50,&quot;AAAAAFz9D9c=&quot;)" table:style-name="ce1">
            <text:p>#VALUE!</text:p>
          </table:table-cell>
          <table:table-cell office:value-type="float" office:value="0" table:formula="msoxl:=AND(Sheet1!D50,&quot;AAAAAFz9D9g=&quot;)" table:style-name="ce1">
            <text:p>#VALUE!</text:p>
          </table:table-cell>
          <table:table-cell office:value-type="float" office:value="0" table:formula="msoxl:=AND(Sheet1!E50,&quot;AAAAAFz9D9k=&quot;)" table:style-name="ce1">
            <text:p>#VALUE!</text:p>
          </table:table-cell>
          <table:table-cell office:value-type="float" office:value="0" table:formula="msoxl:=AND(Sheet1!F50,&quot;AAAAAFz9D9o=&quot;)" table:style-name="ce1">
            <text:p>#VALUE!</text:p>
          </table:table-cell>
          <table:table-cell office:value-type="float" office:value="0" table:formula="msoxl:=AND(Sheet1!G50,&quot;AAAAAFz9D9s=&quot;)" table:style-name="ce1">
            <text:p>#VALUE!</text:p>
          </table:table-cell>
          <table:table-cell office:value-type="float" office:value="0" table:formula="msoxl:=AND(Sheet1!H50,&quot;AAAAAFz9D9w=&quot;)" table:style-name="ce1">
            <text:p>#VALUE!</text:p>
          </table:table-cell>
          <table:table-cell office:value-type="float" office:value="0" table:formula="msoxl:=AND(Sheet1!I50,&quot;AAAAAFz9D90=&quot;)" table:style-name="ce1">
            <text:p>#VALUE!</text:p>
          </table:table-cell>
          <table:table-cell office:value-type="float" office:value="0" table:formula="msoxl:=AND(Sheet1!J50,&quot;AAAAAFz9D94=&quot;)" table:style-name="ce1">
            <text:p>#VALUE!</text:p>
          </table:table-cell>
          <table:table-cell office:value-type="float" office:value="0" table:formula="msoxl:=AND(Sheet1!K50,&quot;AAAAAFz9D98=&quot;)" table:style-name="ce1">
            <text:p>#VALUE!</text:p>
          </table:table-cell>
          <table:table-cell office:value-type="float" office:value="0" table:formula="msoxl:=AND(Sheet1!L50,&quot;AAAAAFz9D+A=&quot;)" table:style-name="ce1">
            <text:p>#VALUE!</text:p>
          </table:table-cell>
          <table:table-cell office:value-type="float" office:value="0" table:formula="msoxl:=AND(Sheet1!M50,&quot;AAAAAFz9D+E=&quot;)" table:style-name="ce1">
            <text:p>#VALUE!</text:p>
          </table:table-cell>
          <table:table-cell office:value-type="float" office:value="0" table:formula="msoxl:=AND(Sheet1!N50,&quot;AAAAAFz9D+I=&quot;)" table:style-name="ce1">
            <text:p>#VALUE!</text:p>
          </table:table-cell>
          <table:table-cell office:value-type="float" office:value="0" table:formula="msoxl:=AND(Sheet1!O50,&quot;AAAAAFz9D+M=&quot;)" table:style-name="ce1">
            <text:p>#VALUE!</text:p>
          </table:table-cell>
          <table:table-cell office:value-type="float" office:value="0" table:formula="msoxl:=AND(Sheet1!P50,&quot;AAAAAFz9D+Q=&quot;)" table:style-name="ce1">
            <text:p>#VALUE!</text:p>
          </table:table-cell>
          <table:table-cell office:value-type="float" office:value="0" table:formula="msoxl:=AND(Sheet1!Q50,&quot;AAAAAFz9D+U=&quot;)" table:style-name="ce1">
            <text:p>#VALUE!</text:p>
          </table:table-cell>
          <table:table-cell office:value-type="float" office:value="0" table:formula="msoxl:=AND(Sheet1!R50,&quot;AAAAAFz9D+Y=&quot;)" table:style-name="ce1">
            <text:p>#VALUE!</text:p>
          </table:table-cell>
          <table:table-cell office:value-type="float" office:value="0" table:formula="msoxl:=AND(Sheet1!S50,&quot;AAAAAFz9D+c=&quot;)" table:style-name="ce1">
            <text:p>#VALUE!</text:p>
          </table:table-cell>
          <table:table-cell office:value-type="float" office:value="0" table:formula="msoxl:=IF(Sheet1!51:51,&quot;AAAAAFz9D+g=&quot;,0)" table:style-name="ce1">
            <text:p>0</text:p>
          </table:table-cell>
          <table:table-cell office:value-type="float" office:value="0" table:formula="msoxl:=AND(Sheet1!A51,&quot;AAAAAFz9D+k=&quot;)" table:style-name="ce1">
            <text:p>#VALUE!</text:p>
          </table:table-cell>
          <table:table-cell office:value-type="float" office:value="0" table:formula="msoxl:=AND(Sheet1!B51,&quot;AAAAAFz9D+o=&quot;)" table:style-name="ce1">
            <text:p>#VALUE!</text:p>
          </table:table-cell>
          <table:table-cell office:value-type="float" office:value="0" table:formula="msoxl:=AND(Sheet1!C51,&quot;AAAAAFz9D+s=&quot;)" table:style-name="ce1">
            <text:p>#VALUE!</text:p>
          </table:table-cell>
          <table:table-cell office:value-type="float" office:value="0" table:formula="msoxl:=AND(Sheet1!D51,&quot;AAAAAFz9D+w=&quot;)" table:style-name="ce1">
            <text:p>#VALUE!</text:p>
          </table:table-cell>
          <table:table-cell office:value-type="float" office:value="0" table:formula="msoxl:=AND(Sheet1!E51,&quot;AAAAAFz9D+0=&quot;)" table:style-name="ce1">
            <text:p>#VALUE!</text:p>
          </table:table-cell>
          <table:table-cell office:value-type="float" office:value="0" table:formula="msoxl:=AND(Sheet1!F51,&quot;AAAAAFz9D+4=&quot;)" table:style-name="ce1">
            <text:p>#VALUE!</text:p>
          </table:table-cell>
          <table:table-cell office:value-type="float" office:value="0" table:formula="msoxl:=AND(Sheet1!G51,&quot;AAAAAFz9D+8=&quot;)" table:style-name="ce1">
            <text:p>#VALUE!</text:p>
          </table:table-cell>
          <table:table-cell office:value-type="float" office:value="0" table:formula="msoxl:=AND(Sheet1!H51,&quot;AAAAAFz9D/A=&quot;)" table:style-name="ce1">
            <text:p>#VALUE!</text:p>
          </table:table-cell>
          <table:table-cell office:value-type="float" office:value="0" table:formula="msoxl:=AND(Sheet1!I51,&quot;AAAAAFz9D/E=&quot;)" table:style-name="ce1">
            <text:p>#VALUE!</text:p>
          </table:table-cell>
          <table:table-cell office:value-type="float" office:value="0" table:formula="msoxl:=AND(Sheet1!J51,&quot;AAAAAFz9D/I=&quot;)" table:style-name="ce1">
            <text:p>#VALUE!</text:p>
          </table:table-cell>
          <table:table-cell office:value-type="float" office:value="0" table:formula="msoxl:=AND(Sheet1!K51,&quot;AAAAAFz9D/M=&quot;)" table:style-name="ce1">
            <text:p>#VALUE!</text:p>
          </table:table-cell>
          <table:table-cell office:value-type="float" office:value="0" table:formula="msoxl:=AND(Sheet1!L51,&quot;AAAAAFz9D/Q=&quot;)" table:style-name="ce1">
            <text:p>#VALUE!</text:p>
          </table:table-cell>
          <table:table-cell office:value-type="float" office:value="0" table:formula="msoxl:=AND(Sheet1!M51,&quot;AAAAAFz9D/U=&quot;)" table:style-name="ce1">
            <text:p>#VALUE!</text:p>
          </table:table-cell>
          <table:table-cell office:value-type="float" office:value="0" table:formula="msoxl:=AND(Sheet1!N51,&quot;AAAAAFz9D/Y=&quot;)" table:style-name="ce1">
            <text:p>#VALUE!</text:p>
          </table:table-cell>
          <table:table-cell office:value-type="float" office:value="0" table:formula="msoxl:=AND(Sheet1!O51,&quot;AAAAAFz9D/c=&quot;)" table:style-name="ce1">
            <text:p>#VALUE!</text:p>
          </table:table-cell>
          <table:table-cell office:value-type="float" office:value="0" table:formula="msoxl:=AND(Sheet1!P51,&quot;AAAAAFz9D/g=&quot;)" table:style-name="ce1">
            <text:p>#VALUE!</text:p>
          </table:table-cell>
          <table:table-cell office:value-type="float" office:value="0" table:formula="msoxl:=AND(Sheet1!Q51,&quot;AAAAAFz9D/k=&quot;)" table:style-name="ce1">
            <text:p>#VALUE!</text:p>
          </table:table-cell>
          <table:table-cell office:value-type="float" office:value="0" table:formula="msoxl:=AND(Sheet1!R51,&quot;AAAAAFz9D/o=&quot;)" table:style-name="ce1">
            <text:p>#VALUE!</text:p>
          </table:table-cell>
          <table:table-cell office:value-type="float" office:value="0" table:formula="msoxl:=AND(Sheet1!S51,&quot;AAAAAFz9D/s=&quot;)" table:style-name="ce1">
            <text:p>#VALUE!</text:p>
          </table:table-cell>
          <table:table-cell office:value-type="float" office:value="0" table:formula="msoxl:=IF(Sheet1!52:52,&quot;AAAAAFz9D/w=&quot;,0)" table:style-name="ce1">
            <text:p>0</text:p>
          </table:table-cell>
          <table:table-cell office:value-type="float" office:value="0" table:formula="msoxl:=AND(Sheet1!A52,&quot;AAAAAFz9D/0=&quot;)" table:style-name="ce1">
            <text:p>#VALUE!</text:p>
          </table:table-cell>
          <table:table-cell office:value-type="float" office:value="0" table:formula="msoxl:=AND(Sheet1!B52,&quot;AAAAAFz9D/4=&quot;)" table:style-name="ce1">
            <text:p>#VALUE!</text:p>
          </table:table-cell>
          <table:table-cell office:value-type="float" office:value="0" table:formula="msoxl:=AND(Sheet1!C52,&quot;AAAAAFz9D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D52,&quot;AAAAAHv/HwA=&quot;)" table:style-name="ce1">
            <text:p>#VALUE!</text:p>
          </table:table-cell>
          <table:table-cell office:value-type="float" office:value="0" table:formula="msoxl:=AND(Sheet1!E52,&quot;AAAAAHv/HwE=&quot;)" table:style-name="ce1">
            <text:p>#VALUE!</text:p>
          </table:table-cell>
          <table:table-cell office:value-type="float" office:value="0" table:formula="msoxl:=AND(Sheet1!F52,&quot;AAAAAHv/HwI=&quot;)" table:style-name="ce1">
            <text:p>#VALUE!</text:p>
          </table:table-cell>
          <table:table-cell office:value-type="float" office:value="0" table:formula="msoxl:=AND(Sheet1!G52,&quot;AAAAAHv/HwM=&quot;)" table:style-name="ce1">
            <text:p>#VALUE!</text:p>
          </table:table-cell>
          <table:table-cell office:value-type="float" office:value="0" table:formula="msoxl:=AND(Sheet1!H52,&quot;AAAAAHv/HwQ=&quot;)" table:style-name="ce1">
            <text:p>#VALUE!</text:p>
          </table:table-cell>
          <table:table-cell office:value-type="float" office:value="0" table:formula="msoxl:=AND(Sheet1!I52,&quot;AAAAAHv/HwU=&quot;)" table:style-name="ce1">
            <text:p>#VALUE!</text:p>
          </table:table-cell>
          <table:table-cell office:value-type="float" office:value="0" table:formula="msoxl:=AND(Sheet1!J52,&quot;AAAAAHv/HwY=&quot;)" table:style-name="ce1">
            <text:p>#VALUE!</text:p>
          </table:table-cell>
          <table:table-cell office:value-type="float" office:value="0" table:formula="msoxl:=AND(Sheet1!K52,&quot;AAAAAHv/Hwc=&quot;)" table:style-name="ce1">
            <text:p>#VALUE!</text:p>
          </table:table-cell>
          <table:table-cell office:value-type="float" office:value="0" table:formula="msoxl:=AND(Sheet1!L52,&quot;AAAAAHv/Hwg=&quot;)" table:style-name="ce1">
            <text:p>#VALUE!</text:p>
          </table:table-cell>
          <table:table-cell office:value-type="float" office:value="0" table:formula="msoxl:=AND(Sheet1!M52,&quot;AAAAAHv/Hwk=&quot;)" table:style-name="ce1">
            <text:p>#VALUE!</text:p>
          </table:table-cell>
          <table:table-cell office:value-type="float" office:value="0" table:formula="msoxl:=AND(Sheet1!N52,&quot;AAAAAHv/Hwo=&quot;)" table:style-name="ce1">
            <text:p>#VALUE!</text:p>
          </table:table-cell>
          <table:table-cell office:value-type="float" office:value="0" table:formula="msoxl:=AND(Sheet1!O52,&quot;AAAAAHv/Hws=&quot;)" table:style-name="ce1">
            <text:p>#VALUE!</text:p>
          </table:table-cell>
          <table:table-cell office:value-type="float" office:value="0" table:formula="msoxl:=AND(Sheet1!P52,&quot;AAAAAHv/Hww=&quot;)" table:style-name="ce1">
            <text:p>#VALUE!</text:p>
          </table:table-cell>
          <table:table-cell office:value-type="float" office:value="0" table:formula="msoxl:=AND(Sheet1!Q52,&quot;AAAAAHv/Hw0=&quot;)" table:style-name="ce1">
            <text:p>#VALUE!</text:p>
          </table:table-cell>
          <table:table-cell office:value-type="float" office:value="0" table:formula="msoxl:=AND(Sheet1!R52,&quot;AAAAAHv/Hw4=&quot;)" table:style-name="ce1">
            <text:p>#VALUE!</text:p>
          </table:table-cell>
          <table:table-cell office:value-type="float" office:value="0" table:formula="msoxl:=AND(Sheet1!S52,&quot;AAAAAHv/Hw8=&quot;)" table:style-name="ce1">
            <text:p>#VALUE!</text:p>
          </table:table-cell>
          <table:table-cell office:value-type="float" office:value="0" table:formula="msoxl:=IF(Sheet1!53:53,&quot;AAAAAHv/HxA=&quot;,0)" table:style-name="ce1">
            <text:p>0</text:p>
          </table:table-cell>
          <table:table-cell office:value-type="float" office:value="0" table:formula="msoxl:=AND(Sheet1!A53,&quot;AAAAAHv/HxE=&quot;)" table:style-name="ce1">
            <text:p>#VALUE!</text:p>
          </table:table-cell>
          <table:table-cell office:value-type="float" office:value="0" table:formula="msoxl:=AND(Sheet1!B53,&quot;AAAAAHv/HxI=&quot;)" table:style-name="ce1">
            <text:p>#VALUE!</text:p>
          </table:table-cell>
          <table:table-cell office:value-type="float" office:value="0" table:formula="msoxl:=AND(Sheet1!C53,&quot;AAAAAHv/HxM=&quot;)" table:style-name="ce1">
            <text:p>#VALUE!</text:p>
          </table:table-cell>
          <table:table-cell office:value-type="float" office:value="0" table:formula="msoxl:=AND(Sheet1!D53,&quot;AAAAAHv/HxQ=&quot;)" table:style-name="ce1">
            <text:p>#VALUE!</text:p>
          </table:table-cell>
          <table:table-cell office:value-type="float" office:value="0" table:formula="msoxl:=AND(Sheet1!E53,&quot;AAAAAHv/HxU=&quot;)" table:style-name="ce1">
            <text:p>#VALUE!</text:p>
          </table:table-cell>
          <table:table-cell office:value-type="float" office:value="0" table:formula="msoxl:=AND(Sheet1!F53,&quot;AAAAAHv/HxY=&quot;)" table:style-name="ce1">
            <text:p>#VALUE!</text:p>
          </table:table-cell>
          <table:table-cell office:value-type="float" office:value="0" table:formula="msoxl:=AND(Sheet1!G53,&quot;AAAAAHv/Hxc=&quot;)" table:style-name="ce1">
            <text:p>#VALUE!</text:p>
          </table:table-cell>
          <table:table-cell office:value-type="float" office:value="0" table:formula="msoxl:=AND(Sheet1!H53,&quot;AAAAAHv/Hxg=&quot;)" table:style-name="ce1">
            <text:p>#VALUE!</text:p>
          </table:table-cell>
          <table:table-cell office:value-type="float" office:value="0" table:formula="msoxl:=AND(Sheet1!I53,&quot;AAAAAHv/Hxk=&quot;)" table:style-name="ce1">
            <text:p>#VALUE!</text:p>
          </table:table-cell>
          <table:table-cell office:value-type="float" office:value="0" table:formula="msoxl:=AND(Sheet1!J53,&quot;AAAAAHv/Hxo=&quot;)" table:style-name="ce1">
            <text:p>#VALUE!</text:p>
          </table:table-cell>
          <table:table-cell office:value-type="float" office:value="0" table:formula="msoxl:=AND(Sheet1!K53,&quot;AAAAAHv/Hxs=&quot;)" table:style-name="ce1">
            <text:p>#VALUE!</text:p>
          </table:table-cell>
          <table:table-cell office:value-type="float" office:value="0" table:formula="msoxl:=AND(Sheet1!L53,&quot;AAAAAHv/Hxw=&quot;)" table:style-name="ce1">
            <text:p>#VALUE!</text:p>
          </table:table-cell>
          <table:table-cell office:value-type="float" office:value="0" table:formula="msoxl:=AND(Sheet1!M53,&quot;AAAAAHv/Hx0=&quot;)" table:style-name="ce1">
            <text:p>#VALUE!</text:p>
          </table:table-cell>
          <table:table-cell office:value-type="float" office:value="0" table:formula="msoxl:=AND(Sheet1!N53,&quot;AAAAAHv/Hx4=&quot;)" table:style-name="ce1">
            <text:p>#VALUE!</text:p>
          </table:table-cell>
          <table:table-cell office:value-type="float" office:value="0" table:formula="msoxl:=AND(Sheet1!O53,&quot;AAAAAHv/Hx8=&quot;)" table:style-name="ce1">
            <text:p>#VALUE!</text:p>
          </table:table-cell>
          <table:table-cell office:value-type="float" office:value="0" table:formula="msoxl:=AND(Sheet1!P53,&quot;AAAAAHv/HyA=&quot;)" table:style-name="ce1">
            <text:p>#VALUE!</text:p>
          </table:table-cell>
          <table:table-cell office:value-type="float" office:value="0" table:formula="msoxl:=AND(Sheet1!Q53,&quot;AAAAAHv/HyE=&quot;)" table:style-name="ce1">
            <text:p>#VALUE!</text:p>
          </table:table-cell>
          <table:table-cell office:value-type="float" office:value="0" table:formula="msoxl:=AND(Sheet1!R53,&quot;AAAAAHv/HyI=&quot;)" table:style-name="ce1">
            <text:p>#VALUE!</text:p>
          </table:table-cell>
          <table:table-cell office:value-type="float" office:value="0" table:formula="msoxl:=AND(Sheet1!S53,&quot;AAAAAHv/HyM=&quot;)" table:style-name="ce1">
            <text:p>#VALUE!</text:p>
          </table:table-cell>
          <table:table-cell office:value-type="float" office:value="0" table:formula="msoxl:=IF(Sheet1!54:54,&quot;AAAAAHv/HyQ=&quot;,0)" table:style-name="ce1">
            <text:p>0</text:p>
          </table:table-cell>
          <table:table-cell office:value-type="float" office:value="0" table:formula="msoxl:=AND(Sheet1!A54,&quot;AAAAAHv/HyU=&quot;)" table:style-name="ce1">
            <text:p>#VALUE!</text:p>
          </table:table-cell>
          <table:table-cell office:value-type="float" office:value="0" table:formula="msoxl:=AND(Sheet1!B54,&quot;AAAAAHv/HyY=&quot;)" table:style-name="ce1">
            <text:p>#VALUE!</text:p>
          </table:table-cell>
          <table:table-cell office:value-type="float" office:value="0" table:formula="msoxl:=AND(Sheet1!C54,&quot;AAAAAHv/Hyc=&quot;)" table:style-name="ce1">
            <text:p>#VALUE!</text:p>
          </table:table-cell>
          <table:table-cell office:value-type="float" office:value="0" table:formula="msoxl:=AND(Sheet1!D54,&quot;AAAAAHv/Hyg=&quot;)" table:style-name="ce1">
            <text:p>#VALUE!</text:p>
          </table:table-cell>
          <table:table-cell office:value-type="float" office:value="0" table:formula="msoxl:=IF(Sheet1!A:A,&quot;AAAAAHv/Hyk=&quot;,0)" table:style-name="ce1">
            <text:p>#VALUE!</text:p>
          </table:table-cell>
          <table:table-cell office:value-type="float" office:value="0" table:formula="msoxl:=IF(Sheet1!B:B,&quot;AAAAAHv/Hyo=&quot;,0)" table:style-name="ce1">
            <text:p>#VALUE!</text:p>
          </table:table-cell>
          <table:table-cell office:value-type="float" office:value="0" table:formula="msoxl:=IF(Sheet1!C:C,&quot;AAAAAHv/Hys=&quot;,0)" table:style-name="ce1">
            <text:p>#VALUE!</text:p>
          </table:table-cell>
          <table:table-cell office:value-type="float" office:value="0" table:formula="msoxl:=IF(Sheet1!D:D,&quot;AAAAAHv/Hyw=&quot;,0)" table:style-name="ce1">
            <text:p>#VALUE!</text:p>
          </table:table-cell>
          <table:table-cell office:value-type="float" office:value="0" table:formula="msoxl:=IF(Sheet1!E:E,&quot;AAAAAHv/Hy0=&quot;,0)" table:style-name="ce1">
            <text:p>0</text:p>
          </table:table-cell>
          <table:table-cell office:value-type="float" office:value="0" table:formula="msoxl:=IF(Sheet1!F:F,&quot;AAAAAHv/Hy4=&quot;,0)" table:style-name="ce1">
            <text:p>0</text:p>
          </table:table-cell>
          <table:table-cell office:value-type="float" office:value="0" table:formula="msoxl:=IF(Sheet1!G:G,&quot;AAAAAHv/Hy8=&quot;,0)" table:style-name="ce1">
            <text:p>0</text:p>
          </table:table-cell>
          <table:table-cell office:value-type="float" office:value="0" table:formula="msoxl:=IF(Sheet1!H:H,&quot;AAAAAHv/HzA=&quot;,0)" table:style-name="ce1">
            <text:p>0</text:p>
          </table:table-cell>
          <table:table-cell office:value-type="float" office:value="0" table:formula="msoxl:=IF(Sheet1!I:I,&quot;AAAAAHv/HzE=&quot;,0)" table:style-name="ce1">
            <text:p>0</text:p>
          </table:table-cell>
          <table:table-cell office:value-type="float" office:value="0" table:formula="msoxl:=IF(Sheet1!J:J,&quot;AAAAAHv/HzI=&quot;,0)" table:style-name="ce1">
            <text:p>0</text:p>
          </table:table-cell>
          <table:table-cell office:value-type="float" office:value="0" table:formula="msoxl:=IF(Sheet1!K:K,&quot;AAAAAHv/HzM=&quot;,0)" table:style-name="ce1">
            <text:p>0</text:p>
          </table:table-cell>
          <table:table-cell office:value-type="float" office:value="0" table:formula="msoxl:=IF(Sheet1!L:L,&quot;AAAAAHv/HzQ=&quot;,0)" table:style-name="ce1">
            <text:p>0</text:p>
          </table:table-cell>
          <table:table-cell office:value-type="float" office:value="0" table:formula="msoxl:=IF(Sheet1!M:M,&quot;AAAAAHv/HzU=&quot;,0)" table:style-name="ce1">
            <text:p>0</text:p>
          </table:table-cell>
          <table:table-cell office:value-type="float" office:value="0" table:formula="msoxl:=IF(Sheet1!N:N,&quot;AAAAAHv/HzY=&quot;,0)" table:style-name="ce1">
            <text:p>0</text:p>
          </table:table-cell>
          <table:table-cell office:value-type="float" office:value="0" table:formula="msoxl:=IF(Sheet1!O:O,&quot;AAAAAHv/Hzc=&quot;,0)" table:style-name="ce1">
            <text:p>0</text:p>
          </table:table-cell>
          <table:table-cell office:value-type="float" office:value="0" table:formula="msoxl:=IF(Sheet1!P:P,&quot;AAAAAHv/Hzg=&quot;,0)" table:style-name="ce1">
            <text:p>0</text:p>
          </table:table-cell>
          <table:table-cell office:value-type="float" office:value="0" table:formula="msoxl:=IF(Sheet1!Q:Q,&quot;AAAAAHv/Hzk=&quot;,0)" table:style-name="ce1">
            <text:p>0</text:p>
          </table:table-cell>
          <table:table-cell office:value-type="float" office:value="0" table:formula="msoxl:=IF(Sheet1!R:R,&quot;AAAAAHv/Hzo=&quot;,0)" table:style-name="ce1">
            <text:p>0</text:p>
          </table:table-cell>
          <table:table-cell office:value-type="float" office:value="0" table:formula="msoxl:=IF(Sheet1!S:S,&quot;AAAAAHv/Hzs=&quot;,0)" table:style-name="ce1">
            <text:p>0</text:p>
          </table:table-cell>
          <table:table-cell office:value-type="float" office:value="0" table:formula="msoxl:=IF(Sheet2!1:1,&quot;AAAAAHv/Hzw=&quot;,0)" table:style-name="ce1">
            <text:p>0</text:p>
          </table:table-cell>
          <table:table-cell office:value-type="float" office:value="0" table:formula="msoxl:=AND(Sheet2!A1,&quot;AAAAAHv/Hz0=&quot;)" table:style-name="ce1">
            <text:p>#VALUE!</text:p>
          </table:table-cell>
          <table:table-cell office:value-type="float" office:value="0" table:formula="msoxl:=IF(Sheet2!2:2,&quot;AAAAAHv/Hz4=&quot;,0)" table:style-name="ce1">
            <text:p>0</text:p>
          </table:table-cell>
          <table:table-cell office:value-type="float" office:value="0" table:formula="msoxl:=AND(Sheet2!A2,&quot;AAAAAHv/Hz8=&quot;)" table:style-name="ce1">
            <text:p>#VALUE!</text:p>
          </table:table-cell>
          <table:table-cell office:value-type="float" office:value="0" table:formula="msoxl:=IF(Sheet2!3:3,&quot;AAAAAHv/H0A=&quot;,0)" table:style-name="ce1">
            <text:p>0</text:p>
          </table:table-cell>
          <table:table-cell office:value-type="float" office:value="0" table:formula="msoxl:=AND(Sheet2!A3,&quot;AAAAAHv/H0E=&quot;)" table:style-name="ce1">
            <text:p>#VALUE!</text:p>
          </table:table-cell>
          <table:table-cell office:value-type="float" office:value="0" table:formula="msoxl:=IF(Sheet2!4:4,&quot;AAAAAHv/H0I=&quot;,0)" table:style-name="ce1">
            <text:p>0</text:p>
          </table:table-cell>
          <table:table-cell office:value-type="float" office:value="0" table:formula="msoxl:=AND(Sheet2!A4,&quot;AAAAAHv/H0M=&quot;)" table:style-name="ce1">
            <text:p>#VALUE!</text:p>
          </table:table-cell>
          <table:table-cell office:value-type="float" office:value="0" table:formula="msoxl:=IF(Sheet2!5:5,&quot;AAAAAHv/H0Q=&quot;,0)" table:style-name="ce1">
            <text:p>0</text:p>
          </table:table-cell>
          <table:table-cell office:value-type="float" office:value="0" table:formula="msoxl:=AND(Sheet2!A5,&quot;AAAAAHv/H0U=&quot;)" table:style-name="ce1">
            <text:p>#VALUE!</text:p>
          </table:table-cell>
          <table:table-cell office:value-type="float" office:value="0" table:formula="msoxl:=IF(Sheet2!6:6,&quot;AAAAAHv/H0Y=&quot;,0)" table:style-name="ce1">
            <text:p>0</text:p>
          </table:table-cell>
          <table:table-cell office:value-type="float" office:value="0" table:formula="msoxl:=AND(Sheet2!A6,&quot;AAAAAHv/H0c=&quot;)" table:style-name="ce1">
            <text:p>#VALUE!</text:p>
          </table:table-cell>
          <table:table-cell office:value-type="float" office:value="0" table:formula="msoxl:=IF(Sheet2!7:7,&quot;AAAAAHv/H0g=&quot;,0)" table:style-name="ce1">
            <text:p>0</text:p>
          </table:table-cell>
          <table:table-cell office:value-type="float" office:value="0" table:formula="msoxl:=AND(Sheet2!A7,&quot;AAAAAHv/H0k=&quot;)" table:style-name="ce1">
            <text:p>#VALUE!</text:p>
          </table:table-cell>
          <table:table-cell office:value-type="float" office:value="0" table:formula="msoxl:=IF(Sheet2!8:8,&quot;AAAAAHv/H0o=&quot;,0)" table:style-name="ce1">
            <text:p>0</text:p>
          </table:table-cell>
          <table:table-cell office:value-type="float" office:value="0" table:formula="msoxl:=AND(Sheet2!A8,&quot;AAAAAHv/H0s=&quot;)" table:style-name="ce1">
            <text:p>#VALUE!</text:p>
          </table:table-cell>
          <table:table-cell office:value-type="float" office:value="0" table:formula="msoxl:=IF(Sheet2!9:9,&quot;AAAAAHv/H0w=&quot;,0)" table:style-name="ce1">
            <text:p>0</text:p>
          </table:table-cell>
          <table:table-cell office:value-type="float" office:value="0" table:formula="msoxl:=AND(Sheet2!A9,&quot;AAAAAHv/H00=&quot;)" table:style-name="ce1">
            <text:p>#VALUE!</text:p>
          </table:table-cell>
          <table:table-cell office:value-type="float" office:value="0" table:formula="msoxl:=IF(Sheet2!10:10,&quot;AAAAAHv/H04=&quot;,0)" table:style-name="ce1">
            <text:p>0</text:p>
          </table:table-cell>
          <table:table-cell office:value-type="float" office:value="0" table:formula="msoxl:=AND(Sheet2!A10,&quot;AAAAAHv/H08=&quot;)" table:style-name="ce1">
            <text:p>#VALUE!</text:p>
          </table:table-cell>
          <table:table-cell office:value-type="float" office:value="0" table:formula="msoxl:=IF(Sheet2!11:11,&quot;AAAAAHv/H1A=&quot;,0)" table:style-name="ce1">
            <text:p>0</text:p>
          </table:table-cell>
          <table:table-cell office:value-type="float" office:value="0" table:formula="msoxl:=AND(Sheet2!A11,&quot;AAAAAHv/H1E=&quot;)" table:style-name="ce1">
            <text:p>#VALUE!</text:p>
          </table:table-cell>
          <table:table-cell office:value-type="float" office:value="0" table:formula="msoxl:=IF(Sheet2!12:12,&quot;AAAAAHv/H1I=&quot;,0)" table:style-name="ce1">
            <text:p>0</text:p>
          </table:table-cell>
          <table:table-cell office:value-type="float" office:value="0" table:formula="msoxl:=AND(Sheet2!A12,&quot;AAAAAHv/H1M=&quot;)" table:style-name="ce1">
            <text:p>#VALUE!</text:p>
          </table:table-cell>
          <table:table-cell office:value-type="float" office:value="0" table:formula="msoxl:=IF(Sheet2!13:13,&quot;AAAAAHv/H1Q=&quot;,0)" table:style-name="ce1">
            <text:p>0</text:p>
          </table:table-cell>
          <table:table-cell office:value-type="float" office:value="0" table:formula="msoxl:=AND(Sheet2!A13,&quot;AAAAAHv/H1U=&quot;)" table:style-name="ce1">
            <text:p>#VALUE!</text:p>
          </table:table-cell>
          <table:table-cell office:value-type="float" office:value="0" table:formula="msoxl:=IF(Sheet2!14:14,&quot;AAAAAHv/H1Y=&quot;,0)" table:style-name="ce1">
            <text:p>0</text:p>
          </table:table-cell>
          <table:table-cell office:value-type="float" office:value="0" table:formula="msoxl:=AND(Sheet2!A14,&quot;AAAAAHv/H1c=&quot;)" table:style-name="ce1">
            <text:p>#VALUE!</text:p>
          </table:table-cell>
          <table:table-cell office:value-type="float" office:value="0" table:formula="msoxl:=IF(Sheet2!15:15,&quot;AAAAAHv/H1g=&quot;,0)" table:style-name="ce1">
            <text:p>0</text:p>
          </table:table-cell>
          <table:table-cell office:value-type="float" office:value="0" table:formula="msoxl:=AND(Sheet2!A15,&quot;AAAAAHv/H1k=&quot;)" table:style-name="ce1">
            <text:p>#VALUE!</text:p>
          </table:table-cell>
          <table:table-cell office:value-type="float" office:value="0" table:formula="msoxl:=IF(Sheet2!16:16,&quot;AAAAAHv/H1o=&quot;,0)" table:style-name="ce1">
            <text:p>0</text:p>
          </table:table-cell>
          <table:table-cell office:value-type="float" office:value="0" table:formula="msoxl:=AND(Sheet2!A16,&quot;AAAAAHv/H1s=&quot;)" table:style-name="ce1">
            <text:p>#VALUE!</text:p>
          </table:table-cell>
          <table:table-cell office:value-type="float" office:value="0" table:formula="msoxl:=IF(Sheet2!17:17,&quot;AAAAAHv/H1w=&quot;,0)" table:style-name="ce1">
            <text:p>0</text:p>
          </table:table-cell>
          <table:table-cell office:value-type="float" office:value="0" table:formula="msoxl:=AND(Sheet2!A17,&quot;AAAAAHv/H10=&quot;)" table:style-name="ce1">
            <text:p>#VALUE!</text:p>
          </table:table-cell>
          <table:table-cell office:value-type="float" office:value="0" table:formula="msoxl:=IF(Sheet2!18:18,&quot;AAAAAHv/H14=&quot;,0)" table:style-name="ce1">
            <text:p>0</text:p>
          </table:table-cell>
          <table:table-cell office:value-type="float" office:value="0" table:formula="msoxl:=AND(Sheet2!A18,&quot;AAAAAHv/H18=&quot;)" table:style-name="ce1">
            <text:p>#VALUE!</text:p>
          </table:table-cell>
          <table:table-cell office:value-type="float" office:value="0" table:formula="msoxl:=IF(Sheet2!19:19,&quot;AAAAAHv/H2A=&quot;,0)" table:style-name="ce1">
            <text:p>0</text:p>
          </table:table-cell>
          <table:table-cell office:value-type="float" office:value="0" table:formula="msoxl:=AND(Sheet2!A19,&quot;AAAAAHv/H2E=&quot;)" table:style-name="ce1">
            <text:p>#VALUE!</text:p>
          </table:table-cell>
          <table:table-cell office:value-type="float" office:value="0" table:formula="msoxl:=IF(Sheet2!20:20,&quot;AAAAAHv/H2I=&quot;,0)" table:style-name="ce1">
            <text:p>0</text:p>
          </table:table-cell>
          <table:table-cell office:value-type="float" office:value="0" table:formula="msoxl:=AND(Sheet2!A20,&quot;AAAAAHv/H2M=&quot;)" table:style-name="ce1">
            <text:p>#VALUE!</text:p>
          </table:table-cell>
          <table:table-cell office:value-type="float" office:value="0" table:formula="msoxl:=IF(Sheet2!21:21,&quot;AAAAAHv/H2Q=&quot;,0)" table:style-name="ce1">
            <text:p>0</text:p>
          </table:table-cell>
          <table:table-cell office:value-type="float" office:value="0" table:formula="msoxl:=AND(Sheet2!A21,&quot;AAAAAHv/H2U=&quot;)" table:style-name="ce1">
            <text:p>#VALUE!</text:p>
          </table:table-cell>
          <table:table-cell office:value-type="float" office:value="0" table:formula="msoxl:=IF(Sheet2!22:22,&quot;AAAAAHv/H2Y=&quot;,0)" table:style-name="ce1">
            <text:p>0</text:p>
          </table:table-cell>
          <table:table-cell office:value-type="float" office:value="0" table:formula="msoxl:=AND(Sheet2!A22,&quot;AAAAAHv/H2c=&quot;)" table:style-name="ce1">
            <text:p>#VALUE!</text:p>
          </table:table-cell>
          <table:table-cell office:value-type="float" office:value="0" table:formula="msoxl:=IF(Sheet2!23:23,&quot;AAAAAHv/H2g=&quot;,0)" table:style-name="ce1">
            <text:p>0</text:p>
          </table:table-cell>
          <table:table-cell office:value-type="float" office:value="0" table:formula="msoxl:=AND(Sheet2!A23,&quot;AAAAAHv/H2k=&quot;)" table:style-name="ce1">
            <text:p>#VALUE!</text:p>
          </table:table-cell>
          <table:table-cell office:value-type="float" office:value="0" table:formula="msoxl:=IF(Sheet2!24:24,&quot;AAAAAHv/H2o=&quot;,0)" table:style-name="ce1">
            <text:p>0</text:p>
          </table:table-cell>
          <table:table-cell office:value-type="float" office:value="0" table:formula="msoxl:=AND(Sheet2!A24,&quot;AAAAAHv/H2s=&quot;)" table:style-name="ce1">
            <text:p>#VALUE!</text:p>
          </table:table-cell>
          <table:table-cell office:value-type="float" office:value="0" table:formula="msoxl:=IF(Sheet2!25:25,&quot;AAAAAHv/H2w=&quot;,0)" table:style-name="ce1">
            <text:p>0</text:p>
          </table:table-cell>
          <table:table-cell office:value-type="float" office:value="0" table:formula="msoxl:=AND(Sheet2!A25,&quot;AAAAAHv/H20=&quot;)" table:style-name="ce1">
            <text:p>#VALUE!</text:p>
          </table:table-cell>
          <table:table-cell office:value-type="float" office:value="0" table:formula="msoxl:=IF(Sheet2!26:26,&quot;AAAAAHv/H24=&quot;,0)" table:style-name="ce1">
            <text:p>0</text:p>
          </table:table-cell>
          <table:table-cell office:value-type="float" office:value="0" table:formula="msoxl:=AND(Sheet2!A26,&quot;AAAAAHv/H28=&quot;)" table:style-name="ce1">
            <text:p>#VALUE!</text:p>
          </table:table-cell>
          <table:table-cell office:value-type="float" office:value="0" table:formula="msoxl:=IF(Sheet2!27:27,&quot;AAAAAHv/H3A=&quot;,0)" table:style-name="ce1">
            <text:p>0</text:p>
          </table:table-cell>
          <table:table-cell office:value-type="float" office:value="0" table:formula="msoxl:=AND(Sheet2!A27,&quot;AAAAAHv/H3E=&quot;)" table:style-name="ce1">
            <text:p>#VALUE!</text:p>
          </table:table-cell>
          <table:table-cell office:value-type="float" office:value="0" table:formula="msoxl:=IF(Sheet2!28:28,&quot;AAAAAHv/H3I=&quot;,0)" table:style-name="ce1">
            <text:p>0</text:p>
          </table:table-cell>
          <table:table-cell office:value-type="float" office:value="0" table:formula="msoxl:=AND(Sheet2!A28,&quot;AAAAAHv/H3M=&quot;)" table:style-name="ce1">
            <text:p>#VALUE!</text:p>
          </table:table-cell>
          <table:table-cell office:value-type="float" office:value="0" table:formula="msoxl:=IF(Sheet2!29:29,&quot;AAAAAHv/H3Q=&quot;,0)" table:style-name="ce1">
            <text:p>0</text:p>
          </table:table-cell>
          <table:table-cell office:value-type="float" office:value="0" table:formula="msoxl:=AND(Sheet2!A29,&quot;AAAAAHv/H3U=&quot;)" table:style-name="ce1">
            <text:p>#VALUE!</text:p>
          </table:table-cell>
          <table:table-cell office:value-type="float" office:value="0" table:formula="msoxl:=IF(Sheet2!30:30,&quot;AAAAAHv/H3Y=&quot;,0)" table:style-name="ce1">
            <text:p>0</text:p>
          </table:table-cell>
          <table:table-cell office:value-type="float" office:value="0" table:formula="msoxl:=AND(Sheet2!A30,&quot;AAAAAHv/H3c=&quot;)" table:style-name="ce1">
            <text:p>#VALUE!</text:p>
          </table:table-cell>
          <table:table-cell office:value-type="float" office:value="0" table:formula="msoxl:=IF(Sheet2!31:31,&quot;AAAAAHv/H3g=&quot;,0)" table:style-name="ce1">
            <text:p>0</text:p>
          </table:table-cell>
          <table:table-cell office:value-type="float" office:value="0" table:formula="msoxl:=AND(Sheet2!A31,&quot;AAAAAHv/H3k=&quot;)" table:style-name="ce1">
            <text:p>#VALUE!</text:p>
          </table:table-cell>
          <table:table-cell office:value-type="float" office:value="0" table:formula="msoxl:=IF(Sheet2!32:32,&quot;AAAAAHv/H3o=&quot;,0)" table:style-name="ce1">
            <text:p>0</text:p>
          </table:table-cell>
          <table:table-cell office:value-type="float" office:value="0" table:formula="msoxl:=AND(Sheet2!A32,&quot;AAAAAHv/H3s=&quot;)" table:style-name="ce1">
            <text:p>#VALUE!</text:p>
          </table:table-cell>
          <table:table-cell office:value-type="float" office:value="0" table:formula="msoxl:=IF(Sheet2!33:33,&quot;AAAAAHv/H3w=&quot;,0)" table:style-name="ce1">
            <text:p>0</text:p>
          </table:table-cell>
          <table:table-cell office:value-type="float" office:value="0" table:formula="msoxl:=AND(Sheet2!A33,&quot;AAAAAHv/H30=&quot;)" table:style-name="ce1">
            <text:p>#VALUE!</text:p>
          </table:table-cell>
          <table:table-cell office:value-type="float" office:value="0" table:formula="msoxl:=IF(Sheet2!34:34,&quot;AAAAAHv/H34=&quot;,0)" table:style-name="ce1">
            <text:p>0</text:p>
          </table:table-cell>
          <table:table-cell office:value-type="float" office:value="0" table:formula="msoxl:=AND(Sheet2!A34,&quot;AAAAAHv/H38=&quot;)" table:style-name="ce1">
            <text:p>#VALUE!</text:p>
          </table:table-cell>
          <table:table-cell office:value-type="float" office:value="0" table:formula="msoxl:=IF(Sheet2!35:35,&quot;AAAAAHv/H4A=&quot;,0)" table:style-name="ce1">
            <text:p>0</text:p>
          </table:table-cell>
          <table:table-cell office:value-type="float" office:value="0" table:formula="msoxl:=AND(Sheet2!A35,&quot;AAAAAHv/H4E=&quot;)" table:style-name="ce1">
            <text:p>#VALUE!</text:p>
          </table:table-cell>
          <table:table-cell office:value-type="float" office:value="0" table:formula="msoxl:=IF(Sheet2!36:36,&quot;AAAAAHv/H4I=&quot;,0)" table:style-name="ce1">
            <text:p>0</text:p>
          </table:table-cell>
          <table:table-cell office:value-type="float" office:value="0" table:formula="msoxl:=AND(Sheet2!A36,&quot;AAAAAHv/H4M=&quot;)" table:style-name="ce1">
            <text:p>#VALUE!</text:p>
          </table:table-cell>
          <table:table-cell office:value-type="float" office:value="0" table:formula="msoxl:=IF(Sheet2!37:37,&quot;AAAAAHv/H4Q=&quot;,0)" table:style-name="ce1">
            <text:p>0</text:p>
          </table:table-cell>
          <table:table-cell office:value-type="float" office:value="0" table:formula="msoxl:=AND(Sheet2!A37,&quot;AAAAAHv/H4U=&quot;)" table:style-name="ce1">
            <text:p>#VALUE!</text:p>
          </table:table-cell>
          <table:table-cell office:value-type="float" office:value="0" table:formula="msoxl:=IF(Sheet2!38:38,&quot;AAAAAHv/H4Y=&quot;,0)" table:style-name="ce1">
            <text:p>0</text:p>
          </table:table-cell>
          <table:table-cell office:value-type="float" office:value="0" table:formula="msoxl:=AND(Sheet2!A38,&quot;AAAAAHv/H4c=&quot;)" table:style-name="ce1">
            <text:p>#VALUE!</text:p>
          </table:table-cell>
          <table:table-cell office:value-type="float" office:value="0" table:formula="msoxl:=IF(Sheet2!39:39,&quot;AAAAAHv/H4g=&quot;,0)" table:style-name="ce1">
            <text:p>0</text:p>
          </table:table-cell>
          <table:table-cell office:value-type="float" office:value="0" table:formula="msoxl:=AND(Sheet2!A39,&quot;AAAAAHv/H4k=&quot;)" table:style-name="ce1">
            <text:p>#VALUE!</text:p>
          </table:table-cell>
          <table:table-cell office:value-type="float" office:value="0" table:formula="msoxl:=IF(Sheet2!40:40,&quot;AAAAAHv/H4o=&quot;,0)" table:style-name="ce1">
            <text:p>0</text:p>
          </table:table-cell>
          <table:table-cell office:value-type="float" office:value="0" table:formula="msoxl:=AND(Sheet2!A40,&quot;AAAAAHv/H4s=&quot;)" table:style-name="ce1">
            <text:p>#VALUE!</text:p>
          </table:table-cell>
          <table:table-cell office:value-type="float" office:value="0" table:formula="msoxl:=IF(Sheet2!41:41,&quot;AAAAAHv/H4w=&quot;,0)" table:style-name="ce1">
            <text:p>0</text:p>
          </table:table-cell>
          <table:table-cell office:value-type="float" office:value="0" table:formula="msoxl:=AND(Sheet2!A41,&quot;AAAAAHv/H40=&quot;)" table:style-name="ce1">
            <text:p>#VALUE!</text:p>
          </table:table-cell>
          <table:table-cell office:value-type="float" office:value="0" table:formula="msoxl:=IF(Sheet2!42:42,&quot;AAAAAHv/H44=&quot;,0)" table:style-name="ce1">
            <text:p>0</text:p>
          </table:table-cell>
          <table:table-cell office:value-type="float" office:value="0" table:formula="msoxl:=AND(Sheet2!A42,&quot;AAAAAHv/H48=&quot;)" table:style-name="ce1">
            <text:p>#VALUE!</text:p>
          </table:table-cell>
          <table:table-cell office:value-type="float" office:value="0" table:formula="msoxl:=IF(Sheet2!43:43,&quot;AAAAAHv/H5A=&quot;,0)" table:style-name="ce1">
            <text:p>0</text:p>
          </table:table-cell>
          <table:table-cell office:value-type="float" office:value="0" table:formula="msoxl:=AND(Sheet2!A43,&quot;AAAAAHv/H5E=&quot;)" table:style-name="ce1">
            <text:p>#VALUE!</text:p>
          </table:table-cell>
          <table:table-cell office:value-type="float" office:value="0" table:formula="msoxl:=IF(Sheet2!44:44,&quot;AAAAAHv/H5I=&quot;,0)" table:style-name="ce1">
            <text:p>0</text:p>
          </table:table-cell>
          <table:table-cell office:value-type="float" office:value="0" table:formula="msoxl:=AND(Sheet2!A44,&quot;AAAAAHv/H5M=&quot;)" table:style-name="ce1">
            <text:p>#VALUE!</text:p>
          </table:table-cell>
          <table:table-cell office:value-type="float" office:value="0" table:formula="msoxl:=IF(Sheet2!45:45,&quot;AAAAAHv/H5Q=&quot;,0)" table:style-name="ce1">
            <text:p>0</text:p>
          </table:table-cell>
          <table:table-cell office:value-type="float" office:value="0" table:formula="msoxl:=AND(Sheet2!A45,&quot;AAAAAHv/H5U=&quot;)" table:style-name="ce1">
            <text:p>#VALUE!</text:p>
          </table:table-cell>
          <table:table-cell office:value-type="float" office:value="0" table:formula="msoxl:=IF(Sheet2!46:46,&quot;AAAAAHv/H5Y=&quot;,0)" table:style-name="ce1">
            <text:p>0</text:p>
          </table:table-cell>
          <table:table-cell office:value-type="float" office:value="0" table:formula="msoxl:=AND(Sheet2!A46,&quot;AAAAAHv/H5c=&quot;)" table:style-name="ce1">
            <text:p>#VALUE!</text:p>
          </table:table-cell>
          <table:table-cell office:value-type="float" office:value="0" table:formula="msoxl:=IF(Sheet2!47:47,&quot;AAAAAHv/H5g=&quot;,0)" table:style-name="ce1">
            <text:p>0</text:p>
          </table:table-cell>
          <table:table-cell office:value-type="float" office:value="0" table:formula="msoxl:=AND(Sheet2!A47,&quot;AAAAAHv/H5k=&quot;)" table:style-name="ce1">
            <text:p>#VALUE!</text:p>
          </table:table-cell>
          <table:table-cell office:value-type="float" office:value="0" table:formula="msoxl:=IF(Sheet2!48:48,&quot;AAAAAHv/H5o=&quot;,0)" table:style-name="ce1">
            <text:p>0</text:p>
          </table:table-cell>
          <table:table-cell office:value-type="float" office:value="0" table:formula="msoxl:=AND(Sheet2!A48,&quot;AAAAAHv/H5s=&quot;)" table:style-name="ce1">
            <text:p>#VALUE!</text:p>
          </table:table-cell>
          <table:table-cell office:value-type="float" office:value="0" table:formula="msoxl:=IF(Sheet2!49:49,&quot;AAAAAHv/H5w=&quot;,0)" table:style-name="ce1">
            <text:p>0</text:p>
          </table:table-cell>
          <table:table-cell office:value-type="float" office:value="0" table:formula="msoxl:=AND(Sheet2!A49,&quot;AAAAAHv/H50=&quot;)" table:style-name="ce1">
            <text:p>#VALUE!</text:p>
          </table:table-cell>
          <table:table-cell office:value-type="float" office:value="0" table:formula="msoxl:=IF(Sheet2!50:50,&quot;AAAAAHv/H54=&quot;,0)" table:style-name="ce1">
            <text:p>0</text:p>
          </table:table-cell>
          <table:table-cell office:value-type="float" office:value="0" table:formula="msoxl:=AND(Sheet2!A50,&quot;AAAAAHv/H58=&quot;)" table:style-name="ce1">
            <text:p>#VALUE!</text:p>
          </table:table-cell>
          <table:table-cell office:value-type="float" office:value="0" table:formula="msoxl:=IF(Sheet2!51:51,&quot;AAAAAHv/H6A=&quot;,0)" table:style-name="ce1">
            <text:p>0</text:p>
          </table:table-cell>
          <table:table-cell office:value-type="float" office:value="0" table:formula="msoxl:=AND(Sheet2!A51,&quot;AAAAAHv/H6E=&quot;)" table:style-name="ce1">
            <text:p>#VALUE!</text:p>
          </table:table-cell>
          <table:table-cell office:value-type="float" office:value="0" table:formula="msoxl:=IF(Sheet2!52:52,&quot;AAAAAHv/H6I=&quot;,0)" table:style-name="ce1">
            <text:p>0</text:p>
          </table:table-cell>
          <table:table-cell office:value-type="float" office:value="0" table:formula="msoxl:=AND(Sheet2!A52,&quot;AAAAAHv/H6M=&quot;)" table:style-name="ce1">
            <text:p>#VALUE!</text:p>
          </table:table-cell>
          <table:table-cell office:value-type="float" office:value="0" table:formula="msoxl:=IF(Sheet2!53:53,&quot;AAAAAHv/H6Q=&quot;,0)" table:style-name="ce1">
            <text:p>0</text:p>
          </table:table-cell>
          <table:table-cell office:value-type="float" office:value="0" table:formula="msoxl:=AND(Sheet2!A53,&quot;AAAAAHv/H6U=&quot;)" table:style-name="ce1">
            <text:p>#VALUE!</text:p>
          </table:table-cell>
          <table:table-cell office:value-type="float" office:value="0" table:formula="msoxl:=IF(Sheet2!54:54,&quot;AAAAAHv/H6Y=&quot;,0)" table:style-name="ce1">
            <text:p>0</text:p>
          </table:table-cell>
          <table:table-cell office:value-type="float" office:value="0" table:formula="msoxl:=AND(Sheet2!A54,&quot;AAAAAHv/H6c=&quot;)" table:style-name="ce1">
            <text:p>#VALUE!</text:p>
          </table:table-cell>
          <table:table-cell office:value-type="float" office:value="0" table:formula="msoxl:=IF(Sheet2!55:55,&quot;AAAAAHv/H6g=&quot;,0)" table:style-name="ce1">
            <text:p>0</text:p>
          </table:table-cell>
          <table:table-cell office:value-type="float" office:value="0" table:formula="msoxl:=AND(Sheet2!A55,&quot;AAAAAHv/H6k=&quot;)" table:style-name="ce1">
            <text:p>#VALUE!</text:p>
          </table:table-cell>
          <table:table-cell office:value-type="float" office:value="0" table:formula="msoxl:=IF(Sheet2!56:56,&quot;AAAAAHv/H6o=&quot;,0)" table:style-name="ce1">
            <text:p>0</text:p>
          </table:table-cell>
          <table:table-cell office:value-type="float" office:value="0" table:formula="msoxl:=AND(Sheet2!A56,&quot;AAAAAHv/H6s=&quot;)" table:style-name="ce1">
            <text:p>#VALUE!</text:p>
          </table:table-cell>
          <table:table-cell office:value-type="float" office:value="0" table:formula="msoxl:=IF(Sheet2!57:57,&quot;AAAAAHv/H6w=&quot;,0)" table:style-name="ce1">
            <text:p>0</text:p>
          </table:table-cell>
          <table:table-cell office:value-type="float" office:value="0" table:formula="msoxl:=AND(Sheet2!A57,&quot;AAAAAHv/H60=&quot;)" table:style-name="ce1">
            <text:p>#VALUE!</text:p>
          </table:table-cell>
          <table:table-cell office:value-type="float" office:value="0" table:formula="msoxl:=IF(Sheet2!58:58,&quot;AAAAAHv/H64=&quot;,0)" table:style-name="ce1">
            <text:p>0</text:p>
          </table:table-cell>
          <table:table-cell office:value-type="float" office:value="0" table:formula="msoxl:=AND(Sheet2!A58,&quot;AAAAAHv/H68=&quot;)" table:style-name="ce1">
            <text:p>#VALUE!</text:p>
          </table:table-cell>
          <table:table-cell office:value-type="float" office:value="0" table:formula="msoxl:=IF(Sheet2!59:59,&quot;AAAAAHv/H7A=&quot;,0)" table:style-name="ce1">
            <text:p>0</text:p>
          </table:table-cell>
          <table:table-cell office:value-type="float" office:value="0" table:formula="msoxl:=AND(Sheet2!A59,&quot;AAAAAHv/H7E=&quot;)" table:style-name="ce1">
            <text:p>#VALUE!</text:p>
          </table:table-cell>
          <table:table-cell office:value-type="float" office:value="0" table:formula="msoxl:=IF(Sheet2!60:60,&quot;AAAAAHv/H7I=&quot;,0)" table:style-name="ce1">
            <text:p>0</text:p>
          </table:table-cell>
          <table:table-cell office:value-type="float" office:value="0" table:formula="msoxl:=AND(Sheet2!A60,&quot;AAAAAHv/H7M=&quot;)" table:style-name="ce1">
            <text:p>#VALUE!</text:p>
          </table:table-cell>
          <table:table-cell office:value-type="float" office:value="0" table:formula="msoxl:=IF(Sheet2!61:61,&quot;AAAAAHv/H7Q=&quot;,0)" table:style-name="ce1">
            <text:p>0</text:p>
          </table:table-cell>
          <table:table-cell office:value-type="float" office:value="0" table:formula="msoxl:=AND(Sheet2!A61,&quot;AAAAAHv/H7U=&quot;)" table:style-name="ce1">
            <text:p>#VALUE!</text:p>
          </table:table-cell>
          <table:table-cell office:value-type="float" office:value="0" table:formula="msoxl:=IF(Sheet2!62:62,&quot;AAAAAHv/H7Y=&quot;,0)" table:style-name="ce1">
            <text:p>0</text:p>
          </table:table-cell>
          <table:table-cell office:value-type="float" office:value="0" table:formula="msoxl:=AND(Sheet2!A62,&quot;AAAAAHv/H7c=&quot;)" table:style-name="ce1">
            <text:p>#VALUE!</text:p>
          </table:table-cell>
          <table:table-cell office:value-type="float" office:value="0" table:formula="msoxl:=IF(Sheet2!63:63,&quot;AAAAAHv/H7g=&quot;,0)" table:style-name="ce1">
            <text:p>0</text:p>
          </table:table-cell>
          <table:table-cell office:value-type="float" office:value="0" table:formula="msoxl:=AND(Sheet2!A63,&quot;AAAAAHv/H7k=&quot;)" table:style-name="ce1">
            <text:p>#VALUE!</text:p>
          </table:table-cell>
          <table:table-cell office:value-type="float" office:value="0" table:formula="msoxl:=IF(Sheet2!64:64,&quot;AAAAAHv/H7o=&quot;,0)" table:style-name="ce1">
            <text:p>0</text:p>
          </table:table-cell>
          <table:table-cell office:value-type="float" office:value="0" table:formula="msoxl:=AND(Sheet2!A64,&quot;AAAAAHv/H7s=&quot;)" table:style-name="ce1">
            <text:p>#VALUE!</text:p>
          </table:table-cell>
          <table:table-cell office:value-type="float" office:value="0" table:formula="msoxl:=IF(Sheet2!65:65,&quot;AAAAAHv/H7w=&quot;,0)" table:style-name="ce1">
            <text:p>0</text:p>
          </table:table-cell>
          <table:table-cell office:value-type="float" office:value="0" table:formula="msoxl:=AND(Sheet2!A65,&quot;AAAAAHv/H70=&quot;)" table:style-name="ce1">
            <text:p>#VALUE!</text:p>
          </table:table-cell>
          <table:table-cell office:value-type="float" office:value="0" table:formula="msoxl:=IF(Sheet2!66:66,&quot;AAAAAHv/H74=&quot;,0)" table:style-name="ce1">
            <text:p>0</text:p>
          </table:table-cell>
          <table:table-cell office:value-type="float" office:value="0" table:formula="msoxl:=AND(Sheet2!A66,&quot;AAAAAHv/H78=&quot;)" table:style-name="ce1">
            <text:p>#VALUE!</text:p>
          </table:table-cell>
          <table:table-cell office:value-type="float" office:value="0" table:formula="msoxl:=IF(Sheet2!67:67,&quot;AAAAAHv/H8A=&quot;,0)" table:style-name="ce1">
            <text:p>0</text:p>
          </table:table-cell>
          <table:table-cell office:value-type="float" office:value="0" table:formula="msoxl:=AND(Sheet2!A67,&quot;AAAAAHv/H8E=&quot;)" table:style-name="ce1">
            <text:p>#VALUE!</text:p>
          </table:table-cell>
          <table:table-cell office:value-type="float" office:value="0" table:formula="msoxl:=IF(Sheet2!68:68,&quot;AAAAAHv/H8I=&quot;,0)" table:style-name="ce1">
            <text:p>0</text:p>
          </table:table-cell>
          <table:table-cell office:value-type="float" office:value="0" table:formula="msoxl:=AND(Sheet2!A68,&quot;AAAAAHv/H8M=&quot;)" table:style-name="ce1">
            <text:p>#VALUE!</text:p>
          </table:table-cell>
          <table:table-cell office:value-type="float" office:value="0" table:formula="msoxl:=IF(Sheet2!69:69,&quot;AAAAAHv/H8Q=&quot;,0)" table:style-name="ce1">
            <text:p>0</text:p>
          </table:table-cell>
          <table:table-cell office:value-type="float" office:value="0" table:formula="msoxl:=AND(Sheet2!A69,&quot;AAAAAHv/H8U=&quot;)" table:style-name="ce1">
            <text:p>#VALUE!</text:p>
          </table:table-cell>
          <table:table-cell office:value-type="float" office:value="0" table:formula="msoxl:=IF(Sheet2!70:70,&quot;AAAAAHv/H8Y=&quot;,0)" table:style-name="ce1">
            <text:p>0</text:p>
          </table:table-cell>
          <table:table-cell office:value-type="float" office:value="0" table:formula="msoxl:=AND(Sheet2!A70,&quot;AAAAAHv/H8c=&quot;)" table:style-name="ce1">
            <text:p>#VALUE!</text:p>
          </table:table-cell>
          <table:table-cell office:value-type="float" office:value="0" table:formula="msoxl:=IF(Sheet2!71:71,&quot;AAAAAHv/H8g=&quot;,0)" table:style-name="ce1">
            <text:p>0</text:p>
          </table:table-cell>
          <table:table-cell office:value-type="float" office:value="0" table:formula="msoxl:=AND(Sheet2!A71,&quot;AAAAAHv/H8k=&quot;)" table:style-name="ce1">
            <text:p>#VALUE!</text:p>
          </table:table-cell>
          <table:table-cell office:value-type="float" office:value="0" table:formula="msoxl:=IF(Sheet2!72:72,&quot;AAAAAHv/H8o=&quot;,0)" table:style-name="ce1">
            <text:p>0</text:p>
          </table:table-cell>
          <table:table-cell office:value-type="float" office:value="0" table:formula="msoxl:=AND(Sheet2!A72,&quot;AAAAAHv/H8s=&quot;)" table:style-name="ce1">
            <text:p>#VALUE!</text:p>
          </table:table-cell>
          <table:table-cell office:value-type="float" office:value="0" table:formula="msoxl:=IF(Sheet2!73:73,&quot;AAAAAHv/H8w=&quot;,0)" table:style-name="ce1">
            <text:p>0</text:p>
          </table:table-cell>
          <table:table-cell office:value-type="float" office:value="0" table:formula="msoxl:=AND(Sheet2!A73,&quot;AAAAAHv/H80=&quot;)" table:style-name="ce1">
            <text:p>#VALUE!</text:p>
          </table:table-cell>
          <table:table-cell office:value-type="float" office:value="0" table:formula="msoxl:=IF(Sheet2!74:74,&quot;AAAAAHv/H84=&quot;,0)" table:style-name="ce1">
            <text:p>0</text:p>
          </table:table-cell>
          <table:table-cell office:value-type="float" office:value="0" table:formula="msoxl:=AND(Sheet2!A74,&quot;AAAAAHv/H88=&quot;)" table:style-name="ce1">
            <text:p>#VALUE!</text:p>
          </table:table-cell>
          <table:table-cell office:value-type="float" office:value="0" table:formula="msoxl:=IF(Sheet2!75:75,&quot;AAAAAHv/H9A=&quot;,0)" table:style-name="ce1">
            <text:p>0</text:p>
          </table:table-cell>
          <table:table-cell office:value-type="float" office:value="0" table:formula="msoxl:=AND(Sheet2!A75,&quot;AAAAAHv/H9E=&quot;)" table:style-name="ce1">
            <text:p>#VALUE!</text:p>
          </table:table-cell>
          <table:table-cell office:value-type="float" office:value="0" table:formula="msoxl:=IF(Sheet2!76:76,&quot;AAAAAHv/H9I=&quot;,0)" table:style-name="ce1">
            <text:p>0</text:p>
          </table:table-cell>
          <table:table-cell office:value-type="float" office:value="0" table:formula="msoxl:=AND(Sheet2!A76,&quot;AAAAAHv/H9M=&quot;)" table:style-name="ce1">
            <text:p>#VALUE!</text:p>
          </table:table-cell>
          <table:table-cell office:value-type="float" office:value="0" table:formula="msoxl:=IF(Sheet2!77:77,&quot;AAAAAHv/H9Q=&quot;,0)" table:style-name="ce1">
            <text:p>0</text:p>
          </table:table-cell>
          <table:table-cell office:value-type="float" office:value="0" table:formula="msoxl:=AND(Sheet2!A77,&quot;AAAAAHv/H9U=&quot;)" table:style-name="ce1">
            <text:p>#VALUE!</text:p>
          </table:table-cell>
          <table:table-cell office:value-type="float" office:value="0" table:formula="msoxl:=IF(Sheet2!78:78,&quot;AAAAAHv/H9Y=&quot;,0)" table:style-name="ce1">
            <text:p>0</text:p>
          </table:table-cell>
          <table:table-cell office:value-type="float" office:value="0" table:formula="msoxl:=AND(Sheet2!A78,&quot;AAAAAHv/H9c=&quot;)" table:style-name="ce1">
            <text:p>#VALUE!</text:p>
          </table:table-cell>
          <table:table-cell office:value-type="float" office:value="0" table:formula="msoxl:=IF(Sheet2!79:79,&quot;AAAAAHv/H9g=&quot;,0)" table:style-name="ce1">
            <text:p>0</text:p>
          </table:table-cell>
          <table:table-cell office:value-type="float" office:value="0" table:formula="msoxl:=AND(Sheet2!A79,&quot;AAAAAHv/H9k=&quot;)" table:style-name="ce1">
            <text:p>#VALUE!</text:p>
          </table:table-cell>
          <table:table-cell office:value-type="float" office:value="0" table:formula="msoxl:=IF(Sheet2!80:80,&quot;AAAAAHv/H9o=&quot;,0)" table:style-name="ce1">
            <text:p>0</text:p>
          </table:table-cell>
          <table:table-cell office:value-type="float" office:value="0" table:formula="msoxl:=AND(Sheet2!A80,&quot;AAAAAHv/H9s=&quot;)" table:style-name="ce1">
            <text:p>#VALUE!</text:p>
          </table:table-cell>
          <table:table-cell office:value-type="float" office:value="0" table:formula="msoxl:=IF(Sheet2!81:81,&quot;AAAAAHv/H9w=&quot;,0)" table:style-name="ce1">
            <text:p>0</text:p>
          </table:table-cell>
          <table:table-cell office:value-type="float" office:value="0" table:formula="msoxl:=AND(Sheet2!A81,&quot;AAAAAHv/H90=&quot;)" table:style-name="ce1">
            <text:p>#VALUE!</text:p>
          </table:table-cell>
          <table:table-cell office:value-type="float" office:value="0" table:formula="msoxl:=IF(Sheet2!82:82,&quot;AAAAAHv/H94=&quot;,0)" table:style-name="ce1">
            <text:p>0</text:p>
          </table:table-cell>
          <table:table-cell office:value-type="float" office:value="0" table:formula="msoxl:=AND(Sheet2!A82,&quot;AAAAAHv/H98=&quot;)" table:style-name="ce1">
            <text:p>#VALUE!</text:p>
          </table:table-cell>
          <table:table-cell office:value-type="float" office:value="0" table:formula="msoxl:=IF(Sheet2!83:83,&quot;AAAAAHv/H+A=&quot;,0)" table:style-name="ce1">
            <text:p>0</text:p>
          </table:table-cell>
          <table:table-cell office:value-type="float" office:value="0" table:formula="msoxl:=AND(Sheet2!A83,&quot;AAAAAHv/H+E=&quot;)" table:style-name="ce1">
            <text:p>#VALUE!</text:p>
          </table:table-cell>
          <table:table-cell office:value-type="float" office:value="0" table:formula="msoxl:=IF(Sheet2!84:84,&quot;AAAAAHv/H+I=&quot;,0)" table:style-name="ce1">
            <text:p>0</text:p>
          </table:table-cell>
          <table:table-cell office:value-type="float" office:value="0" table:formula="msoxl:=AND(Sheet2!A84,&quot;AAAAAHv/H+M=&quot;)" table:style-name="ce1">
            <text:p>#VALUE!</text:p>
          </table:table-cell>
          <table:table-cell office:value-type="float" office:value="0" table:formula="msoxl:=IF(Sheet2!85:85,&quot;AAAAAHv/H+Q=&quot;,0)" table:style-name="ce1">
            <text:p>0</text:p>
          </table:table-cell>
          <table:table-cell office:value-type="float" office:value="0" table:formula="msoxl:=AND(Sheet2!A85,&quot;AAAAAHv/H+U=&quot;)" table:style-name="ce1">
            <text:p>#VALUE!</text:p>
          </table:table-cell>
          <table:table-cell office:value-type="float" office:value="0" table:formula="msoxl:=IF(Sheet2!86:86,&quot;AAAAAHv/H+Y=&quot;,0)" table:style-name="ce1">
            <text:p>0</text:p>
          </table:table-cell>
          <table:table-cell office:value-type="float" office:value="0" table:formula="msoxl:=AND(Sheet2!A86,&quot;AAAAAHv/H+c=&quot;)" table:style-name="ce1">
            <text:p>#VALUE!</text:p>
          </table:table-cell>
          <table:table-cell office:value-type="float" office:value="0" table:formula="msoxl:=IF(Sheet2!87:87,&quot;AAAAAHv/H+g=&quot;,0)" table:style-name="ce1">
            <text:p>0</text:p>
          </table:table-cell>
          <table:table-cell office:value-type="float" office:value="0" table:formula="msoxl:=AND(Sheet2!A87,&quot;AAAAAHv/H+k=&quot;)" table:style-name="ce1">
            <text:p>#VALUE!</text:p>
          </table:table-cell>
          <table:table-cell office:value-type="float" office:value="0" table:formula="msoxl:=IF(Sheet2!88:88,&quot;AAAAAHv/H+o=&quot;,0)" table:style-name="ce1">
            <text:p>0</text:p>
          </table:table-cell>
          <table:table-cell office:value-type="float" office:value="0" table:formula="msoxl:=AND(Sheet2!A88,&quot;AAAAAHv/H+s=&quot;)" table:style-name="ce1">
            <text:p>#VALUE!</text:p>
          </table:table-cell>
          <table:table-cell office:value-type="float" office:value="0" table:formula="msoxl:=IF(Sheet2!89:89,&quot;AAAAAHv/H+w=&quot;,0)" table:style-name="ce1">
            <text:p>0</text:p>
          </table:table-cell>
          <table:table-cell office:value-type="float" office:value="0" table:formula="msoxl:=AND(Sheet2!A89,&quot;AAAAAHv/H+0=&quot;)" table:style-name="ce1">
            <text:p>#VALUE!</text:p>
          </table:table-cell>
          <table:table-cell office:value-type="float" office:value="0" table:formula="msoxl:=IF(Sheet2!90:90,&quot;AAAAAHv/H+4=&quot;,0)" table:style-name="ce1">
            <text:p>0</text:p>
          </table:table-cell>
          <table:table-cell office:value-type="float" office:value="0" table:formula="msoxl:=AND(Sheet2!A90,&quot;AAAAAHv/H+8=&quot;)" table:style-name="ce1">
            <text:p>#VALUE!</text:p>
          </table:table-cell>
          <table:table-cell office:value-type="float" office:value="0" table:formula="msoxl:=IF(Sheet2!91:91,&quot;AAAAAHv/H/A=&quot;,0)" table:style-name="ce1">
            <text:p>0</text:p>
          </table:table-cell>
          <table:table-cell office:value-type="float" office:value="0" table:formula="msoxl:=AND(Sheet2!A91,&quot;AAAAAHv/H/E=&quot;)" table:style-name="ce1">
            <text:p>#VALUE!</text:p>
          </table:table-cell>
          <table:table-cell office:value-type="float" office:value="0" table:formula="msoxl:=IF(Sheet2!92:92,&quot;AAAAAHv/H/I=&quot;,0)" table:style-name="ce1">
            <text:p>0</text:p>
          </table:table-cell>
          <table:table-cell office:value-type="float" office:value="0" table:formula="msoxl:=AND(Sheet2!A92,&quot;AAAAAHv/H/M=&quot;)" table:style-name="ce1">
            <text:p>#VALUE!</text:p>
          </table:table-cell>
          <table:table-cell office:value-type="float" office:value="0" table:formula="msoxl:=IF(Sheet2!93:93,&quot;AAAAAHv/H/Q=&quot;,0)" table:style-name="ce1">
            <text:p>0</text:p>
          </table:table-cell>
          <table:table-cell office:value-type="float" office:value="0" table:formula="msoxl:=AND(Sheet2!A93,&quot;AAAAAHv/H/U=&quot;)" table:style-name="ce1">
            <text:p>#VALUE!</text:p>
          </table:table-cell>
          <table:table-cell office:value-type="float" office:value="0" table:formula="msoxl:=IF(Sheet2!94:94,&quot;AAAAAHv/H/Y=&quot;,0)" table:style-name="ce1">
            <text:p>0</text:p>
          </table:table-cell>
          <table:table-cell office:value-type="float" office:value="0" table:formula="msoxl:=AND(Sheet2!A94,&quot;AAAAAHv/H/c=&quot;)" table:style-name="ce1">
            <text:p>#VALUE!</text:p>
          </table:table-cell>
          <table:table-cell office:value-type="float" office:value="0" table:formula="msoxl:=IF(Sheet2!95:95,&quot;AAAAAHv/H/g=&quot;,0)" table:style-name="ce1">
            <text:p>0</text:p>
          </table:table-cell>
          <table:table-cell office:value-type="float" office:value="0" table:formula="msoxl:=AND(Sheet2!A95,&quot;AAAAAHv/H/k=&quot;)" table:style-name="ce1">
            <text:p>#VALUE!</text:p>
          </table:table-cell>
          <table:table-cell office:value-type="float" office:value="0" table:formula="msoxl:=IF(Sheet2!96:96,&quot;AAAAAHv/H/o=&quot;,0)" table:style-name="ce1">
            <text:p>0</text:p>
          </table:table-cell>
          <table:table-cell office:value-type="float" office:value="0" table:formula="msoxl:=AND(Sheet2!A96,&quot;AAAAAHv/H/s=&quot;)" table:style-name="ce1">
            <text:p>#VALUE!</text:p>
          </table:table-cell>
          <table:table-cell office:value-type="float" office:value="0" table:formula="msoxl:=IF(Sheet2!97:97,&quot;AAAAAHv/H/w=&quot;,0)" table:style-name="ce1">
            <text:p>0</text:p>
          </table:table-cell>
          <table:table-cell office:value-type="float" office:value="0" table:formula="msoxl:=AND(Sheet2!A97,&quot;AAAAAHv/H/0=&quot;)" table:style-name="ce1">
            <text:p>#VALUE!</text:p>
          </table:table-cell>
          <table:table-cell office:value-type="float" office:value="0" table:formula="msoxl:=IF(Sheet2!98:98,&quot;AAAAAHv/H/4=&quot;,0)" table:style-name="ce1">
            <text:p>0</text:p>
          </table:table-cell>
          <table:table-cell office:value-type="float" office:value="0" table:formula="msoxl:=AND(Sheet2!A98,&quot;AAAAAHv/H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IF(Sheet2!99:99,&quot;AAAAAH3PnwA=&quot;,0)" table:style-name="ce1">
            <text:p>0</text:p>
          </table:table-cell>
          <table:table-cell office:value-type="float" office:value="0" table:formula="msoxl:=AND(Sheet2!A99,&quot;AAAAAH3PnwE=&quot;)" table:style-name="ce1">
            <text:p>#VALUE!</text:p>
          </table:table-cell>
          <table:table-cell office:value-type="float" office:value="0" table:formula="msoxl:=IF(Sheet2!100:100,&quot;AAAAAH3PnwI=&quot;,0)" table:style-name="ce1">
            <text:p>0</text:p>
          </table:table-cell>
          <table:table-cell office:value-type="float" office:value="0" table:formula="msoxl:=AND(Sheet2!A100,&quot;AAAAAH3PnwM=&quot;)" table:style-name="ce1">
            <text:p>#VALUE!</text:p>
          </table:table-cell>
          <table:table-cell office:value-type="float" office:value="0" table:formula="msoxl:=IF(Sheet2!A:A,&quot;AAAAAH3PnwQ=&quot;,0)" table:style-name="ce1">
            <text:p>0</text:p>
          </table:table-cell>
          <table:table-cell office:value-type="string" table:style-name="ce1">
            <text:p>AAAAAH3PnwU=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 </number:text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91_0_93_" style:display-name="Comma[0]" style:family="table-cell" style:data-style-name="N37"/>
    <style:style style:name="Currency" style:family="table-cell" style:data-style-name="N38"/>
    <style:style style:name="Currency_91_0_93_" style:display-name="Currency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shua Dickerson</dc:creator>
    <meta:creation-date>1969-12-31T16:00:00Z</meta:creation-date>
    <dc:date>2011-10-13T13:08:47Z</dc:date>
    <meta:print-date>1969-12-31T16:00:00Z</meta:print-date>
  </office:meta>
</office:document-meta>
</file>